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+Log" table:style-name="ta1">
        <table:shapes>
          <draw:frame draw:z-index="0" draw:style-name="gr1" draw:text-style-name="P1" svg:width="6.2988in" svg:height="3.5378in" svg:x="3.7862in" svg:y="0.1783in">
            <draw:object draw:notify-on-update-of-ranges="'Exp+Log'.A2:'Exp+Log'.A242 'Exp+Log'.B2:'Exp+Log'.B2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und(Y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(0.02642*[.A2])-1" office:value-type="float" office:value="0" calcext:value-type="float">
            <text:p>0</text:p>
          </table:table-cell>
          <table:table-cell table:formula="of:=ROUND([.B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0.02642*[.A3])-1" office:value-type="float" office:value="0.0184816588395911" calcext:value-type="float">
            <text:p>0.0184816588</text:p>
          </table:table-cell>
          <table:table-cell table:formula="of:=ROUND([.B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0.02642*[.A4])-1" office:value-type="float" office:value="0.0373048893926453" calcext:value-type="float">
            <text:p>0.0373048894</text:p>
          </table:table-cell>
          <table:table-cell table:formula="of:=ROUND([.B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0.02642*[.A5])-1" office:value-type="float" office:value="0.05647600447104" calcext:value-type="float">
            <text:p>0.0564760045</text:p>
          </table:table-cell>
          <table:table-cell table:formula="of:=ROUND([.B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0.02642*[.A6])-1" office:value-type="float" office:value="0.076001433557888" calcext:value-type="float">
            <text:p>0.0760014336</text:p>
          </table:table-cell>
          <table:table-cell table:formula="of:=ROUND([.B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0.02642*[.A7])-1" office:value-type="float" office:value="0.0958877249638159" calcext:value-type="float">
            <text:p>0.095887725</text:p>
          </table:table-cell>
          <table:table-cell table:formula="of:=ROUND([.B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0.02642*[.A8])-1" office:value-type="float" office:value="0.116141548023093" calcext:value-type="float">
            <text:p>0.116141548</text:p>
          </table:table-cell>
          <table:table-cell table:formula="of:=ROUND([.B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0.02642*[.A9])-1" office:value-type="float" office:value="0.136769695330349" calcext:value-type="float">
            <text:p>0.1367696953</text:p>
          </table:table-cell>
          <table:table-cell table:formula="of:=ROUND([.B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0.02642*[.A10])-1" office:value-type="float" office:value="0.15777908501863" calcext:value-type="float">
            <text:p>0.157779085</text:p>
          </table:table-cell>
          <table:table-cell table:formula="of:=ROUND([.B1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0.02642*[.A11])-1" office:value-type="float" office:value="0.179176763079558" calcext:value-type="float">
            <text:p>0.1791767631</text:p>
          </table:table-cell>
          <table:table-cell table:formula="of:=ROUND([.B1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0.02642*[.A12])-1" office:value-type="float" office:value="0.200969905726368" calcext:value-type="float">
            <text:p>0.2009699057</text:p>
          </table:table-cell>
          <table:table-cell table:formula="of:=ROUND([.B1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0.02642*[.A13])-1" office:value-type="float" office:value="0.223165821800619" calcext:value-type="float">
            <text:p>0.2231658218</text:p>
          </table:table-cell>
          <table:table-cell table:formula="of:=ROUND([.B1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0.02642*[.A14])-1" office:value-type="float" office:value="0.245771955223386" calcext:value-type="float">
            <text:p>0.2457719552</text:p>
          </table:table-cell>
          <table:table-cell table:formula="of:=ROUND([.B1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0.02642*[.A15])-1" office:value-type="float" office:value="0.268795887491755" calcext:value-type="float">
            <text:p>0.2687958875</text:p>
          </table:table-cell>
          <table:table-cell table:formula="of:=ROUND([.B1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0.02642*[.A16])-1" office:value-type="float" office:value="0.292245340221454" calcext:value-type="float">
            <text:p>0.2922453402</text:p>
          </table:table-cell>
          <table:table-cell table:formula="of:=ROUND([.B1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0.02642*[.A17])-1" office:value-type="float" office:value="0.316128177736478" calcext:value-type="float">
            <text:p>0.3161281777</text:p>
          </table:table-cell>
          <table:table-cell table:formula="of:=ROUND([.B1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0.02642*[.A18])-1" office:value-type="float" office:value="0.340452409706576" calcext:value-type="float">
            <text:p>0.3404524097</text:p>
          </table:table-cell>
          <table:table-cell table:formula="of:=ROUND([.B1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0.02642*[.A19])-1" office:value-type="float" office:value="0.365226193833481" calcext:value-type="float">
            <text:p>0.3652261938</text:p>
          </table:table-cell>
          <table:table-cell table:formula="of:=ROUND([.B1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0.02642*[.A20])-1" office:value-type="float" office:value="0.390457838586785" calcext:value-type="float">
            <text:p>0.3904578386</text:p>
          </table:table-cell>
          <table:table-cell table:formula="of:=ROUND([.B2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0.02642*[.A21])-1" office:value-type="float" office:value="0.416155805990381" calcext:value-type="float">
            <text:p>0.416155806</text:p>
          </table:table-cell>
          <table:table-cell table:formula="of:=ROUND([.B2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0.02642*[.A22])-1" office:value-type="float" office:value="0.442328714460401" calcext:value-type="float">
            <text:p>0.4423287145</text:p>
          </table:table-cell>
          <table:table-cell table:formula="of:=ROUND([.B2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0.02642*[.A23])-1" office:value-type="float" office:value="0.468985341695604" calcext:value-type="float">
            <text:p>0.4689853417</text:p>
          </table:table-cell>
          <table:table-cell table:formula="of:=ROUND([.B2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0.02642*[.A24])-1" office:value-type="float" office:value="0.496134627621183" calcext:value-type="float">
            <text:p>0.4961346276</text:p>
          </table:table-cell>
          <table:table-cell table:formula="of:=ROUND([.B2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0.02642*[.A25])-1" office:value-type="float" office:value="0.523785677386976" calcext:value-type="float">
            <text:p>0.5237856774</text:p>
          </table:table-cell>
          <table:table-cell table:formula="of:=ROUND([.B25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0.02642*[.A26])-1" office:value-type="float" office:value="0.551947764421097" calcext:value-type="float">
            <text:p>0.5519477644</text:p>
          </table:table-cell>
          <table:table-cell table:formula="of:=ROUND([.B26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^(0.02642*[.A27])-1" office:value-type="float" office:value="0.580630333539994" calcext:value-type="float">
            <text:p>0.5806303335</text:p>
          </table:table-cell>
          <table:table-cell table:formula="of:=ROUND([.B27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(0.02642*[.A28])-1" office:value-type="float" office:value="0.60984300411599" calcext:value-type="float">
            <text:p>0.6098430041</text:p>
          </table:table-cell>
          <table:table-cell table:formula="of:=ROUND([.B28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(0.02642*[.A29])-1" office:value-type="float" office:value="0.639595573303364" calcext:value-type="float">
            <text:p>0.6395955733</text:p>
          </table:table-cell>
          <table:table-cell table:formula="of:=ROUND([.B29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^(0.02642*[.A30])-1" office:value-type="float" office:value="0.66989801932406" calcext:value-type="float">
            <text:p>0.6698980193</text:p>
          </table:table-cell>
          <table:table-cell table:formula="of:=ROUND([.B30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^(0.02642*[.A31])-1" office:value-type="float" office:value="0.700760504814117" calcext:value-type="float">
            <text:p>0.7007605048</text:p>
          </table:table-cell>
          <table:table-cell table:formula="of:=ROUND([.B31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(0.02642*[.A32])-1" office:value-type="float" office:value="0.732193380231942" calcext:value-type="float">
            <text:p>0.7321933802</text:p>
          </table:table-cell>
          <table:table-cell table:formula="of:=ROUND([.B32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(0.02642*[.A33])-1" office:value-type="float" office:value="0.764207187329587" calcext:value-type="float">
            <text:p>0.7642071873</text:p>
          </table:table-cell>
          <table:table-cell table:formula="of:=ROUND([.B33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^(0.02642*[.A34])-1" office:value-type="float" office:value="0.796812662688167" calcext:value-type="float">
            <text:p>0.7968126627</text:p>
          </table:table-cell>
          <table:table-cell table:formula="of:=ROUND([.B34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^(0.02642*[.A35])-1" office:value-type="float" office:value="0.830020741318627" calcext:value-type="float">
            <text:p>0.8300207413</text:p>
          </table:table-cell>
          <table:table-cell table:formula="of:=ROUND([.B35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^(0.02642*[.A36])-1" office:value-type="float" office:value="0.863842560329053" calcext:value-type="float">
            <text:p>0.8638425603</text:p>
          </table:table-cell>
          <table:table-cell table:formula="of:=ROUND([.B36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^(0.02642*[.A37])-1" office:value-type="float" office:value="0.898289462659765" calcext:value-type="float">
            <text:p>0.8982894627</text:p>
          </table:table-cell>
          <table:table-cell table:formula="of:=ROUND([.B37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^(0.02642*[.A38])-1" office:value-type="float" office:value="0.933373000887433" calcext:value-type="float">
            <text:p>0.9333730009</text:p>
          </table:table-cell>
          <table:table-cell table:formula="of:=ROUND([.B38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^(0.02642*[.A39])-1" office:value-type="float" office:value="0.969104941099511" calcext:value-type="float">
            <text:p>0.9691049411</text:p>
          </table:table-cell>
          <table:table-cell table:formula="of:=ROUND([.B39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^(0.02642*[.A40])-1" office:value-type="float" office:value="1.00549726684027" calcext:value-type="float">
            <text:p>1.0054972668</text:p>
          </table:table-cell>
          <table:table-cell table:formula="of:=ROUND([.B40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^(0.02642*[.A41])-1" office:value-type="float" office:value="1.04256218312974" calcext:value-type="float">
            <text:p>1.0425621831</text:p>
          </table:table-cell>
          <table:table-cell table:formula="of:=ROUND([.B41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^(0.02642*[.A42])-1" office:value-type="float" office:value="1.08031212055699" calcext:value-type="float">
            <text:p>1.0803121206</text:p>
          </table:table-cell>
          <table:table-cell table:formula="of:=ROUND([.B42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^(0.02642*[.A43])-1" office:value-type="float" office:value="1.11875973944899" calcext:value-type="float">
            <text:p>1.1187597394</text:p>
          </table:table-cell>
          <table:table-cell table:formula="of:=ROUND([.B43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^(0.02642*[.A44])-1" office:value-type="float" office:value="1.15791793411655" calcext:value-type="float">
            <text:p>1.1579179341</text:p>
          </table:table-cell>
          <table:table-cell table:formula="of:=ROUND([.B44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^(0.02642*[.A45])-1" office:value-type="float" office:value="1.19779983717873" calcext:value-type="float">
            <text:p>1.1977998372</text:p>
          </table:table-cell>
          <table:table-cell table:formula="of:=ROUND([.B45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^(0.02642*[.A46])-1" office:value-type="float" office:value="1.23841882396718" calcext:value-type="float">
            <text:p>1.238418824</text:p>
          </table:table-cell>
          <table:table-cell table:formula="of:=ROUND([.B46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^(0.02642*[.A47])-1" office:value-type="float" office:value="1.27978851701186" calcext:value-type="float">
            <text:p>1.279788517</text:p>
          </table:table-cell>
          <table:table-cell table:formula="of:=ROUND([.B47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^(0.02642*[.A48])-1" office:value-type="float" office:value="1.32192279060969" calcext:value-type="float">
            <text:p>1.3219227906</text:p>
          </table:table-cell>
          <table:table-cell table:formula="of:=ROUND([.B48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^(0.02642*[.A49])-1" office:value-type="float" office:value="1.36483577547761" calcext:value-type="float">
            <text:p>1.3648357755</text:p>
          </table:table-cell>
          <table:table-cell table:formula="of:=ROUND([.B49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^(0.02642*[.A50])-1" office:value-type="float" office:value="1.40854186349164" calcext:value-type="float">
            <text:p>1.4085418635</text:p>
          </table:table-cell>
          <table:table-cell table:formula="of:=ROUND([.B50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^(0.02642*[.A51])-1" office:value-type="float" office:value="1.45305571251357" calcext:value-type="float">
            <text:p>1.4530557125</text:p>
          </table:table-cell>
          <table:table-cell table:formula="of:=ROUND([.B51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^(0.02642*[.A52])-1" office:value-type="float" office:value="1.49839225130675" calcext:value-type="float">
            <text:p>1.4983922513</text:p>
          </table:table-cell>
          <table:table-cell table:formula="of:=ROUND([.B52]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^(0.02642*[.A53])-1" office:value-type="float" office:value="1.54456668454288" calcext:value-type="float">
            <text:p>1.5445666845</text:p>
          </table:table-cell>
          <table:table-cell table:formula="of:=ROUND([.B53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^(0.02642*[.A54])-1" office:value-type="float" office:value="1.59159449790119" calcext:value-type="float">
            <text:p>1.5915944979</text:p>
          </table:table-cell>
          <table:table-cell table:formula="of:=ROUND([.B54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^(0.02642*[.A55])-1" office:value-type="float" office:value="1.63949146326197" calcext:value-type="float">
            <text:p>1.6394914633</text:p>
          </table:table-cell>
          <table:table-cell table:formula="of:=ROUND([.B55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^(0.02642*[.A56])-1" office:value-type="float" office:value="1.68827364399599" calcext:value-type="float">
            <text:p>1.688273644</text:p>
          </table:table-cell>
          <table:table-cell table:formula="of:=ROUND([.B56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^(0.02642*[.A57])-1" office:value-type="float" office:value="1.73795740035178" calcext:value-type="float">
            <text:p>1.7379574004</text:p>
          </table:table-cell>
          <table:table-cell table:formula="of:=ROUND([.B57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^(0.02642*[.A58])-1" office:value-type="float" office:value="1.78855939494242" calcext:value-type="float">
            <text:p>1.7885593949</text:p>
          </table:table-cell>
          <table:table-cell table:formula="of:=ROUND([.B58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^(0.02642*[.A59])-1" office:value-type="float" office:value="1.84009659833368" calcext:value-type="float">
            <text:p>1.8400965983</text:p>
          </table:table-cell>
          <table:table-cell table:formula="of:=ROUND([.B59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^(0.02642*[.A60])-1" office:value-type="float" office:value="1.89258629473557" calcext:value-type="float">
            <text:p>1.8925862947</text:p>
          </table:table-cell>
          <table:table-cell table:formula="of:=ROUND([.B60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^(0.02642*[.A61])-1" office:value-type="float" office:value="1.94604608779895" calcext:value-type="float">
            <text:p>1.9460460878</text:p>
          </table:table-cell>
          <table:table-cell table:formula="of:=ROUND([.B61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^(0.02642*[.A62])-1" office:value-type="float" office:value="2.00049390651936" calcext:value-type="float">
            <text:p>2.0004939065</text:p>
          </table:table-cell>
          <table:table-cell table:formula="of:=ROUND([.B62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^(0.02642*[.A63])-1" office:value-type="float" office:value="2.05594801124992" calcext:value-type="float">
            <text:p>2.0559480112</text:p>
          </table:table-cell>
          <table:table-cell table:formula="of:=ROUND([.B63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^(0.02642*[.A64])-1" office:value-type="float" office:value="2.11242699982537" calcext:value-type="float">
            <text:p>2.1124269998</text:p>
          </table:table-cell>
          <table:table-cell table:formula="of:=ROUND([.B64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^(0.02642*[.A65])-1" office:value-type="float" office:value="2.16994981379928" calcext:value-type="float">
            <text:p>2.1699498138</text:p>
          </table:table-cell>
          <table:table-cell table:formula="of:=ROUND([.B65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^(0.02642*[.A66])-1" office:value-type="float" office:value="2.22853574479654" calcext:value-type="float">
            <text:p>2.2285357448</text:p>
          </table:table-cell>
          <table:table-cell table:formula="of:=ROUND([.B66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^(0.02642*[.A67])-1" office:value-type="float" office:value="2.28820444098329" calcext:value-type="float">
            <text:p>2.288204441</text:p>
          </table:table-cell>
          <table:table-cell table:formula="of:=ROUND([.B67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^(0.02642*[.A68])-1" office:value-type="float" office:value="2.34897591365638" calcext:value-type="float">
            <text:p>2.3489759137</text:p>
          </table:table-cell>
          <table:table-cell table:formula="of:=ROUND([.B68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^(0.02642*[.A69])-1" office:value-type="float" office:value="2.41087054395458" calcext:value-type="float">
            <text:p>2.410870544</text:p>
          </table:table-cell>
          <table:table-cell table:formula="of:=ROUND([.B69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^(0.02642*[.A70])-1" office:value-type="float" office:value="2.47390908969396" calcext:value-type="float">
            <text:p>2.4739090897</text:p>
          </table:table-cell>
          <table:table-cell table:formula="of:=ROUND([.B70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^(0.02642*[.A71])-1" office:value-type="float" office:value="2.53811269232944" calcext:value-type="float">
            <text:p>2.5381126923</text:p>
          </table:table-cell>
          <table:table-cell table:formula="of:=ROUND([.B71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^(0.02642*[.A72])-1" office:value-type="float" office:value="2.6035028840451" calcext:value-type="float">
            <text:p>2.603502884</text:p>
          </table:table-cell>
          <table:table-cell table:formula="of:=ROUND([.B72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^(0.02642*[.A73])-1" office:value-type="float" office:value="2.6701015949755" calcext:value-type="float">
            <text:p>2.670101595</text:p>
          </table:table-cell>
          <table:table-cell table:formula="of:=ROUND([.B73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^(0.02642*[.A74])-1" office:value-type="float" office:value="2.73793116056048" calcext:value-type="float">
            <text:p>2.7379311606</text:p>
          </table:table-cell>
          <table:table-cell table:formula="of:=ROUND([.B74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^(0.02642*[.A75])-1" office:value-type="float" office:value="2.80701432903583" calcext:value-type="float">
            <text:p>2.807014329</text:p>
          </table:table-cell>
          <table:table-cell table:formula="of:=ROUND([.B75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^(0.02642*[.A76])-1" office:value-type="float" office:value="2.87737426906251" calcext:value-type="float">
            <text:p>2.8773742691</text:p>
          </table:table-cell>
          <table:table-cell table:formula="of:=ROUND([.B76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^(0.02642*[.A77])-1" office:value-type="float" office:value="2.94903457749673" calcext:value-type="float">
            <text:p>2.9490345775</text:p>
          </table:table-cell>
          <table:table-cell table:formula="of:=ROUND([.B77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^(0.02642*[.A78])-1" office:value-type="float" office:value="3.02201928730377" calcext:value-type="float">
            <text:p>3.0220192873</text:p>
          </table:table-cell>
          <table:table-cell table:formula="of:=ROUND([.B78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^(0.02642*[.A79])-1" office:value-type="float" office:value="3.09635287561798" calcext:value-type="float">
            <text:p>3.0963528756</text:p>
          </table:table-cell>
          <table:table-cell table:formula="of:=ROUND([.B79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^(0.02642*[.A80])-1" office:value-type="float" office:value="3.17206027195173" calcext:value-type="float">
            <text:p>3.172060272</text:p>
          </table:table-cell>
          <table:table-cell table:formula="of:=ROUND([.B80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^(0.02642*[.A81])-1" office:value-type="float" office:value="3.24916686655615" calcext:value-type="float">
            <text:p>3.2491668666</text:p>
          </table:table-cell>
          <table:table-cell table:formula="of:=ROUND([.B81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^(0.02642*[.A82])-1" office:value-type="float" office:value="3.32769851893634" calcext:value-type="float">
            <text:p>3.3276985189</text:p>
          </table:table-cell>
          <table:table-cell table:formula="of:=ROUND([.B82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^(0.02642*[.A83])-1" office:value-type="float" office:value="3.40768156652392" calcext:value-type="float">
            <text:p>3.4076815665</text:p>
          </table:table-cell>
          <table:table-cell table:formula="of:=ROUND([.B83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^(0.02642*[.A84])-1" office:value-type="float" office:value="3.48914283350997" calcext:value-type="float">
            <text:p>3.4891428335</text:p>
          </table:table-cell>
          <table:table-cell table:formula="of:=ROUND([.B84]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^(0.02642*[.A85])-1" office:value-type="float" office:value="3.5721096398411" calcext:value-type="float">
            <text:p>3.5721096398</text:p>
          </table:table-cell>
          <table:table-cell table:formula="of:=ROUND([.B85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^(0.02642*[.A86])-1" office:value-type="float" office:value="3.65660981038185" calcext:value-type="float">
            <text:p>3.6566098104</text:p>
          </table:table-cell>
          <table:table-cell table:formula="of:=ROUND([.B86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^(0.02642*[.A87])-1" office:value-type="float" office:value="3.74267168424642" calcext:value-type="float">
            <text:p>3.7426716842</text:p>
          </table:table-cell>
          <table:table-cell table:formula="of:=ROUND([.B87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^(0.02642*[.A88])-1" office:value-type="float" office:value="3.83032412430285" calcext:value-type="float">
            <text:p>3.8303241243</text:p>
          </table:table-cell>
          <table:table-cell table:formula="of:=ROUND([.B88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^(0.02642*[.A89])-1" office:value-type="float" office:value="3.91959652685286" calcext:value-type="float">
            <text:p>3.9195965269</text:p>
          </table:table-cell>
          <table:table-cell table:formula="of:=ROUND([.B89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^(0.02642*[.A90])-1" office:value-type="float" office:value="4.01051883149059" calcext:value-type="float">
            <text:p>4.0105188315</text:p>
          </table:table-cell>
          <table:table-cell table:formula="of:=ROUND([.B90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^(0.02642*[.A91])-1" office:value-type="float" office:value="4.10312153114355" calcext:value-type="float">
            <text:p>4.1031215311</text:p>
          </table:table-cell>
          <table:table-cell table:formula="of:=ROUND([.B91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^(0.02642*[.A92])-1" office:value-type="float" office:value="4.19743568229911" calcext:value-type="float">
            <text:p>4.1974356823</text:p>
          </table:table-cell>
          <table:table-cell table:formula="of:=ROUND([.B92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^(0.02642*[.A93])-1" office:value-type="float" office:value="4.29349291542008" calcext:value-type="float">
            <text:p>4.2934929154</text:p>
          </table:table-cell>
          <table:table-cell table:formula="of:=ROUND([.B93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^(0.02642*[.A94])-1" office:value-type="float" office:value="4.39132544555267" calcext:value-type="float">
            <text:p>4.3913254456</text:p>
          </table:table-cell>
          <table:table-cell table:formula="of:=ROUND([.B94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^(0.02642*[.A95])-1" office:value-type="float" office:value="4.49096608313058" calcext:value-type="float">
            <text:p>4.4909660831</text:p>
          </table:table-cell>
          <table:table-cell table:formula="of:=ROUND([.B95]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^(0.02642*[.A96])-1" office:value-type="float" office:value="4.59244824497877" calcext:value-type="float">
            <text:p>4.592448245</text:p>
          </table:table-cell>
          <table:table-cell table:formula="of:=ROUND([.B96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^(0.02642*[.A97])-1" office:value-type="float" office:value="4.69580596552053" calcext:value-type="float">
            <text:p>4.6958059655</text:p>
          </table:table-cell>
          <table:table-cell table:formula="of:=ROUND([.B97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^(0.02642*[.A98])-1" office:value-type="float" office:value="4.80107390819179" calcext:value-type="float">
            <text:p>4.8010739082</text:p>
          </table:table-cell>
          <table:table-cell table:formula="of:=ROUND([.B98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^(0.02642*[.A99])-1" office:value-type="float" office:value="4.90828737706625" calcext:value-type="float">
            <text:p>4.9082873771</text:p>
          </table:table-cell>
          <table:table-cell table:formula="of:=ROUND([.B99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^(0.02642*[.A100])-1" office:value-type="float" office:value="5.01748232869545" calcext:value-type="float">
            <text:p>5.0174823287</text:p>
          </table:table-cell>
          <table:table-cell table:formula="of:=ROUND([.B100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^(0.02642*[.A101])-1" office:value-type="float" office:value="5.12869538416767" calcext:value-type="float">
            <text:p>5.1286953842</text:p>
          </table:table-cell>
          <table:table-cell table:formula="of:=ROUND([.B101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^(0.02642*[.A102])-1" office:value-type="float" office:value="5.24196384138963" calcext:value-type="float">
            <text:p>5.2419638414</text:p>
          </table:table-cell>
          <table:table-cell table:formula="of:=ROUND([.B102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^(0.02642*[.A103])-1" office:value-type="float" office:value="5.35732568759526" calcext:value-type="float">
            <text:p>5.3573256876</text:p>
          </table:table-cell>
          <table:table-cell table:formula="of:=ROUND([.B103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^(0.02642*[.A104])-1" office:value-type="float" office:value="5.47481961208556" calcext:value-type="float">
            <text:p>5.4748196121</text:p>
          </table:table-cell>
          <table:table-cell table:formula="of:=ROUND([.B104]; 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^(0.02642*[.A105])-1" office:value-type="float" office:value="5.59448501920402" calcext:value-type="float">
            <text:p>5.5944850192</text:p>
          </table:table-cell>
          <table:table-cell table:formula="of:=ROUND([.B105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^(0.02642*[.A106])-1" office:value-type="float" office:value="5.71636204155174" calcext:value-type="float">
            <text:p>5.7163620416</text:p>
          </table:table-cell>
          <table:table-cell table:formula="of:=ROUND([.B106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^(0.02642*[.A107])-1" office:value-type="float" office:value="5.84049155344688" calcext:value-type="float">
            <text:p>5.8404915534</text:p>
          </table:table-cell>
          <table:table-cell table:formula="of:=ROUND([.B107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^(0.02642*[.A108])-1" office:value-type="float" office:value="5.96691518463279" calcext:value-type="float">
            <text:p>5.9669151846</text:p>
          </table:table-cell>
          <table:table-cell table:formula="of:=ROUND([.B108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^(0.02642*[.A109])-1" office:value-type="float" office:value="6.09567533423954" calcext:value-type="float">
            <text:p>6.0956753342</text:p>
          </table:table-cell>
          <table:table-cell table:formula="of:=ROUND([.B109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^(0.02642*[.A110])-1" office:value-type="float" office:value="6.22681518500346" calcext:value-type="float">
            <text:p>6.226815185</text:p>
          </table:table-cell>
          <table:table-cell table:formula="of:=ROUND([.B110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^(0.02642*[.A111])-1" office:value-type="float" office:value="6.36037871774947" calcext:value-type="float">
            <text:p>6.3603787177</text:p>
          </table:table-cell>
          <table:table-cell table:formula="of:=ROUND([.B111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^(0.02642*[.A112])-1" office:value-type="float" office:value="6.4964107261411" calcext:value-type="float">
            <text:p>6.4964107261</text:p>
          </table:table-cell>
          <table:table-cell table:formula="of:=ROUND([.B112]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^(0.02642*[.A113])-1" office:value-type="float" office:value="6.63495683170309" calcext:value-type="float">
            <text:p>6.6349568317</text:p>
          </table:table-cell>
          <table:table-cell table:formula="of:=ROUND([.B113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^(0.02642*[.A114])-1" office:value-type="float" office:value="6.77606349912163" calcext:value-type="float">
            <text:p>6.7760634991</text:p>
          </table:table-cell>
          <table:table-cell table:formula="of:=ROUND([.B114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^(0.02642*[.A115])-1" office:value-type="float" office:value="6.9197780518274" calcext:value-type="float">
            <text:p>6.9197780518</text:p>
          </table:table-cell>
          <table:table-cell table:formula="of:=ROUND([.B115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^(0.02642*[.A116])-1" office:value-type="float" office:value="7.06614868786655" calcext:value-type="float">
            <text:p>7.0661486879</text:p>
          </table:table-cell>
          <table:table-cell table:formula="of:=ROUND([.B116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^(0.02642*[.A117])-1" office:value-type="float" office:value="7.21522449606512" calcext:value-type="float">
            <text:p>7.2152244961</text:p>
          </table:table-cell>
          <table:table-cell table:formula="of:=ROUND([.B117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^(0.02642*[.A118])-1" office:value-type="float" office:value="7.36705547249204" calcext:value-type="float">
            <text:p>7.3670554725</text:p>
          </table:table-cell>
          <table:table-cell table:formula="of:=ROUND([.B118]; 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^(0.02642*[.A119])-1" office:value-type="float" office:value="7.52169253722658" calcext:value-type="float">
            <text:p>7.5216925372</text:p>
          </table:table-cell>
          <table:table-cell table:formula="of:=ROUND([.B119]; 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^(0.02642*[.A120])-1" office:value-type="float" office:value="7.67918755143549" calcext:value-type="float">
            <text:p>7.6791875514</text:p>
          </table:table-cell>
          <table:table-cell table:formula="of:=ROUND([.B120]; 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^(0.02642*[.A121])-1" office:value-type="float" office:value="7.83959333476595" calcext:value-type="float">
            <text:p>7.8395933348</text:p>
          </table:table-cell>
          <table:table-cell table:formula="of:=ROUND([.B121]; 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.3489*LOG(([.A122]-118);2)+6.6511" office:value-type="float" office:value="8" calcext:value-type="float">
            <text:p>8</text:p>
          </table:table-cell>
          <table:table-cell table:formula="of:=ROUND([.B122]; 0)" office:value-type="float" office:value="8" calcext:value-type="float">
            <text:p>8</text:p>
          </table:table-cell>
          <table:table-cell table:number-columns-repeated="2"/>
          <table:table-cell office:value-type="float" office:value="8.002964" calcext:value-type="float">
            <text:p>8.0029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.3489*LOG(([.A123]-118);2)+6.6511" office:value-type="float" office:value="8.78905591722277" calcext:value-type="float">
            <text:p>8.7890559172</text:p>
          </table:table-cell>
          <table:table-cell table:formula="of:=ROUND([.B123]; 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.3489*LOG(([.A124]-118);2)+6.6511" office:value-type="float" office:value="9.3489" calcext:value-type="float">
            <text:p>9.3489</text:p>
          </table:table-cell>
          <table:table-cell table:formula="of:=ROUND([.B124]; 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.3489*LOG(([.A125]-118);2)+6.6511" office:value-type="float" office:value="9.78314880719356" calcext:value-type="float">
            <text:p>9.7831488072</text:p>
          </table:table-cell>
          <table:table-cell table:formula="of:=ROUND([.B125]; 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.3489*LOG(([.A126]-118);2)+6.6511" office:value-type="float" office:value="10.1379559172228" calcext:value-type="float">
            <text:p>10.1379559172</text:p>
          </table:table-cell>
          <table:table-cell table:formula="of:=ROUND([.B126]; 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.3489*LOG(([.A127]-118);2)+6.6511" office:value-type="float" office:value="10.4379410543635" calcext:value-type="float">
            <text:p>10.4379410544</text:p>
          </table:table-cell>
          <table:table-cell table:formula="of:=ROUND([.B127]; 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.3489*LOG(([.A128]-118);2)+6.6511" office:value-type="float" office:value="10.6978" calcext:value-type="float">
            <text:p>10.6978</text:p>
          </table:table-cell>
          <table:table-cell table:formula="of:=ROUND([.B128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.3489*LOG(([.A129]-118);2)+6.6511" office:value-type="float" office:value="10.9270118344455" calcext:value-type="float">
            <text:p>10.9270118344</text:p>
          </table:table-cell>
          <table:table-cell table:formula="of:=ROUND([.B129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.3489*LOG(([.A130]-118);2)+6.6511" office:value-type="float" office:value="11.1320488071936" calcext:value-type="float">
            <text:p>11.1320488072</text:p>
          </table:table-cell>
          <table:table-cell table:formula="of:=ROUND([.B130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.3489*LOG(([.A131]-118);2)+6.6511" office:value-type="float" office:value="11.3175273103799" calcext:value-type="float">
            <text:p>11.3175273104</text:p>
          </table:table-cell>
          <table:table-cell table:formula="of:=ROUND([.B131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.3489*LOG(([.A132]-118);2)+6.6511" office:value-type="float" office:value="11.4868559172228" calcext:value-type="float">
            <text:p>11.4868559172</text:p>
          </table:table-cell>
          <table:table-cell table:formula="of:=ROUND([.B132]; 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.3489*LOG(([.A133]-118);2)+6.6511" office:value-type="float" office:value="11.6426231358005" calcext:value-type="float">
            <text:p>11.6426231358</text:p>
          </table:table-cell>
          <table:table-cell table:formula="of:=ROUND([.B133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.3489*LOG(([.A134]-118);2)+6.6511" office:value-type="float" office:value="11.7868410543635" calcext:value-type="float">
            <text:p>11.7868410544</text:p>
          </table:table-cell>
          <table:table-cell table:formula="of:=ROUND([.B134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.3489*LOG(([.A135]-118);2)+6.6511" office:value-type="float" office:value="11.9211047244163" calcext:value-type="float">
            <text:p>11.9211047244</text:p>
          </table:table-cell>
          <table:table-cell table:formula="of:=ROUND([.B135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.3489*LOG(([.A136]-118);2)+6.6511" office:value-type="float" office:value="12.0467" calcext:value-type="float">
            <text:p>12.0467</text:p>
          </table:table-cell>
          <table:table-cell table:formula="of:=ROUND([.B136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.3489*LOG(([.A137]-118);2)+6.6511" office:value-type="float" office:value="12.1646786265626" calcext:value-type="float">
            <text:p>12.1646786266</text:p>
          </table:table-cell>
          <table:table-cell table:formula="of:=ROUND([.B137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.3489*LOG(([.A138]-118);2)+6.6511" office:value-type="float" office:value="12.2759118344455" calcext:value-type="float">
            <text:p>12.2759118344</text:p>
          </table:table-cell>
          <table:table-cell table:formula="of:=ROUND([.B138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.3489*LOG(([.A139]-118);2)+6.6511" office:value-type="float" office:value="12.3811294228841" calcext:value-type="float">
            <text:p>12.3811294229</text:p>
          </table:table-cell>
          <table:table-cell table:formula="of:=ROUND([.B139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.3489*LOG(([.A140]-118);2)+6.6511" office:value-type="float" office:value="12.4809488071936" calcext:value-type="float">
            <text:p>12.4809488072</text:p>
          </table:table-cell>
          <table:table-cell table:formula="of:=ROUND([.B140]; 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.3489*LOG(([.A141]-118);2)+6.6511" office:value-type="float" office:value="12.5758969715863" calcext:value-type="float">
            <text:p>12.5758969716</text:p>
          </table:table-cell>
          <table:table-cell table:formula="of:=ROUND([.B141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.3489*LOG(([.A142]-118);2)+6.6511" office:value-type="float" office:value="12.6664273103798" calcext:value-type="float">
            <text:p>12.6664273104</text:p>
          </table:table-cell>
          <table:table-cell table:formula="of:=ROUND([.B142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.3489*LOG(([.A143]-118);2)+6.6511" office:value-type="float" office:value="12.7529327225253" calcext:value-type="float">
            <text:p>12.7529327225</text:p>
          </table:table-cell>
          <table:table-cell table:formula="of:=ROUND([.B143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.3489*LOG(([.A144]-118);2)+6.6511" office:value-type="float" office:value="12.8357559172228" calcext:value-type="float">
            <text:p>12.8357559172</text:p>
          </table:table-cell>
          <table:table-cell table:formula="of:=ROUND([.B144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.3489*LOG(([.A145]-118);2)+6.6511" office:value-type="float" office:value="12.9151976143871" calcext:value-type="float">
            <text:p>12.9151976144</text:p>
          </table:table-cell>
          <table:table-cell table:formula="of:=ROUND([.B145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.3489*LOG(([.A146]-118);2)+6.6511" office:value-type="float" office:value="12.9915231358005" calcext:value-type="float">
            <text:p>12.9915231358</text:p>
          </table:table-cell>
          <table:table-cell table:formula="of:=ROUND([.B146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.3489*LOG(([.A147]-118);2)+6.6511" office:value-type="float" office:value="13.0649677516683" calcext:value-type="float">
            <text:p>13.0649677517</text:p>
          </table:table-cell>
          <table:table-cell table:formula="of:=ROUND([.B147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.3489*LOG(([.A148]-118);2)+6.6511" office:value-type="float" office:value="13.1357410543635" calcext:value-type="float">
            <text:p>13.1357410544</text:p>
          </table:table-cell>
          <table:table-cell table:formula="of:=ROUND([.B148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.3489*LOG(([.A149]-118);2)+6.6511" office:value-type="float" office:value="13.2040305643276" calcext:value-type="float">
            <text:p>13.2040305643</text:p>
          </table:table-cell>
          <table:table-cell table:formula="of:=ROUND([.B149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.3489*LOG(([.A150]-118);2)+6.6511" office:value-type="float" office:value="13.2700047244163" calcext:value-type="float">
            <text:p>13.2700047244</text:p>
          </table:table-cell>
          <table:table-cell table:formula="of:=ROUND([.B150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.3489*LOG(([.A151]-118);2)+6.6511" office:value-type="float" office:value="13.3338154030809" calcext:value-type="float">
            <text:p>13.3338154031</text:p>
          </table:table-cell>
          <table:table-cell table:formula="of:=ROUND([.B151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.3489*LOG(([.A152]-118);2)+6.6511" office:value-type="float" office:value="13.3956" calcext:value-type="float">
            <text:p>13.3956</text:p>
          </table:table-cell>
          <table:table-cell table:formula="of:=ROUND([.B152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.3489*LOG(([.A153]-118);2)+6.6511" office:value-type="float" office:value="13.4554832276026" calcext:value-type="float">
            <text:p>13.4554832276</text:p>
          </table:table-cell>
          <table:table-cell table:formula="of:=ROUND([.B153]; 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.3489*LOG(([.A154]-118);2)+6.6511" office:value-type="float" office:value="13.5135786265626" calcext:value-type="float">
            <text:p>13.5135786266</text:p>
          </table:table-cell>
          <table:table-cell table:formula="of:=ROUND([.B154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.3489*LOG(([.A155]-118);2)+6.6511" office:value-type="float" office:value="13.5699898615571" calcext:value-type="float">
            <text:p>13.5699898616</text:p>
          </table:table-cell>
          <table:table-cell table:formula="of:=ROUND([.B155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.3489*LOG(([.A156]-118);2)+6.6511" office:value-type="float" office:value="13.6248118344455" calcext:value-type="float">
            <text:p>13.6248118344</text:p>
          </table:table-cell>
          <table:table-cell table:formula="of:=ROUND([.B156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.3489*LOG(([.A157]-118);2)+6.6511" office:value-type="float" office:value="13.6781316448969" calcext:value-type="float">
            <text:p>13.6781316449</text:p>
          </table:table-cell>
          <table:table-cell table:formula="of:=ROUND([.B157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.3489*LOG(([.A158]-118);2)+6.6511" office:value-type="float" office:value="13.7300294228841" calcext:value-type="float">
            <text:p>13.7300294229</text:p>
          </table:table-cell>
          <table:table-cell table:formula="of:=ROUND([.B158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.3489*LOG(([.A159]-118);2)+6.6511" office:value-type="float" office:value="13.7805790530233" calcext:value-type="float">
            <text:p>13.780579053</text:p>
          </table:table-cell>
          <table:table-cell table:formula="of:=ROUND([.B159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.3489*LOG(([.A160]-118);2)+6.6511" office:value-type="float" office:value="13.8298488071936" calcext:value-type="float">
            <text:p>13.8298488072</text:p>
          </table:table-cell>
          <table:table-cell table:formula="of:=ROUND([.B160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.3489*LOG(([.A161]-118);2)+6.6511" office:value-type="float" office:value="13.8779018990293" calcext:value-type="float">
            <text:p>13.877901899</text:p>
          </table:table-cell>
          <table:table-cell table:formula="of:=ROUND([.B161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.3489*LOG(([.A162]-118);2)+6.6511" office:value-type="float" office:value="13.9247969715863" calcext:value-type="float">
            <text:p>13.9247969716</text:p>
          </table:table-cell>
          <table:table-cell table:formula="of:=ROUND([.B162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.3489*LOG(([.A163]-118);2)+6.6511" office:value-type="float" office:value="13.9705885276177" calcext:value-type="float">
            <text:p>13.9705885276</text:p>
          </table:table-cell>
          <table:table-cell table:formula="of:=ROUND([.B163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.3489*LOG(([.A164]-118);2)+6.6511" office:value-type="float" office:value="14.0153273103798" calcext:value-type="float">
            <text:p>14.0153273104</text:p>
          </table:table-cell>
          <table:table-cell table:formula="of:=ROUND([.B164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.3489*LOG(([.A165]-118);2)+6.6511" office:value-type="float" office:value="14.0590606416391" calcext:value-type="float">
            <text:p>14.0590606416</text:p>
          </table:table-cell>
          <table:table-cell table:formula="of:=ROUND([.B165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.3489*LOG(([.A166]-118);2)+6.6511" office:value-type="float" office:value="14.1018327225253" calcext:value-type="float">
            <text:p>14.1018327225</text:p>
          </table:table-cell>
          <table:table-cell table:formula="of:=ROUND([.B166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.3489*LOG(([.A167]-118);2)+6.6511" office:value-type="float" office:value="14.143684902028" calcext:value-type="float">
            <text:p>14.143684902</text:p>
          </table:table-cell>
          <table:table-cell table:formula="of:=ROUND([.B167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.3489*LOG(([.A168]-118);2)+6.6511" office:value-type="float" office:value="14.1846559172228" calcext:value-type="float">
            <text:p>14.1846559172</text:p>
          </table:table-cell>
          <table:table-cell table:formula="of:=ROUND([.B168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.3489*LOG(([.A169]-118);2)+6.6511" office:value-type="float" office:value="14.224782108727" calcext:value-type="float">
            <text:p>14.2247821087</text:p>
          </table:table-cell>
          <table:table-cell table:formula="of:=ROUND([.B169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.3489*LOG(([.A170]-118);2)+6.6511" office:value-type="float" office:value="14.2640976143871" calcext:value-type="float">
            <text:p>14.2640976144</text:p>
          </table:table-cell>
          <table:table-cell table:formula="of:=ROUND([.B170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.3489*LOG(([.A171]-118);2)+6.6511" office:value-type="float" office:value="14.3026345437854" calcext:value-type="float">
            <text:p>14.3026345438</text:p>
          </table:table-cell>
          <table:table-cell table:formula="of:=ROUND([.B171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.3489*LOG(([.A172]-118);2)+6.6511" office:value-type="float" office:value="14.3404231358005" calcext:value-type="float">
            <text:p>14.3404231358</text:p>
          </table:table-cell>
          <table:table-cell table:formula="of:=ROUND([.B172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.3489*LOG(([.A173]-118);2)+6.6511" office:value-type="float" office:value="14.3774919011603" calcext:value-type="float">
            <text:p>14.3774919012</text:p>
          </table:table-cell>
          <table:table-cell table:formula="of:=ROUND([.B173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.3489*LOG(([.A174]-118);2)+6.6511" office:value-type="float" office:value="14.4138677516683" calcext:value-type="float">
            <text:p>14.4138677517</text:p>
          </table:table-cell>
          <table:table-cell table:formula="of:=ROUND([.B174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.3489*LOG(([.A175]-118);2)+6.6511" office:value-type="float" office:value="14.4495761175734" calcext:value-type="float">
            <text:p>14.4495761176</text:p>
          </table:table-cell>
          <table:table-cell table:formula="of:=ROUND([.B175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.3489*LOG(([.A176]-118);2)+6.6511" office:value-type="float" office:value="14.4846410543635" calcext:value-type="float">
            <text:p>14.4846410544</text:p>
          </table:table-cell>
          <table:table-cell table:formula="of:=ROUND([.B176]; 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.3489*LOG(([.A177]-118);2)+6.6511" office:value-type="float" office:value="14.5190853401068" calcext:value-type="float">
            <text:p>14.5190853401</text:p>
          </table:table-cell>
          <table:table-cell table:formula="of:=ROUND([.B177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.3489*LOG(([.A178]-118);2)+6.6511" office:value-type="float" office:value="14.5529305643276" calcext:value-type="float">
            <text:p>14.5529305643</text:p>
          </table:table-cell>
          <table:table-cell table:formula="of:=ROUND([.B178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.3489*LOG(([.A179]-118);2)+6.6511" office:value-type="float" office:value="14.5861972092842" calcext:value-type="float">
            <text:p>14.5861972093</text:p>
          </table:table-cell>
          <table:table-cell table:formula="of:=ROUND([.B179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.3489*LOG(([.A180]-118);2)+6.6511" office:value-type="float" office:value="14.6189047244163" calcext:value-type="float">
            <text:p>14.6189047244</text:p>
          </table:table-cell>
          <table:table-cell table:formula="of:=ROUND([.B180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.3489*LOG(([.A181]-118);2)+6.6511" office:value-type="float" office:value="14.6510715946386" calcext:value-type="float">
            <text:p>14.6510715946</text:p>
          </table:table-cell>
          <table:table-cell table:formula="of:=ROUND([.B181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.3489*LOG(([.A182]-118);2)+6.6511" office:value-type="float" office:value="14.6827154030809" calcext:value-type="float">
            <text:p>14.6827154031</text:p>
          </table:table-cell>
          <table:table-cell table:formula="of:=ROUND([.B182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.3489*LOG(([.A183]-118);2)+6.6511" office:value-type="float" office:value="14.713852888809" calcext:value-type="float">
            <text:p>14.7138528888</text:p>
          </table:table-cell>
          <table:table-cell table:formula="of:=ROUND([.B183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.3489*LOG(([.A184]-118);2)+6.6511" office:value-type="float" office:value="14.7445" calcext:value-type="float">
            <text:p>14.7445</text:p>
          </table:table-cell>
          <table:table-cell table:formula="of:=ROUND([.B184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.3489*LOG(([.A185]-118);2)+6.6511" office:value-type="float" office:value="14.7746719429941" calcext:value-type="float">
            <text:p>14.774671943</text:p>
          </table:table-cell>
          <table:table-cell table:formula="of:=ROUND([.B185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.3489*LOG(([.A186]-118);2)+6.6511" office:value-type="float" office:value="14.8043832276026" calcext:value-type="float">
            <text:p>14.8043832276</text:p>
          </table:table-cell>
          <table:table-cell table:formula="of:=ROUND([.B186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.3489*LOG(([.A187]-118);2)+6.6511" office:value-type="float" office:value="14.8336477090085" calcext:value-type="float">
            <text:p>14.833647709</text:p>
          </table:table-cell>
          <table:table-cell table:formula="of:=ROUND([.B187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.3489*LOG(([.A188]-118);2)+6.6511" office:value-type="float" office:value="14.8624786265626" calcext:value-type="float">
            <text:p>14.8624786266</text:p>
          </table:table-cell>
          <table:table-cell table:formula="of:=ROUND([.B188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.3489*LOG(([.A189]-118);2)+6.6511" office:value-type="float" office:value="14.8908886397481" calcext:value-type="float">
            <text:p>14.8908886397</text:p>
          </table:table-cell>
          <table:table-cell table:formula="of:=ROUND([.B189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.3489*LOG(([.A190]-118);2)+6.6511" office:value-type="float" office:value="14.9188898615571" calcext:value-type="float">
            <text:p>14.9188898616</text:p>
          </table:table-cell>
          <table:table-cell table:formula="of:=ROUND([.B190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.3489*LOG(([.A191]-118);2)+6.6511" office:value-type="float" office:value="14.9464938894999" calcext:value-type="float">
            <text:p>14.9464938895</text:p>
          </table:table-cell>
          <table:table-cell table:formula="of:=ROUND([.B191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.3489*LOG(([.A192]-118);2)+6.6511" office:value-type="float" office:value="14.9737118344455" calcext:value-type="float">
            <text:p>14.9737118344</text:p>
          </table:table-cell>
          <table:table-cell table:formula="of:=ROUND([.B192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.3489*LOG(([.A193]-118);2)+6.6511" office:value-type="float" office:value="15.0005543474733" calcext:value-type="float">
            <text:p>15.0005543475</text:p>
          </table:table-cell>
          <table:table-cell table:formula="of:=ROUND([.B193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.3489*LOG(([.A194]-118);2)+6.6511" office:value-type="float" office:value="15.0270316448969" calcext:value-type="float">
            <text:p>15.0270316449</text:p>
          </table:table-cell>
          <table:table-cell table:formula="of:=ROUND([.B194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.3489*LOG(([.A195]-118);2)+6.6511" office:value-type="float" office:value="15.0531535316099" calcext:value-type="float">
            <text:p>15.0531535316</text:p>
          </table:table-cell>
          <table:table-cell table:formula="of:=ROUND([.B195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.3489*LOG(([.A196]-118);2)+6.6511" office:value-type="float" office:value="15.0789294228841" calcext:value-type="float">
            <text:p>15.0789294229</text:p>
          </table:table-cell>
          <table:table-cell table:formula="of:=ROUND([.B196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.3489*LOG(([.A197]-118);2)+6.6511" office:value-type="float" office:value="15.1043683647434" calcext:value-type="float">
            <text:p>15.1043683647</text:p>
          </table:table-cell>
          <table:table-cell table:formula="of:=ROUND([.B197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.3489*LOG(([.A198]-118);2)+6.6511" office:value-type="float" office:value="15.1294790530233" calcext:value-type="float">
            <text:p>15.129479053</text:p>
          </table:table-cell>
          <table:table-cell table:formula="of:=ROUND([.B198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.3489*LOG(([.A199]-118);2)+6.6511" office:value-type="float" office:value="15.1542698512161" calcext:value-type="float">
            <text:p>15.1542698512</text:p>
          </table:table-cell>
          <table:table-cell table:formula="of:=ROUND([.B199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.3489*LOG(([.A200]-118);2)+6.6511" office:value-type="float" office:value="15.1787488071936" calcext:value-type="float">
            <text:p>15.1787488072</text:p>
          </table:table-cell>
          <table:table-cell table:formula="of:=ROUND([.B200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.3489*LOG(([.A201]-118);2)+6.6511" office:value-type="float" office:value="15.2029236688911" calcext:value-type="float">
            <text:p>15.2029236689</text:p>
          </table:table-cell>
          <table:table-cell table:formula="of:=ROUND([.B201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.3489*LOG(([.A202]-118);2)+6.6511" office:value-type="float" office:value="15.2268018990293" calcext:value-type="float">
            <text:p>15.226801899</text:p>
          </table:table-cell>
          <table:table-cell table:formula="of:=ROUND([.B202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1.3489*LOG(([.A203]-118);2)+6.6511" office:value-type="float" office:value="15.2503906889439" calcext:value-type="float">
            <text:p>15.2503906889</text:p>
          </table:table-cell>
          <table:table-cell table:formula="of:=ROUND([.B203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1.3489*LOG(([.A204]-118);2)+6.6511" office:value-type="float" office:value="15.2736969715863" calcext:value-type="float">
            <text:p>15.2736969716</text:p>
          </table:table-cell>
          <table:table-cell table:formula="of:=ROUND([.B204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1.3489*LOG(([.A205]-118);2)+6.6511" office:value-type="float" office:value="15.2967274337561" calcext:value-type="float">
            <text:p>15.2967274338</text:p>
          </table:table-cell>
          <table:table-cell table:formula="of:=ROUND([.B205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1.3489*LOG(([.A206]-118);2)+6.6511" office:value-type="float" office:value="15.3194885276177" calcext:value-type="float">
            <text:p>15.3194885276</text:p>
          </table:table-cell>
          <table:table-cell table:formula="of:=ROUND([.B206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1.3489*LOG(([.A207]-118);2)+6.6511" office:value-type="float" office:value="15.3419864815503" calcext:value-type="float">
            <text:p>15.3419864816</text:p>
          </table:table-cell>
          <table:table-cell table:formula="of:=ROUND([.B207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1.3489*LOG(([.A208]-118);2)+6.6511" office:value-type="float" office:value="15.3642273103799" calcext:value-type="float">
            <text:p>15.3642273104</text:p>
          </table:table-cell>
          <table:table-cell table:formula="of:=ROUND([.B208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1.3489*LOG(([.A209]-118);2)+6.6511" office:value-type="float" office:value="15.3862168250306" calcext:value-type="float">
            <text:p>15.386216825</text:p>
          </table:table-cell>
          <table:table-cell table:formula="of:=ROUND([.B209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1.3489*LOG(([.A210]-118);2)+6.6511" office:value-type="float" office:value="15.4079606416391" calcext:value-type="float">
            <text:p>15.4079606416</text:p>
          </table:table-cell>
          <table:table-cell table:formula="of:=ROUND([.B210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1.3489*LOG(([.A211]-118);2)+6.6511" office:value-type="float" office:value="15.429464190164" calcext:value-type="float">
            <text:p>15.4294641902</text:p>
          </table:table-cell>
          <table:table-cell table:formula="of:=ROUND([.B211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1.3489*LOG(([.A212]-118);2)+6.6511" office:value-type="float" office:value="15.4507327225253" calcext:value-type="float">
            <text:p>15.4507327225</text:p>
          </table:table-cell>
          <table:table-cell table:formula="of:=ROUND([.B212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1.3489*LOG(([.A213]-118);2)+6.6511" office:value-type="float" office:value="15.4717713203036" calcext:value-type="float">
            <text:p>15.4717713203</text:p>
          </table:table-cell>
          <table:table-cell table:formula="of:=ROUND([.B213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1.3489*LOG(([.A214]-118);2)+6.6511" office:value-type="float" office:value="15.492584902028" calcext:value-type="float">
            <text:p>15.492584902</text:p>
          </table:table-cell>
          <table:table-cell table:formula="of:=ROUND([.B214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1.3489*LOG(([.A215]-118);2)+6.6511" office:value-type="float" office:value="15.5131782300776" calcext:value-type="float">
            <text:p>15.5131782301</text:p>
          </table:table-cell>
          <table:table-cell table:formula="of:=ROUND([.B215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1.3489*LOG(([.A216]-118);2)+6.6511" office:value-type="float" office:value="15.5335559172228" calcext:value-type="float">
            <text:p>15.5335559172</text:p>
          </table:table-cell>
          <table:table-cell table:formula="of:=ROUND([.B216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1.3489*LOG(([.A217]-118);2)+6.6511" office:value-type="float" office:value="15.5537224328262" calcext:value-type="float">
            <text:p>15.5537224328</text:p>
          </table:table-cell>
          <table:table-cell table:formula="of:=ROUND([.B217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1.3489*LOG(([.A218]-118);2)+6.6511" office:value-type="float" office:value="15.573682108727" calcext:value-type="float">
            <text:p>15.5736821087</text:p>
          </table:table-cell>
          <table:table-cell table:formula="of:=ROUND([.B218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1.3489*LOG(([.A219]-118);2)+6.6511" office:value-type="float" office:value="15.5934391448254" calcext:value-type="float">
            <text:p>15.5934391448</text:p>
          </table:table-cell>
          <table:table-cell table:formula="of:=ROUND([.B219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1.3489*LOG(([.A220]-118);2)+6.6511" office:value-type="float" office:value="15.6129976143871" calcext:value-type="float">
            <text:p>15.6129976144</text:p>
          </table:table-cell>
          <table:table-cell table:formula="of:=ROUND([.B220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1.3489*LOG(([.A221]-118);2)+6.6511" office:value-type="float" office:value="15.6323614690839" calcext:value-type="float">
            <text:p>15.6323614691</text:p>
          </table:table-cell>
          <table:table-cell table:formula="of:=ROUND([.B221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.3489*LOG(([.A222]-118);2)+6.6511" office:value-type="float" office:value="15.6515345437853" calcext:value-type="float">
            <text:p>15.6515345438</text:p>
          </table:table-cell>
          <table:table-cell table:formula="of:=ROUND([.B222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1.3489*LOG(([.A223]-118);2)+6.6511" office:value-type="float" office:value="15.6705205611174" calcext:value-type="float">
            <text:p>15.6705205611</text:p>
          </table:table-cell>
          <table:table-cell table:formula="of:=ROUND([.B223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1.3489*LOG(([.A224]-118);2)+6.6511" office:value-type="float" office:value="15.6893231358005" calcext:value-type="float">
            <text:p>15.6893231358</text:p>
          </table:table-cell>
          <table:table-cell table:formula="of:=ROUND([.B224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.3489*LOG(([.A225]-118);2)+6.6511" office:value-type="float" office:value="15.7079457787798" calcext:value-type="float">
            <text:p>15.7079457788</text:p>
          </table:table-cell>
          <table:table-cell table:formula="of:=ROUND([.B225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1.3489*LOG(([.A226]-118);2)+6.6511" office:value-type="float" office:value="15.7263919011603" calcext:value-type="float">
            <text:p>15.7263919012</text:p>
          </table:table-cell>
          <table:table-cell table:formula="of:=ROUND([.B226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1.3489*LOG(([.A227]-118);2)+6.6511" office:value-type="float" office:value="15.7446648179565" calcext:value-type="float">
            <text:p>15.744664818</text:p>
          </table:table-cell>
          <table:table-cell table:formula="of:=ROUND([.B227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1.3489*LOG(([.A228]-118);2)+6.6511" office:value-type="float" office:value="15.7627677516683" calcext:value-type="float">
            <text:p>15.7627677517</text:p>
          </table:table-cell>
          <table:table-cell table:formula="of:=ROUND([.B228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1.3489*LOG(([.A229]-118);2)+6.6511" office:value-type="float" office:value="15.7807038356916" calcext:value-type="float">
            <text:p>15.7807038357</text:p>
          </table:table-cell>
          <table:table-cell table:formula="of:=ROUND([.B229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1.3489*LOG(([.A230]-118);2)+6.6511" office:value-type="float" office:value="15.7984761175734" calcext:value-type="float">
            <text:p>15.7984761176</text:p>
          </table:table-cell>
          <table:table-cell table:formula="of:=ROUND([.B230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1.3489*LOG(([.A231]-118);2)+6.6511" office:value-type="float" office:value="15.8160875621197" calcext:value-type="float">
            <text:p>15.8160875621</text:p>
          </table:table-cell>
          <table:table-cell table:formula="of:=ROUND([.B231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1.3489*LOG(([.A232]-118);2)+6.6511" office:value-type="float" office:value="15.8335410543635" calcext:value-type="float">
            <text:p>15.8335410544</text:p>
          </table:table-cell>
          <table:table-cell table:formula="of:=ROUND([.B232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1.3489*LOG(([.A233]-118);2)+6.6511" office:value-type="float" office:value="15.8508394024018" calcext:value-type="float">
            <text:p>15.8508394024</text:p>
          </table:table-cell>
          <table:table-cell table:formula="of:=ROUND([.B233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1.3489*LOG(([.A234]-118);2)+6.6511" office:value-type="float" office:value="15.8679853401068" calcext:value-type="float">
            <text:p>15.8679853401</text:p>
          </table:table-cell>
          <table:table-cell table:formula="of:=ROUND([.B234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1.3489*LOG(([.A235]-118);2)+6.6511" office:value-type="float" office:value="15.8849815297189" calcext:value-type="float">
            <text:p>15.8849815297</text:p>
          </table:table-cell>
          <table:table-cell table:formula="of:=ROUND([.B235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.3489*LOG(([.A236]-118);2)+6.6511" office:value-type="float" office:value="15.9018305643276" calcext:value-type="float">
            <text:p>15.9018305643</text:p>
          </table:table-cell>
          <table:table-cell table:formula="of:=ROUND([.B236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1.3489*LOG(([.A237]-118);2)+6.6511" office:value-type="float" office:value="15.9185349702461" calcext:value-type="float">
            <text:p>15.9185349702</text:p>
          </table:table-cell>
          <table:table-cell table:formula="of:=ROUND([.B237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1.3489*LOG(([.A238]-118);2)+6.6511" office:value-type="float" office:value="15.9350972092842" calcext:value-type="float">
            <text:p>15.9350972093</text:p>
          </table:table-cell>
          <table:table-cell table:formula="of:=ROUND([.B238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1.3489*LOG(([.A239]-118);2)+6.6511" office:value-type="float" office:value="15.9515196809261" calcext:value-type="float">
            <text:p>15.9515196809</text:p>
          </table:table-cell>
          <table:table-cell table:formula="of:=ROUND([.B239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1.3489*LOG(([.A240]-118);2)+6.6511" office:value-type="float" office:value="15.9678047244163" calcext:value-type="float">
            <text:p>15.9678047244</text:p>
          </table:table-cell>
          <table:table-cell table:formula="of:=ROUND([.B240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1.3489*LOG(([.A241]-118);2)+6.6511" office:value-type="float" office:value="15.9839546207597" calcext:value-type="float">
            <text:p>15.9839546208</text:p>
          </table:table-cell>
          <table:table-cell table:formula="of:=ROUND([.B241]; 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1.3489*LOG(([.A242]-118);2)+6.6511" office:value-type="float" office:value="15.9999715946386" calcext:value-type="float">
            <text:p>15.9999715946</text:p>
          </table:table-cell>
          <table:table-cell table:formula="of:=ROUND([.B242]; 0)" office:value-type="float" office:value="16" calcext:value-type="float">
            <text:p>16</text:p>
          </table:table-cell>
          <table:table-cell table:number-columns-repeated="3"/>
        </table:table-row>
      </table:table>
      <table:table table:name="Root" table:style-name="ta1">
        <table:shapes>
          <draw:frame draw:z-index="0" draw:style-name="gr1" draw:text-style-name="P1" svg:width="6.2992in" svg:height="3.5382in" svg:x="4.2248in" svg:y="0.1469in">
            <draw:object draw:notify-on-update-of-ranges="Root.A2:Root.A242 Root.B2:Root.B2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und(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0.7303*SQRT(ABS([.A2]-120))+8" office:value-type="float" office:value="-0.0000356749204577511" calcext:value-type="float">
            <text:p>-3.56749204577511E-005</text:p>
          </table:table-cell>
          <table:table-cell table:formula="of:=ROUND([.B2];0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0.7303*SQRT(ABS([.A3]-120))+8" office:value-type="float" office:value="0.0333675426815372" calcext:value-type="float">
            <text:p>0.0333675427</text:p>
          </table:table-cell>
          <table:table-cell table:formula="of:=ROUND([.B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0.7303*SQRT(ABS([.A4]-120))+8" office:value-type="float" office:value="0.066911407276482" calcext:value-type="float">
            <text:p>0.0669114073</text:p>
          </table:table-cell>
          <table:table-cell table:formula="of:=ROUND([.B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0.7303*SQRT(ABS([.A5]-120))+8" office:value-type="float" office:value="0.100597710585944" calcext:value-type="float">
            <text:p>0.1005977106</text:p>
          </table:table-cell>
          <table:table-cell table:formula="of:=ROUND([.B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0.7303*SQRT(ABS([.A6]-120))+8" office:value-type="float" office:value="0.134428282699343" calcext:value-type="float">
            <text:p>0.1344282827</text:p>
          </table:table-cell>
          <table:table-cell table:formula="of:=ROUND([.B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0.7303*SQRT(ABS([.A7]-120))+8" office:value-type="float" office:value="0.168404993234137" calcext:value-type="float">
            <text:p>0.1684049932</text:p>
          </table:table-cell>
          <table:table-cell table:formula="of:=ROUND([.B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0.7303*SQRT(ABS([.A8]-120))+8" office:value-type="float" office:value="0.202529752541532" calcext:value-type="float">
            <text:p>0.2025297525</text:p>
          </table:table-cell>
          <table:table-cell table:formula="of:=ROUND([.B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0.7303*SQRT(ABS([.A9]-120))+8" office:value-type="float" office:value="0.236804512959885" calcext:value-type="float">
            <text:p>0.236804513</text:p>
          </table:table-cell>
          <table:table-cell table:formula="of:=ROUND([.B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0.7303*SQRT(ABS([.A10]-120))+8" office:value-type="float" office:value="0.271231270118117" calcext:value-type="float">
            <text:p>0.2712312701</text:p>
          </table:table-cell>
          <table:table-cell table:formula="of:=ROUND([.B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0.7303*SQRT(ABS([.A11]-120))+8" office:value-type="float" office:value="0.305812064291644" calcext:value-type="float">
            <text:p>0.3058120643</text:p>
          </table:table-cell>
          <table:table-cell table:formula="of:=ROUND([.B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0.7303*SQRT(ABS([.A12]-120))+8" office:value-type="float" office:value="0.340548981813383" calcext:value-type="float">
            <text:p>0.3405489818</text:p>
          </table:table-cell>
          <table:table-cell table:formula="of:=ROUND([.B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0.7303*SQRT(ABS([.A13]-120))+8" office:value-type="float" office:value="0.375444156542624" calcext:value-type="float">
            <text:p>0.3754441565</text:p>
          </table:table-cell>
          <table:table-cell table:formula="of:=ROUND([.B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0.7303*SQRT(ABS([.A14]-120))+8" office:value-type="float" office:value="0.410499771394693" calcext:value-type="float">
            <text:p>0.4104997714</text:p>
          </table:table-cell>
          <table:table-cell table:formula="of:=ROUND([.B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0.7303*SQRT(ABS([.A15]-120))+8" office:value-type="float" office:value="0.445718059934483" calcext:value-type="float">
            <text:p>0.4457180599</text:p>
          </table:table-cell>
          <table:table-cell table:formula="of:=ROUND([.B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0.7303*SQRT(ABS([.A16]-120))+8" office:value-type="float" office:value="0.481101308037193" calcext:value-type="float">
            <text:p>0.481101308</text:p>
          </table:table-cell>
          <table:table-cell table:formula="of:=ROUND([.B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0.7303*SQRT(ABS([.A17]-120))+8" office:value-type="float" office:value="0.516651855619705" calcext:value-type="float">
            <text:p>0.5166518556</text:p>
          </table:table-cell>
          <table:table-cell table:formula="of:=ROUND([.B1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0.7303*SQRT(ABS([.A18]-120))+8" office:value-type="float" office:value="0.552372098446378" calcext:value-type="float">
            <text:p>0.5523720984</text:p>
          </table:table-cell>
          <table:table-cell table:formula="of:=ROUND([.B1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0.7303*SQRT(ABS([.A19]-120))+8" office:value-type="float" office:value="0.588264490013152" calcext:value-type="float">
            <text:p>0.58826449</text:p>
          </table:table-cell>
          <table:table-cell table:formula="of:=ROUND([.B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0.7303*SQRT(ABS([.A20]-120))+8" office:value-type="float" office:value="0.624331543514174" calcext:value-type="float">
            <text:p>0.6243315435</text:p>
          </table:table-cell>
          <table:table-cell table:formula="of:=ROUND([.B2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0.7303*SQRT(ABS([.A21]-120))+8" office:value-type="float" office:value="0.660575833895414" calcext:value-type="float">
            <text:p>0.6605758339</text:p>
          </table:table-cell>
          <table:table-cell table:formula="of:=ROUND([.B2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0.7303*SQRT(ABS([.A22]-120))+8" office:value-type="float" office:value="0.696999999999999" calcext:value-type="float">
            <text:p>0.697</text:p>
          </table:table-cell>
          <table:table-cell table:formula="of:=ROUND([.B2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0.7303*SQRT(ABS([.A23]-120))+8" office:value-type="float" office:value="0.733606746810354" calcext:value-type="float">
            <text:p>0.7336067468</text:p>
          </table:table-cell>
          <table:table-cell table:formula="of:=ROUND([.B2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0.7303*SQRT(ABS([.A24]-120))+8" office:value-type="float" office:value="0.7703988477925" calcext:value-type="float">
            <text:p>0.7703988478</text:p>
          </table:table-cell>
          <table:table-cell table:formula="of:=ROUND([.B2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0.7303*SQRT(ABS([.A25]-120))+8" office:value-type="float" office:value="0.807379147348304" calcext:value-type="float">
            <text:p>0.8073791473</text:p>
          </table:table-cell>
          <table:table-cell table:formula="of:=ROUND([.B2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0.7303*SQRT(ABS([.A26]-120))+8" office:value-type="float" office:value="0.84455056338178" calcext:value-type="float">
            <text:p>0.8445505634</text:p>
          </table:table-cell>
          <table:table-cell table:formula="of:=ROUND([.B2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0.7303*SQRT(ABS([.A27]-120))+8" office:value-type="float" office:value="0.881916089986014" calcext:value-type="float">
            <text:p>0.88191609</text:p>
          </table:table-cell>
          <table:table-cell table:formula="of:=ROUND([.B2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0.7303*SQRT(ABS([.A28]-120))+8" office:value-type="float" office:value="0.919478800257709" calcext:value-type="float">
            <text:p>0.9194788003</text:p>
          </table:table-cell>
          <table:table-cell table:formula="of:=ROUND([.B2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0.7303*SQRT(ABS([.A29]-120))+8" office:value-type="float" office:value="0.957241849246844" calcext:value-type="float">
            <text:p>0.9572418492</text:p>
          </table:table-cell>
          <table:table-cell table:formula="of:=ROUND([.B2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0.7303*SQRT(ABS([.A30]-120))+8" office:value-type="float" office:value="0.995208477049442" calcext:value-type="float">
            <text:p>0.995208477</text:p>
          </table:table-cell>
          <table:table-cell table:formula="of:=ROUND([.B3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0.7303*SQRT(ABS([.A31]-120))+8" office:value-type="float" office:value="1.03338201205205" calcext:value-type="float">
            <text:p>1.0333820121</text:p>
          </table:table-cell>
          <table:table-cell table:formula="of:=ROUND([.B3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0.7303*SQRT(ABS([.A32]-120))+8" office:value-type="float" office:value="1.0717658743371" calcext:value-type="float">
            <text:p>1.0717658743</text:p>
          </table:table-cell>
          <table:table-cell table:formula="of:=ROUND([.B3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0.7303*SQRT(ABS([.A33]-120))+8" office:value-type="float" office:value="1.11036357925906" calcext:value-type="float">
            <text:p>1.1103635793</text:p>
          </table:table-cell>
          <table:table-cell table:formula="of:=ROUND([.B3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0.7303*SQRT(ABS([.A34]-120))+8" office:value-type="float" office:value="1.1491787412019" calcext:value-type="float">
            <text:p>1.1491787412</text:p>
          </table:table-cell>
          <table:table-cell table:formula="of:=ROUND([.B3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0.7303*SQRT(ABS([.A35]-120))+8" office:value-type="float" office:value="1.18821507752924" calcext:value-type="float">
            <text:p>1.1882150775</text:p>
          </table:table-cell>
          <table:table-cell table:formula="of:=ROUND([.B3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0.7303*SQRT(ABS([.A36]-120))+8" office:value-type="float" office:value="1.22747641273949" calcext:value-type="float">
            <text:p>1.2274764127</text:p>
          </table:table-cell>
          <table:table-cell table:formula="of:=ROUND([.B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0.7303*SQRT(ABS([.A37]-120))+8" office:value-type="float" office:value="1.266966682839" calcext:value-type="float">
            <text:p>1.2669666828</text:p>
          </table:table-cell>
          <table:table-cell table:formula="of:=ROUND([.B3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0.7303*SQRT(ABS([.A38]-120))+8" office:value-type="float" office:value="1.3066899399475" calcext:value-type="float">
            <text:p>1.3066899399</text:p>
          </table:table-cell>
          <table:table-cell table:formula="of:=ROUND([.B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0.7303*SQRT(ABS([.A39]-120))+8" office:value-type="float" office:value="1.34665035715092" calcext:value-type="float">
            <text:p>1.3466503572</text:p>
          </table:table-cell>
          <table:table-cell table:formula="of:=ROUND([.B3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0.7303*SQRT(ABS([.A40]-120))+8" office:value-type="float" office:value="1.38685223361824" calcext:value-type="float">
            <text:p>1.3868522336</text:p>
          </table:table-cell>
          <table:table-cell table:formula="of:=ROUND([.B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0.7303*SQRT(ABS([.A41]-120))+8" office:value-type="float" office:value="1.4273" calcext:value-type="float">
            <text:p>1.4273</text:p>
          </table:table-cell>
          <table:table-cell table:formula="of:=ROUND([.B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0.7303*SQRT(ABS([.A42]-120))+8" office:value-type="float" office:value="1.46799822412761" calcext:value-type="float">
            <text:p>1.4679982241</text:p>
          </table:table-cell>
          <table:table-cell table:formula="of:=ROUND([.B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-0.7303*SQRT(ABS([.A43]-120))+8" office:value-type="float" office:value="1.50895161703443" calcext:value-type="float">
            <text:p>1.508951617</text:p>
          </table:table-cell>
          <table:table-cell table:formula="of:=ROUND([.B4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0.7303*SQRT(ABS([.A44]-120))+8" office:value-type="float" office:value="1.55016503932077" calcext:value-type="float">
            <text:p>1.5501650393</text:p>
          </table:table-cell>
          <table:table-cell table:formula="of:=ROUND([.B4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-0.7303*SQRT(ABS([.A45]-120))+8" office:value-type="float" office:value="1.59164350788753" calcext:value-type="float">
            <text:p>1.5916435079</text:p>
          </table:table-cell>
          <table:table-cell table:formula="of:=ROUND([.B4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-0.7303*SQRT(ABS([.A46]-120))+8" office:value-type="float" office:value="1.63339220306449" calcext:value-type="float">
            <text:p>1.6333922031</text:p>
          </table:table-cell>
          <table:table-cell table:formula="of:=ROUND([.B4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0.7303*SQRT(ABS([.A47]-120))+8" office:value-type="float" office:value="1.67541647616224" calcext:value-type="float">
            <text:p>1.6754164762</text:p>
          </table:table-cell>
          <table:table-cell table:formula="of:=ROUND([.B4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-0.7303*SQRT(ABS([.A48]-120))+8" office:value-type="float" office:value="1.71772185747877" calcext:value-type="float">
            <text:p>1.7177218575</text:p>
          </table:table-cell>
          <table:table-cell table:formula="of:=ROUND([.B4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-0.7303*SQRT(ABS([.A49]-120))+8" office:value-type="float" office:value="1.76031406479461" calcext:value-type="float">
            <text:p>1.7603140648</text:p>
          </table:table-cell>
          <table:table-cell table:formula="of:=ROUND([.B4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0.7303*SQRT(ABS([.A50]-120))+8" office:value-type="float" office:value="1.80319901239357" calcext:value-type="float">
            <text:p>1.8031990124</text:p>
          </table:table-cell>
          <table:table-cell table:formula="of:=ROUND([.B5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-0.7303*SQRT(ABS([.A51]-120))+8" office:value-type="float" office:value="1.8463828206493" calcext:value-type="float">
            <text:p>1.8463828206</text:p>
          </table:table-cell>
          <table:table-cell table:formula="of:=ROUND([.B5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0.7303*SQRT(ABS([.A52]-120))+8" office:value-type="float" office:value="1.88987182622165" calcext:value-type="float">
            <text:p>1.8898718262</text:p>
          </table:table-cell>
          <table:table-cell table:formula="of:=ROUND([.B5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0.7303*SQRT(ABS([.A53]-120))+8" office:value-type="float" office:value="1.93367259291093" calcext:value-type="float">
            <text:p>1.9336725929</text:p>
          </table:table-cell>
          <table:table-cell table:formula="of:=ROUND([.B5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-0.7303*SQRT(ABS([.A54]-120))+8" office:value-type="float" office:value="1.97779192322284" calcext:value-type="float">
            <text:p>1.9777919232</text:p>
          </table:table-cell>
          <table:table-cell table:formula="of:=ROUND([.B5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-0.7303*SQRT(ABS([.A55]-120))+8" office:value-type="float" office:value="2.02223687070155" calcext:value-type="float">
            <text:p>2.0222368707</text:p>
          </table:table-cell>
          <table:table-cell table:formula="of:=ROUND([.B5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0.7303*SQRT(ABS([.A56]-120))+8" office:value-type="float" office:value="2.06701475309436" calcext:value-type="float">
            <text:p>2.0670147531</text:p>
          </table:table-cell>
          <table:table-cell table:formula="of:=ROUND([.B5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-0.7303*SQRT(ABS([.A57]-120))+8" office:value-type="float" office:value="2.11213316641757" calcext:value-type="float">
            <text:p>2.1121331664</text:p>
          </table:table-cell>
          <table:table-cell table:formula="of:=ROUND([.B5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-0.7303*SQRT(ABS([.A58]-120))+8" office:value-type="float" office:value="2.1576" calcext:value-type="float">
            <text:p>2.1576</text:p>
          </table:table-cell>
          <table:table-cell table:formula="of:=ROUND([.B5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0.7303*SQRT(ABS([.A59]-120))+8" office:value-type="float" office:value="2.20342345258859" calcext:value-type="float">
            <text:p>2.2034234526</text:p>
          </table:table-cell>
          <table:table-cell table:formula="of:=ROUND([.B5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-0.7303*SQRT(ABS([.A60]-120))+8" office:value-type="float" office:value="2.24961204960917" calcext:value-type="float">
            <text:p>2.2496120496</text:p>
          </table:table-cell>
          <table:table-cell table:formula="of:=ROUND([.B6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-0.7303*SQRT(ABS([.A61]-120))+8" office:value-type="float" office:value="2.29617466168537" calcext:value-type="float">
            <text:p>2.2961746617</text:p>
          </table:table-cell>
          <table:table-cell table:formula="of:=ROUND([.B6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0.7303*SQRT(ABS([.A62]-120))+8" office:value-type="float" office:value="2.34312052452945" calcext:value-type="float">
            <text:p>2.3431205245</text:p>
          </table:table-cell>
          <table:table-cell table:formula="of:=ROUND([.B6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-0.7303*SQRT(ABS([.A63]-120))+8" office:value-type="float" office:value="2.39045926033156" calcext:value-type="float">
            <text:p>2.3904592603</text:p>
          </table:table-cell>
          <table:table-cell table:formula="of:=ROUND([.B6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-0.7303*SQRT(ABS([.A64]-120))+8" office:value-type="float" office:value="2.43820090078759" calcext:value-type="float">
            <text:p>2.4382009008</text:p>
          </table:table-cell>
          <table:table-cell table:formula="of:=ROUND([.B6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0.7303*SQRT(ABS([.A65]-120))+8" office:value-type="float" office:value="2.48635591192177" calcext:value-type="float">
            <text:p>2.4863559119</text:p>
          </table:table-cell>
          <table:table-cell table:formula="of:=ROUND([.B6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-0.7303*SQRT(ABS([.A66]-120))+8" office:value-type="float" office:value="2.53493522087798" calcext:value-type="float">
            <text:p>2.5349352209</text:p>
          </table:table-cell>
          <table:table-cell table:formula="of:=ROUND([.B6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-0.7303*SQRT(ABS([.A67]-120))+8" office:value-type="float" office:value="2.58395024487404" calcext:value-type="float">
            <text:p>2.5839502449</text:p>
          </table:table-cell>
          <table:table-cell table:formula="of:=ROUND([.B6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0.7303*SQRT(ABS([.A68]-120))+8" office:value-type="float" office:value="2.63341292253633" calcext:value-type="float">
            <text:p>2.6334129225</text:p>
          </table:table-cell>
          <table:table-cell table:formula="of:=ROUND([.B6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-0.7303*SQRT(ABS([.A69]-120))+8" office:value-type="float" office:value="2.68333574785844" calcext:value-type="float">
            <text:p>2.6833357479</text:p>
          </table:table-cell>
          <table:table-cell table:formula="of:=ROUND([.B6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-0.7303*SQRT(ABS([.A70]-120))+8" office:value-type="float" office:value="2.7337318070573" calcext:value-type="float">
            <text:p>2.7337318071</text:p>
          </table:table-cell>
          <table:table-cell table:formula="of:=ROUND([.B7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0.7303*SQRT(ABS([.A71]-120))+8" office:value-type="float" office:value="2.78461481863516" calcext:value-type="float">
            <text:p>2.7846148186</text:p>
          </table:table-cell>
          <table:table-cell table:formula="of:=ROUND([.B7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-0.7303*SQRT(ABS([.A72]-120))+8" office:value-type="float" office:value="2.83599917699464" calcext:value-type="float">
            <text:p>2.835999177</text:p>
          </table:table-cell>
          <table:table-cell table:formula="of:=ROUND([.B7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-0.7303*SQRT(ABS([.A73]-120))+8" office:value-type="float" office:value="2.8879" calcext:value-type="float">
            <text:p>2.8879</text:p>
          </table:table-cell>
          <table:table-cell table:formula="of:=ROUND([.B7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0.7303*SQRT(ABS([.A74]-120))+8" office:value-type="float" office:value="2.9403331809298" calcext:value-type="float">
            <text:p>2.9403331809</text:p>
          </table:table-cell>
          <table:table-cell table:formula="of:=ROUND([.B7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-0.7303*SQRT(ABS([.A75]-120))+8" office:value-type="float" office:value="2.99331544532712" calcext:value-type="float">
            <text:p>2.9933154453</text:p>
          </table:table-cell>
          <table:table-cell table:formula="of:=ROUND([.B7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-0.7303*SQRT(ABS([.A76]-120))+8" office:value-type="float" office:value="3.04686441332362" calcext:value-type="float">
            <text:p>3.0468644133</text:p>
          </table:table-cell>
          <table:table-cell table:formula="of:=ROUND([.B7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0.7303*SQRT(ABS([.A77]-120))+8" office:value-type="float" office:value="3.10099866809571" calcext:value-type="float">
            <text:p>3.1009986681</text:p>
          </table:table-cell>
          <table:table-cell table:formula="of:=ROUND([.B7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-0.7303*SQRT(ABS([.A78]-120))+8" office:value-type="float" office:value="3.1557378312069" calcext:value-type="float">
            <text:p>3.1557378312</text:p>
          </table:table-cell>
          <table:table-cell table:formula="of:=ROUND([.B7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-0.7303*SQRT(ABS([.A79]-120))+8" office:value-type="float" office:value="3.21110264570225" calcext:value-type="float">
            <text:p>3.2111026457</text:p>
          </table:table-cell>
          <table:table-cell table:formula="of:=ROUND([.B7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0.7303*SQRT(ABS([.A80]-120))+8" office:value-type="float" office:value="3.26711506795274" calcext:value-type="float">
            <text:p>3.267115068</text:p>
          </table:table-cell>
          <table:table-cell table:formula="of:=ROUND([.B8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-0.7303*SQRT(ABS([.A81]-120))+8" office:value-type="float" office:value="3.32379836940279" calcext:value-type="float">
            <text:p>3.3237983694</text:p>
          </table:table-cell>
          <table:table-cell table:formula="of:=ROUND([.B8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0.7303*SQRT(ABS([.A82]-120))+8" office:value-type="float" office:value="3.38117724955806" calcext:value-type="float">
            <text:p>3.3811772496</text:p>
          </table:table-cell>
          <table:table-cell table:formula="of:=ROUND([.B8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0.7303*SQRT(ABS([.A83]-120))+8" office:value-type="float" office:value="3.43927796176965" calcext:value-type="float">
            <text:p>3.4392779618</text:p>
          </table:table-cell>
          <table:table-cell table:formula="of:=ROUND([.B8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-0.7303*SQRT(ABS([.A84]-120))+8" office:value-type="float" office:value="3.49812845363176" calcext:value-type="float">
            <text:p>3.4981284536</text:p>
          </table:table-cell>
          <table:table-cell table:formula="of:=ROUND([.B8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-0.7303*SQRT(ABS([.A85]-120))+8" office:value-type="float" office:value="3.55775852412321" calcext:value-type="float">
            <text:p>3.5577585241</text:p>
          </table:table-cell>
          <table:table-cell table:formula="of:=ROUND([.B8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0.7303*SQRT(ABS([.A86]-120))+8" office:value-type="float" office:value="3.6182" calcext:value-type="float">
            <text:p>3.6182</text:p>
          </table:table-cell>
          <table:table-cell table:formula="of:=ROUND([.B8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-0.7303*SQRT(ABS([.A87]-120))+8" office:value-type="float" office:value="3.67948693440235" calcext:value-type="float">
            <text:p>3.6794869344</text:p>
          </table:table-cell>
          <table:table-cell table:formula="of:=ROUND([.B8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-0.7303*SQRT(ABS([.A88]-120))+8" office:value-type="float" office:value="3.74165583119448" calcext:value-type="float">
            <text:p>3.7416558312</text:p>
          </table:table-cell>
          <table:table-cell table:formula="of:=ROUND([.B8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0.7303*SQRT(ABS([.A89]-120))+8" office:value-type="float" office:value="3.80474589923328" calcext:value-type="float">
            <text:p>3.8047458992</text:p>
          </table:table-cell>
          <table:table-cell table:formula="of:=ROUND([.B8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-0.7303*SQRT(ABS([.A90]-120))+8" office:value-type="float" office:value="3.86879934159571" calcext:value-type="float">
            <text:p>3.8687993416</text:p>
          </table:table-cell>
          <table:table-cell table:formula="of:=ROUND([.B9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-0.7303*SQRT(ABS([.A91]-120))+8" office:value-type="float" office:value="3.93386168582524" calcext:value-type="float">
            <text:p>3.9338616858</text:p>
          </table:table-cell>
          <table:table-cell table:formula="of:=ROUND([.B91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0.7303*SQRT(ABS([.A92]-120))+8" office:value-type="float" office:value="3.99998216253977" calcext:value-type="float">
            <text:p>3.9999821625</text:p>
          </table:table-cell>
          <table:table-cell table:formula="of:=ROUND([.B9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-0.7303*SQRT(ABS([.A93]-120))+8" office:value-type="float" office:value="4.06721414134967" calcext:value-type="float">
            <text:p>4.0672141413</text:p>
          </table:table-cell>
          <table:table-cell table:formula="of:=ROUND([.B9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-0.7303*SQRT(ABS([.A94]-120))+8" office:value-type="float" office:value="4.13561563505906" calcext:value-type="float">
            <text:p>4.1356156351</text:p>
          </table:table-cell>
          <table:table-cell table:formula="of:=ROUND([.B94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-0.7303*SQRT(ABS([.A95]-120))+8" office:value-type="float" office:value="4.20524988569735" calcext:value-type="float">
            <text:p>4.2052498857</text:p>
          </table:table-cell>
          <table:table-cell table:formula="of:=ROUND([.B9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-0.7303*SQRT(ABS([.A96]-120))+8" office:value-type="float" office:value="4.27618604922319" calcext:value-type="float">
            <text:p>4.2761860492</text:p>
          </table:table-cell>
          <table:table-cell table:formula="of:=ROUND([.B9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-0.7303*SQRT(ABS([.A97]-120))+8" office:value-type="float" office:value="4.3485" calcext:value-type="float">
            <text:p>4.3485</text:p>
          </table:table-cell>
          <table:table-cell table:formula="of:=ROUND([.B9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-0.7303*SQRT(ABS([.A98]-120))+8" office:value-type="float" office:value="4.42227528169089" calcext:value-type="float">
            <text:p>4.4222752817</text:p>
          </table:table-cell>
          <table:table-cell table:formula="of:=ROUND([.B9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-0.7303*SQRT(ABS([.A99]-120))+8" office:value-type="float" office:value="4.49760423852472" calcext:value-type="float">
            <text:p>4.4976042385</text:p>
          </table:table-cell>
          <table:table-cell table:formula="of:=ROUND([.B9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-0.7303*SQRT(ABS([.A100]-120))+8" office:value-type="float" office:value="4.57458937060095" calcext:value-type="float">
            <text:p>4.5745893706</text:p>
          </table:table-cell>
          <table:table-cell table:formula="of:=ROUND([.B10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-0.7303*SQRT(ABS([.A101]-120))+8" office:value-type="float" office:value="4.65334496997375" calcext:value-type="float">
            <text:p>4.65334497</text:p>
          </table:table-cell>
          <table:table-cell table:formula="of:=ROUND([.B10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0.7303*SQRT(ABS([.A102]-120))+8" office:value-type="float" office:value="4.73399911206381" calcext:value-type="float">
            <text:p>4.7339991121</text:p>
          </table:table-cell>
          <table:table-cell table:formula="of:=ROUND([.B102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-0.7303*SQRT(ABS([.A103]-120))+8" office:value-type="float" office:value="4.81669610153225" calcext:value-type="float">
            <text:p>4.8166961015</text:p>
          </table:table-cell>
          <table:table-cell table:formula="of:=ROUND([.B10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-0.7303*SQRT(ABS([.A104]-120))+8" office:value-type="float" office:value="4.90159950619679" calcext:value-type="float">
            <text:p>4.9015995062</text:p>
          </table:table-cell>
          <table:table-cell table:formula="of:=ROUND([.B10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-0.7303*SQRT(ABS([.A105]-120))+8" office:value-type="float" office:value="4.98889596161142" calcext:value-type="float">
            <text:p>4.9888959616</text:p>
          </table:table-cell>
          <table:table-cell table:formula="of:=ROUND([.B105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-0.7303*SQRT(ABS([.A106]-120))+8" office:value-type="float" office:value="5.0788" calcext:value-type="float">
            <text:p>5.0788</text:p>
          </table:table-cell>
          <table:table-cell table:formula="of:=ROUND([.B10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-0.7303*SQRT(ABS([.A107]-120))+8" office:value-type="float" office:value="5.17156026226472" calcext:value-type="float">
            <text:p>5.1715602623</text:p>
          </table:table-cell>
          <table:table-cell table:formula="of:=ROUND([.B10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-0.7303*SQRT(ABS([.A108]-120))+8" office:value-type="float" office:value="5.26746761043899" calcext:value-type="float">
            <text:p>5.2674676104</text:p>
          </table:table-cell>
          <table:table-cell table:formula="of:=ROUND([.B108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-0.7303*SQRT(ABS([.A109]-120))+8" office:value-type="float" office:value="5.36686590352865" calcext:value-type="float">
            <text:p>5.3668659035</text:p>
          </table:table-cell>
          <table:table-cell table:formula="of:=ROUND([.B109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-0.7303*SQRT(ABS([.A110]-120))+8" office:value-type="float" office:value="5.4701665904649" calcext:value-type="float">
            <text:p>5.4701665905</text:p>
          </table:table-cell>
          <table:table-cell table:formula="of:=ROUND([.B11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-0.7303*SQRT(ABS([.A111]-120))+8" office:value-type="float" office:value="5.57786891560345" calcext:value-type="float">
            <text:p>5.5778689156</text:p>
          </table:table-cell>
          <table:table-cell table:formula="of:=ROUND([.B111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-0.7303*SQRT(ABS([.A112]-120))+8" office:value-type="float" office:value="5.69058862477903" calcext:value-type="float">
            <text:p>5.6905886248</text:p>
          </table:table-cell>
          <table:table-cell table:formula="of:=ROUND([.B112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-0.7303*SQRT(ABS([.A113]-120))+8" office:value-type="float" office:value="5.8091" calcext:value-type="float">
            <text:p>5.8091</text:p>
          </table:table-cell>
          <table:table-cell table:formula="of:=ROUND([.B113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-0.7303*SQRT(ABS([.A114]-120))+8" office:value-type="float" office:value="5.93439967079786" calcext:value-type="float">
            <text:p>5.9343996708</text:p>
          </table:table-cell>
          <table:table-cell table:formula="of:=ROUND([.B114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-0.7303*SQRT(ABS([.A115]-120))+8" office:value-type="float" office:value="6.06780781752953" calcext:value-type="float">
            <text:p>6.0678078175</text:p>
          </table:table-cell>
          <table:table-cell table:formula="of:=ROUND([.B115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-0.7303*SQRT(ABS([.A116]-120))+8" office:value-type="float" office:value="6.21113764084545" calcext:value-type="float">
            <text:p>6.2111376408</text:p>
          </table:table-cell>
          <table:table-cell table:formula="of:=ROUND([.B116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-0.7303*SQRT(ABS([.A117]-120))+8" office:value-type="float" office:value="6.3669995560319" calcext:value-type="float">
            <text:p>6.366999556</text:p>
          </table:table-cell>
          <table:table-cell table:formula="of:=ROUND([.B117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-0.7303*SQRT(ABS([.A118]-120))+8" office:value-type="float" office:value="6.5394" calcext:value-type="float">
            <text:p>6.5394</text:p>
          </table:table-cell>
          <table:table-cell table:formula="of:=ROUND([.B118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-0.7303*SQRT(ABS([.A119]-120))+8" office:value-type="float" office:value="6.73508329523245" calcext:value-type="float">
            <text:p>6.7350832952</text:p>
          </table:table-cell>
          <table:table-cell table:formula="of:=ROUND([.B119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-0.7303*SQRT(ABS([.A120]-120))+8" office:value-type="float" office:value="6.96719983539893" calcext:value-type="float">
            <text:p>6.9671998354</text:p>
          </table:table-cell>
          <table:table-cell table:formula="of:=ROUND([.B120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-0.7303*SQRT(ABS([.A121]-120))+8" office:value-type="float" office:value="7.2697" calcext:value-type="float">
            <text:p>7.2697</text:p>
          </table:table-cell>
          <table:table-cell table:formula="of:=ROUND([.B12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-0.7303*SQRT(ABS([.A122]-120))+8" office:value-type="float" office:value="8" calcext:value-type="float">
            <text:p>8</text:p>
          </table:table-cell>
          <table:table-cell table:formula="of:=ROUND([.B122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0.7303*SQRT(([.A123]-120))+8" office:value-type="float" office:value="8.7303" calcext:value-type="float">
            <text:p>8.7303</text:p>
          </table:table-cell>
          <table:table-cell table:formula="of:=ROUND([.B123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.7303*SQRT(([.A124]-120))+8" office:value-type="float" office:value="9.03280016460107" calcext:value-type="float">
            <text:p>9.0328001646</text:p>
          </table:table-cell>
          <table:table-cell table:formula="of:=ROUND([.B124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0.7303*SQRT(([.A125]-120))+8" office:value-type="float" office:value="9.26491670476755" calcext:value-type="float">
            <text:p>9.2649167048</text:p>
          </table:table-cell>
          <table:table-cell table:formula="of:=ROUND([.B125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.7303*SQRT(([.A126]-120))+8" office:value-type="float" office:value="9.4606" calcext:value-type="float">
            <text:p>9.4606</text:p>
          </table:table-cell>
          <table:table-cell table:formula="of:=ROUND([.B126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7303*SQRT(([.A127]-120))+8" office:value-type="float" office:value="9.6330004439681" calcext:value-type="float">
            <text:p>9.633000444</text:p>
          </table:table-cell>
          <table:table-cell table:formula="of:=ROUND([.B127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.7303*SQRT(([.A128]-120))+8" office:value-type="float" office:value="9.78886235915456" calcext:value-type="float">
            <text:p>9.7888623592</text:p>
          </table:table-cell>
          <table:table-cell table:formula="of:=ROUND([.B128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0.7303*SQRT(([.A129]-120))+8" office:value-type="float" office:value="9.93219218247047" calcext:value-type="float">
            <text:p>9.9321921825</text:p>
          </table:table-cell>
          <table:table-cell table:formula="of:=ROUND([.B129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.7303*SQRT(([.A130]-120))+8" office:value-type="float" office:value="10.0656003292021" calcext:value-type="float">
            <text:p>10.0656003292</text:p>
          </table:table-cell>
          <table:table-cell table:formula="of:=ROUND([.B130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0.7303*SQRT(([.A131]-120))+8" office:value-type="float" office:value="10.1909" calcext:value-type="float">
            <text:p>10.1909</text:p>
          </table:table-cell>
          <table:table-cell table:formula="of:=ROUND([.B131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.7303*SQRT(([.A132]-120))+8" office:value-type="float" office:value="10.309411375221" calcext:value-type="float">
            <text:p>10.3094113752</text:p>
          </table:table-cell>
          <table:table-cell table:formula="of:=ROUND([.B132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0.7303*SQRT(([.A133]-120))+8" office:value-type="float" office:value="10.4221310843965" calcext:value-type="float">
            <text:p>10.4221310844</text:p>
          </table:table-cell>
          <table:table-cell table:formula="of:=ROUND([.B133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.7303*SQRT(([.A134]-120))+8" office:value-type="float" office:value="10.5298334095351" calcext:value-type="float">
            <text:p>10.5298334095</text:p>
          </table:table-cell>
          <table:table-cell table:formula="of:=ROUND([.B134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0.7303*SQRT(([.A135]-120))+8" office:value-type="float" office:value="10.6331340964714" calcext:value-type="float">
            <text:p>10.6331340965</text:p>
          </table:table-cell>
          <table:table-cell table:formula="of:=ROUND([.B135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.7303*SQRT(([.A136]-120))+8" office:value-type="float" office:value="10.732532389561" calcext:value-type="float">
            <text:p>10.7325323896</text:p>
          </table:table-cell>
          <table:table-cell table:formula="of:=ROUND([.B136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0.7303*SQRT(([.A137]-120))+8" office:value-type="float" office:value="10.8284397377353" calcext:value-type="float">
            <text:p>10.8284397377</text:p>
          </table:table-cell>
          <table:table-cell table:formula="of:=ROUND([.B137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.7303*SQRT(([.A138]-120))+8" office:value-type="float" office:value="10.9212" calcext:value-type="float">
            <text:p>10.9212</text:p>
          </table:table-cell>
          <table:table-cell table:formula="of:=ROUND([.B138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0.7303*SQRT(([.A139]-120))+8" office:value-type="float" office:value="11.0111040383886" calcext:value-type="float">
            <text:p>11.0111040384</text:p>
          </table:table-cell>
          <table:table-cell table:formula="of:=ROUND([.B139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.7303*SQRT(([.A140]-120))+8" office:value-type="float" office:value="11.0984004938032" calcext:value-type="float">
            <text:p>11.0984004938</text:p>
          </table:table-cell>
          <table:table-cell table:formula="of:=ROUND([.B140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0.7303*SQRT(([.A141]-120))+8" office:value-type="float" office:value="11.1833038984678" calcext:value-type="float">
            <text:p>11.1833038985</text:p>
          </table:table-cell>
          <table:table-cell table:formula="of:=ROUND([.B141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.7303*SQRT(([.A142]-120))+8" office:value-type="float" office:value="11.2660008879362" calcext:value-type="float">
            <text:p>11.2660008879</text:p>
          </table:table-cell>
          <table:table-cell table:formula="of:=ROUND([.B142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0.7303*SQRT(([.A143]-120))+8" office:value-type="float" office:value="11.3466550300263" calcext:value-type="float">
            <text:p>11.34665503</text:p>
          </table:table-cell>
          <table:table-cell table:formula="of:=ROUND([.B143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.7303*SQRT(([.A144]-120))+8" office:value-type="float" office:value="11.4254106293991" calcext:value-type="float">
            <text:p>11.4254106294</text:p>
          </table:table-cell>
          <table:table-cell table:formula="of:=ROUND([.B144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0.7303*SQRT(([.A145]-120))+8" office:value-type="float" office:value="11.5023957614753" calcext:value-type="float">
            <text:p>11.5023957615</text:p>
          </table:table-cell>
          <table:table-cell table:formula="of:=ROUND([.B14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.7303*SQRT(([.A146]-120))+8" office:value-type="float" office:value="11.5777247183091" calcext:value-type="float">
            <text:p>11.5777247183</text:p>
          </table:table-cell>
          <table:table-cell table:formula="of:=ROUND([.B146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0.7303*SQRT(([.A147]-120))+8" office:value-type="float" office:value="11.6515" calcext:value-type="float">
            <text:p>11.6515</text:p>
          </table:table-cell>
          <table:table-cell table:formula="of:=ROUND([.B14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.7303*SQRT(([.A148]-120))+8" office:value-type="float" office:value="11.7238139507768" calcext:value-type="float">
            <text:p>11.7238139508</text:p>
          </table:table-cell>
          <table:table-cell table:formula="of:=ROUND([.B14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0.7303*SQRT(([.A149]-120))+8" office:value-type="float" office:value="11.7947501143027" calcext:value-type="float">
            <text:p>11.7947501143</text:p>
          </table:table-cell>
          <table:table-cell table:formula="of:=ROUND([.B14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.7303*SQRT(([.A150]-120))+8" office:value-type="float" office:value="11.8643843649409" calcext:value-type="float">
            <text:p>11.8643843649</text:p>
          </table:table-cell>
          <table:table-cell table:formula="of:=ROUND([.B150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0.7303*SQRT(([.A151]-120))+8" office:value-type="float" office:value="11.9327858586503" calcext:value-type="float">
            <text:p>11.9327858587</text:p>
          </table:table-cell>
          <table:table-cell table:formula="of:=ROUND([.B151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7303*SQRT(([.A152]-120))+8" office:value-type="float" office:value="12.0000178374602" calcext:value-type="float">
            <text:p>12.0000178375</text:p>
          </table:table-cell>
          <table:table-cell table:formula="of:=ROUND([.B152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0.7303*SQRT(([.A153]-120))+8" office:value-type="float" office:value="12.0661383141748" calcext:value-type="float">
            <text:p>12.0661383142</text:p>
          </table:table-cell>
          <table:table-cell table:formula="of:=ROUND([.B153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.7303*SQRT(([.A154]-120))+8" office:value-type="float" office:value="12.1312006584043" calcext:value-type="float">
            <text:p>12.1312006584</text:p>
          </table:table-cell>
          <table:table-cell table:formula="of:=ROUND([.B154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0.7303*SQRT(([.A155]-120))+8" office:value-type="float" office:value="12.1952541007667" calcext:value-type="float">
            <text:p>12.1952541008</text:p>
          </table:table-cell>
          <table:table-cell table:formula="of:=ROUND([.B15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.7303*SQRT(([.A156]-120))+8" office:value-type="float" office:value="12.2583441688055" calcext:value-type="float">
            <text:p>12.2583441688</text:p>
          </table:table-cell>
          <table:table-cell table:formula="of:=ROUND([.B156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0.7303*SQRT(([.A157]-120))+8" office:value-type="float" office:value="12.3205130655977" calcext:value-type="float">
            <text:p>12.3205130656</text:p>
          </table:table-cell>
          <table:table-cell table:formula="of:=ROUND([.B15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.7303*SQRT(([.A158]-120))+8" office:value-type="float" office:value="12.3818" calcext:value-type="float">
            <text:p>12.3818</text:p>
          </table:table-cell>
          <table:table-cell table:formula="of:=ROUND([.B15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0.7303*SQRT(([.A159]-120))+8" office:value-type="float" office:value="12.4422414758768" calcext:value-type="float">
            <text:p>12.4422414759</text:p>
          </table:table-cell>
          <table:table-cell table:formula="of:=ROUND([.B15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.7303*SQRT(([.A160]-120))+8" office:value-type="float" office:value="12.5018715463682" calcext:value-type="float">
            <text:p>12.5018715464</text:p>
          </table:table-cell>
          <table:table-cell table:formula="of:=ROUND([.B16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0.7303*SQRT(([.A161]-120))+8" office:value-type="float" office:value="12.5607220382304" calcext:value-type="float">
            <text:p>12.5607220382</text:p>
          </table:table-cell>
          <table:table-cell table:formula="of:=ROUND([.B16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.7303*SQRT(([.A162]-120))+8" office:value-type="float" office:value="12.6188227504419" calcext:value-type="float">
            <text:p>12.6188227504</text:p>
          </table:table-cell>
          <table:table-cell table:formula="of:=ROUND([.B16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0.7303*SQRT(([.A163]-120))+8" office:value-type="float" office:value="12.6762016305972" calcext:value-type="float">
            <text:p>12.6762016306</text:p>
          </table:table-cell>
          <table:table-cell table:formula="of:=ROUND([.B16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.7303*SQRT(([.A164]-120))+8" office:value-type="float" office:value="12.7328849320473" calcext:value-type="float">
            <text:p>12.732884932</text:p>
          </table:table-cell>
          <table:table-cell table:formula="of:=ROUND([.B16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0.7303*SQRT(([.A165]-120))+8" office:value-type="float" office:value="12.7888973542978" calcext:value-type="float">
            <text:p>12.7888973543</text:p>
          </table:table-cell>
          <table:table-cell table:formula="of:=ROUND([.B165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.7303*SQRT(([.A166]-120))+8" office:value-type="float" office:value="12.8442621687931" calcext:value-type="float">
            <text:p>12.8442621688</text:p>
          </table:table-cell>
          <table:table-cell table:formula="of:=ROUND([.B166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0.7303*SQRT(([.A167]-120))+8" office:value-type="float" office:value="12.8990013319043" calcext:value-type="float">
            <text:p>12.8990013319</text:p>
          </table:table-cell>
          <table:table-cell table:formula="of:=ROUND([.B167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.7303*SQRT(([.A168]-120))+8" office:value-type="float" office:value="12.9531355866764" calcext:value-type="float">
            <text:p>12.9531355867</text:p>
          </table:table-cell>
          <table:table-cell table:formula="of:=ROUND([.B168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0.7303*SQRT(([.A169]-120))+8" office:value-type="float" office:value="13.0066845546729" calcext:value-type="float">
            <text:p>13.0066845547</text:p>
          </table:table-cell>
          <table:table-cell table:formula="of:=ROUND([.B169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.7303*SQRT(([.A170]-120))+8" office:value-type="float" office:value="13.0596668190702" calcext:value-type="float">
            <text:p>13.0596668191</text:p>
          </table:table-cell>
          <table:table-cell table:formula="of:=ROUND([.B17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0.7303*SQRT(([.A171]-120))+8" office:value-type="float" office:value="13.1121" calcext:value-type="float">
            <text:p>13.1121</text:p>
          </table:table-cell>
          <table:table-cell table:formula="of:=ROUND([.B17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.7303*SQRT(([.A172]-120))+8" office:value-type="float" office:value="13.1640008230054" calcext:value-type="float">
            <text:p>13.164000823</text:p>
          </table:table-cell>
          <table:table-cell table:formula="of:=ROUND([.B17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0.7303*SQRT(([.A173]-120))+8" office:value-type="float" office:value="13.2153851813648" calcext:value-type="float">
            <text:p>13.2153851814</text:p>
          </table:table-cell>
          <table:table-cell table:formula="of:=ROUND([.B17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.7303*SQRT(([.A174]-120))+8" office:value-type="float" office:value="13.2662681929427" calcext:value-type="float">
            <text:p>13.2662681929</text:p>
          </table:table-cell>
          <table:table-cell table:formula="of:=ROUND([.B17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0.7303*SQRT(([.A175]-120))+8" office:value-type="float" office:value="13.3166642521416" calcext:value-type="float">
            <text:p>13.3166642521</text:p>
          </table:table-cell>
          <table:table-cell table:formula="of:=ROUND([.B175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.7303*SQRT(([.A176]-120))+8" office:value-type="float" office:value="13.3665870774637" calcext:value-type="float">
            <text:p>13.3665870775</text:p>
          </table:table-cell>
          <table:table-cell table:formula="of:=ROUND([.B176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7303*SQRT(([.A177]-120))+8" office:value-type="float" office:value="13.416049755126" calcext:value-type="float">
            <text:p>13.4160497551</text:p>
          </table:table-cell>
          <table:table-cell table:formula="of:=ROUND([.B177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.7303*SQRT(([.A178]-120))+8" office:value-type="float" office:value="13.465064779122" calcext:value-type="float">
            <text:p>13.4650647791</text:p>
          </table:table-cell>
          <table:table-cell table:formula="of:=ROUND([.B178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0.7303*SQRT(([.A179]-120))+8" office:value-type="float" office:value="13.5136440880782" calcext:value-type="float">
            <text:p>13.5136440881</text:p>
          </table:table-cell>
          <table:table-cell table:formula="of:=ROUND([.B17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.7303*SQRT(([.A180]-120))+8" office:value-type="float" office:value="13.5617990992124" calcext:value-type="float">
            <text:p>13.5617990992</text:p>
          </table:table-cell>
          <table:table-cell table:formula="of:=ROUND([.B18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0.7303*SQRT(([.A181]-120))+8" office:value-type="float" office:value="13.6095407396684" calcext:value-type="float">
            <text:p>13.6095407397</text:p>
          </table:table-cell>
          <table:table-cell table:formula="of:=ROUND([.B18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.7303*SQRT(([.A182]-120))+8" office:value-type="float" office:value="13.6568794754706" calcext:value-type="float">
            <text:p>13.6568794755</text:p>
          </table:table-cell>
          <table:table-cell table:formula="of:=ROUND([.B182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0.7303*SQRT(([.A183]-120))+8" office:value-type="float" office:value="13.7038253383146" calcext:value-type="float">
            <text:p>13.7038253383</text:p>
          </table:table-cell>
          <table:table-cell table:formula="of:=ROUND([.B183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.7303*SQRT(([.A184]-120))+8" office:value-type="float" office:value="13.7503879503908" calcext:value-type="float">
            <text:p>13.7503879504</text:p>
          </table:table-cell>
          <table:table-cell table:formula="of:=ROUND([.B184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0.7303*SQRT(([.A185]-120))+8" office:value-type="float" office:value="13.7965765474114" calcext:value-type="float">
            <text:p>13.7965765474</text:p>
          </table:table-cell>
          <table:table-cell table:formula="of:=ROUND([.B18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.7303*SQRT(([.A186]-120))+8" office:value-type="float" office:value="13.8424" calcext:value-type="float">
            <text:p>13.8424</text:p>
          </table:table-cell>
          <table:table-cell table:formula="of:=ROUND([.B18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0.7303*SQRT(([.A187]-120))+8" office:value-type="float" office:value="13.8878668335824" calcext:value-type="float">
            <text:p>13.8878668336</text:p>
          </table:table-cell>
          <table:table-cell table:formula="of:=ROUND([.B18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.7303*SQRT(([.A188]-120))+8" office:value-type="float" office:value="13.9329852469056" calcext:value-type="float">
            <text:p>13.9329852469</text:p>
          </table:table-cell>
          <table:table-cell table:formula="of:=ROUND([.B18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0.7303*SQRT(([.A189]-120))+8" office:value-type="float" office:value="13.9777631292985" calcext:value-type="float">
            <text:p>13.9777631293</text:p>
          </table:table-cell>
          <table:table-cell table:formula="of:=ROUND([.B18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.7303*SQRT(([.A190]-120))+8" office:value-type="float" office:value="14.0222080767772" calcext:value-type="float">
            <text:p>14.0222080768</text:p>
          </table:table-cell>
          <table:table-cell table:formula="of:=ROUND([.B19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0.7303*SQRT(([.A191]-120))+8" office:value-type="float" office:value="14.0663274070891" calcext:value-type="float">
            <text:p>14.0663274071</text:p>
          </table:table-cell>
          <table:table-cell table:formula="of:=ROUND([.B19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.7303*SQRT(([.A192]-120))+8" office:value-type="float" office:value="14.1101281737784" calcext:value-type="float">
            <text:p>14.1101281738</text:p>
          </table:table-cell>
          <table:table-cell table:formula="of:=ROUND([.B192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0.7303*SQRT(([.A193]-120))+8" office:value-type="float" office:value="14.1536171793507" calcext:value-type="float">
            <text:p>14.1536171794</text:p>
          </table:table-cell>
          <table:table-cell table:formula="of:=ROUND([.B193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.7303*SQRT(([.A194]-120))+8" office:value-type="float" office:value="14.1968009876064" calcext:value-type="float">
            <text:p>14.1968009876</text:p>
          </table:table-cell>
          <table:table-cell table:formula="of:=ROUND([.B194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0.7303*SQRT(([.A195]-120))+8" office:value-type="float" office:value="14.2396859352054" calcext:value-type="float">
            <text:p>14.2396859352</text:p>
          </table:table-cell>
          <table:table-cell table:formula="of:=ROUND([.B19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.7303*SQRT(([.A196]-120))+8" office:value-type="float" office:value="14.2822781425212" calcext:value-type="float">
            <text:p>14.2822781425</text:p>
          </table:table-cell>
          <table:table-cell table:formula="of:=ROUND([.B19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0.7303*SQRT(([.A197]-120))+8" office:value-type="float" office:value="14.3245835238378" calcext:value-type="float">
            <text:p>14.3245835238</text:p>
          </table:table-cell>
          <table:table-cell table:formula="of:=ROUND([.B19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.7303*SQRT(([.A198]-120))+8" office:value-type="float" office:value="14.3666077969355" calcext:value-type="float">
            <text:p>14.3666077969</text:p>
          </table:table-cell>
          <table:table-cell table:formula="of:=ROUND([.B19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0.7303*SQRT(([.A199]-120))+8" office:value-type="float" office:value="14.4083564921125" calcext:value-type="float">
            <text:p>14.4083564921</text:p>
          </table:table-cell>
          <table:table-cell table:formula="of:=ROUND([.B19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.7303*SQRT(([.A200]-120))+8" office:value-type="float" office:value="14.4498349606792" calcext:value-type="float">
            <text:p>14.4498349607</text:p>
          </table:table-cell>
          <table:table-cell table:formula="of:=ROUND([.B20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0.7303*SQRT(([.A201]-120))+8" office:value-type="float" office:value="14.4910483829656" calcext:value-type="float">
            <text:p>14.491048383</text:p>
          </table:table-cell>
          <table:table-cell table:formula="of:=ROUND([.B20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7303*SQRT(([.A202]-120))+8" office:value-type="float" office:value="14.5320017758724" calcext:value-type="float">
            <text:p>14.5320017759</text:p>
          </table:table-cell>
          <table:table-cell table:formula="of:=ROUND([.B20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0.7303*SQRT(([.A203]-120))+8" office:value-type="float" office:value="14.5727" calcext:value-type="float">
            <text:p>14.5727</text:p>
          </table:table-cell>
          <table:table-cell table:formula="of:=ROUND([.B20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0.7303*SQRT(([.A204]-120))+8" office:value-type="float" office:value="14.6131477663818" calcext:value-type="float">
            <text:p>14.6131477664</text:p>
          </table:table-cell>
          <table:table-cell table:formula="of:=ROUND([.B20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0.7303*SQRT(([.A205]-120))+8" office:value-type="float" office:value="14.6533496428491" calcext:value-type="float">
            <text:p>14.6533496428</text:p>
          </table:table-cell>
          <table:table-cell table:formula="of:=ROUND([.B20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0.7303*SQRT(([.A206]-120))+8" office:value-type="float" office:value="14.6933100600525" calcext:value-type="float">
            <text:p>14.6933100601</text:p>
          </table:table-cell>
          <table:table-cell table:formula="of:=ROUND([.B20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0.7303*SQRT(([.A207]-120))+8" office:value-type="float" office:value="14.733033317161" calcext:value-type="float">
            <text:p>14.7330333172</text:p>
          </table:table-cell>
          <table:table-cell table:formula="of:=ROUND([.B20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0.7303*SQRT(([.A208]-120))+8" office:value-type="float" office:value="14.7725235872605" calcext:value-type="float">
            <text:p>14.7725235873</text:p>
          </table:table-cell>
          <table:table-cell table:formula="of:=ROUND([.B20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0.7303*SQRT(([.A209]-120))+8" office:value-type="float" office:value="14.8117849224708" calcext:value-type="float">
            <text:p>14.8117849225</text:p>
          </table:table-cell>
          <table:table-cell table:formula="of:=ROUND([.B20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0.7303*SQRT(([.A210]-120))+8" office:value-type="float" office:value="14.8508212587981" calcext:value-type="float">
            <text:p>14.8508212588</text:p>
          </table:table-cell>
          <table:table-cell table:formula="of:=ROUND([.B21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0.7303*SQRT(([.A211]-120))+8" office:value-type="float" office:value="14.8896364207409" calcext:value-type="float">
            <text:p>14.8896364207</text:p>
          </table:table-cell>
          <table:table-cell table:formula="of:=ROUND([.B21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0.7303*SQRT(([.A212]-120))+8" office:value-type="float" office:value="14.9282341256629" calcext:value-type="float">
            <text:p>14.9282341257</text:p>
          </table:table-cell>
          <table:table-cell table:formula="of:=ROUND([.B21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0.7303*SQRT(([.A213]-120))+8" office:value-type="float" office:value="14.966617987948" calcext:value-type="float">
            <text:p>14.9666179879</text:p>
          </table:table-cell>
          <table:table-cell table:formula="of:=ROUND([.B21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0.7303*SQRT(([.A214]-120))+8" office:value-type="float" office:value="15.0047915229506" calcext:value-type="float">
            <text:p>15.004791523</text:p>
          </table:table-cell>
          <table:table-cell table:formula="of:=ROUND([.B21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0.7303*SQRT(([.A215]-120))+8" office:value-type="float" office:value="15.0427581507532" calcext:value-type="float">
            <text:p>15.0427581508</text:p>
          </table:table-cell>
          <table:table-cell table:formula="of:=ROUND([.B21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0.7303*SQRT(([.A216]-120))+8" office:value-type="float" office:value="15.0805211997423" calcext:value-type="float">
            <text:p>15.0805211997</text:p>
          </table:table-cell>
          <table:table-cell table:formula="of:=ROUND([.B21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0.7303*SQRT(([.A217]-120))+8" office:value-type="float" office:value="15.118083910014" calcext:value-type="float">
            <text:p>15.11808391</text:p>
          </table:table-cell>
          <table:table-cell table:formula="of:=ROUND([.B21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0.7303*SQRT(([.A218]-120))+8" office:value-type="float" office:value="15.1554494366182" calcext:value-type="float">
            <text:p>15.1554494366</text:p>
          </table:table-cell>
          <table:table-cell table:formula="of:=ROUND([.B21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0.7303*SQRT(([.A219]-120))+8" office:value-type="float" office:value="15.1926208526517" calcext:value-type="float">
            <text:p>15.1926208527</text:p>
          </table:table-cell>
          <table:table-cell table:formula="of:=ROUND([.B21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0.7303*SQRT(([.A220]-120))+8" office:value-type="float" office:value="15.2296011522075" calcext:value-type="float">
            <text:p>15.2296011522</text:p>
          </table:table-cell>
          <table:table-cell table:formula="of:=ROUND([.B22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0.7303*SQRT(([.A221]-120))+8" office:value-type="float" office:value="15.2663932531896" calcext:value-type="float">
            <text:p>15.2663932532</text:p>
          </table:table-cell>
          <table:table-cell table:formula="of:=ROUND([.B22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0.7303*SQRT(([.A222]-120))+8" office:value-type="float" office:value="15.303" calcext:value-type="float">
            <text:p>15.303</text:p>
          </table:table-cell>
          <table:table-cell table:formula="of:=ROUND([.B22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0.7303*SQRT(([.A223]-120))+8" office:value-type="float" office:value="15.3394241661046" calcext:value-type="float">
            <text:p>15.3394241661</text:p>
          </table:table-cell>
          <table:table-cell table:formula="of:=ROUND([.B22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0.7303*SQRT(([.A224]-120))+8" office:value-type="float" office:value="15.3756684564858" calcext:value-type="float">
            <text:p>15.3756684565</text:p>
          </table:table-cell>
          <table:table-cell table:formula="of:=ROUND([.B22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0.7303*SQRT(([.A225]-120))+8" office:value-type="float" office:value="15.4117355099868" calcext:value-type="float">
            <text:p>15.41173551</text:p>
          </table:table-cell>
          <table:table-cell table:formula="of:=ROUND([.B22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0.7303*SQRT(([.A226]-120))+8" office:value-type="float" office:value="15.4476279015536" calcext:value-type="float">
            <text:p>15.4476279016</text:p>
          </table:table-cell>
          <table:table-cell table:formula="of:=ROUND([.B22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7303*SQRT(([.A227]-120))+8" office:value-type="float" office:value="15.4833481443803" calcext:value-type="float">
            <text:p>15.4833481444</text:p>
          </table:table-cell>
          <table:table-cell table:formula="of:=ROUND([.B22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0.7303*SQRT(([.A228]-120))+8" office:value-type="float" office:value="15.5188986919628" calcext:value-type="float">
            <text:p>15.518898692</text:p>
          </table:table-cell>
          <table:table-cell table:formula="of:=ROUND([.B22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0.7303*SQRT(([.A229]-120))+8" office:value-type="float" office:value="15.5542819400655" calcext:value-type="float">
            <text:p>15.5542819401</text:p>
          </table:table-cell>
          <table:table-cell table:formula="of:=ROUND([.B22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0.7303*SQRT(([.A230]-120))+8" office:value-type="float" office:value="15.5895002286053" calcext:value-type="float">
            <text:p>15.5895002286</text:p>
          </table:table-cell>
          <table:table-cell table:formula="of:=ROUND([.B23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0.7303*SQRT(([.A231]-120))+8" office:value-type="float" office:value="15.6245558434574" calcext:value-type="float">
            <text:p>15.6245558435</text:p>
          </table:table-cell>
          <table:table-cell table:formula="of:=ROUND([.B23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0.7303*SQRT(([.A232]-120))+8" office:value-type="float" office:value="15.6594510181866" calcext:value-type="float">
            <text:p>15.6594510182</text:p>
          </table:table-cell>
          <table:table-cell table:formula="of:=ROUND([.B232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0.7303*SQRT(([.A233]-120))+8" office:value-type="float" office:value="15.6941879357084" calcext:value-type="float">
            <text:p>15.6941879357</text:p>
          </table:table-cell>
          <table:table-cell table:formula="of:=ROUND([.B233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0.7303*SQRT(([.A234]-120))+8" office:value-type="float" office:value="15.7287687298819" calcext:value-type="float">
            <text:p>15.7287687299</text:p>
          </table:table-cell>
          <table:table-cell table:formula="of:=ROUND([.B234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0.7303*SQRT(([.A235]-120))+8" office:value-type="float" office:value="15.7631954870401" calcext:value-type="float">
            <text:p>15.763195487</text:p>
          </table:table-cell>
          <table:table-cell table:formula="of:=ROUND([.B235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0.7303*SQRT(([.A236]-120))+8" office:value-type="float" office:value="15.7974702474585" calcext:value-type="float">
            <text:p>15.7974702475</text:p>
          </table:table-cell>
          <table:table-cell table:formula="of:=ROUND([.B236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0.7303*SQRT(([.A237]-120))+8" office:value-type="float" office:value="15.8315950067659" calcext:value-type="float">
            <text:p>15.8315950068</text:p>
          </table:table-cell>
          <table:table-cell table:formula="of:=ROUND([.B237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0.7303*SQRT(([.A238]-120))+8" office:value-type="float" office:value="15.8655717173007" calcext:value-type="float">
            <text:p>15.8655717173</text:p>
          </table:table-cell>
          <table:table-cell table:formula="of:=ROUND([.B23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0.7303*SQRT(([.A239]-120))+8" office:value-type="float" office:value="15.8994022894141" calcext:value-type="float">
            <text:p>15.8994022894</text:p>
          </table:table-cell>
          <table:table-cell table:formula="of:=ROUND([.B23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0.7303*SQRT(([.A240]-120))+8" office:value-type="float" office:value="15.9330885927235" calcext:value-type="float">
            <text:p>15.9330885927</text:p>
          </table:table-cell>
          <table:table-cell table:formula="of:=ROUND([.B24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0.7303*SQRT(([.A241]-120))+8" office:value-type="float" office:value="15.9666324573185" calcext:value-type="float">
            <text:p>15.9666324573</text:p>
          </table:table-cell>
          <table:table-cell table:formula="of:=ROUND([.B24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0.7303*SQRT(([.A242]-120))+8" office:value-type="float" office:value="16.0000356749205" calcext:value-type="float">
            <text:p>16.0000356749</text:p>
          </table:table-cell>
          <table:table-cell table:formula="of:=ROUND([.B242];0)" office:value-type="float" office:value="16" calcext:value-type="float">
            <text:p>16</text:p>
          </table:table-cell>
        </table:table-row>
      </table:table>
      <table:table table:name="Exp" table:style-name="ta1">
        <table:shapes>
          <draw:frame draw:z-index="0" draw:style-name="gr1" draw:text-style-name="P1" svg:width="6.2992in" svg:height="3.5382in" svg:x="4.2248in" svg:y="0.1469in">
            <draw:object draw:notify-on-update-of-ranges="Exp.A2:Exp.A242 Exp.B2:Exp.B2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4.2205in" svg:y="3.9551in">
            <draw:object draw:notify-on-update-of-ranges="Exp.C2:Exp.C242 Exp.A2:Exp.A24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und(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(0.02642*[.A2])-1" office:value-type="float" office:value="0" calcext:value-type="float">
            <text:p>0</text:p>
          </table:table-cell>
          <table:table-cell table:formula="of:=ROUND([.B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0.02642*[.A3])-1" office:value-type="float" office:value="0.0184816588395911" calcext:value-type="float">
            <text:p>0.0184816588</text:p>
          </table:table-cell>
          <table:table-cell table:formula="of:=ROUND([.B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0.02642*[.A4])-1" office:value-type="float" office:value="0.0373048893926453" calcext:value-type="float">
            <text:p>0.0373048894</text:p>
          </table:table-cell>
          <table:table-cell table:formula="of:=ROUND([.B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0.02642*[.A5])-1" office:value-type="float" office:value="0.05647600447104" calcext:value-type="float">
            <text:p>0.0564760045</text:p>
          </table:table-cell>
          <table:table-cell table:formula="of:=ROUND([.B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0.02642*[.A6])-1" office:value-type="float" office:value="0.076001433557888" calcext:value-type="float">
            <text:p>0.0760014336</text:p>
          </table:table-cell>
          <table:table-cell table:formula="of:=ROUND([.B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0.02642*[.A7])-1" office:value-type="float" office:value="0.0958877249638159" calcext:value-type="float">
            <text:p>0.095887725</text:p>
          </table:table-cell>
          <table:table-cell table:formula="of:=ROUND([.B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0.02642*[.A8])-1" office:value-type="float" office:value="0.116141548023093" calcext:value-type="float">
            <text:p>0.116141548</text:p>
          </table:table-cell>
          <table:table-cell table:formula="of:=ROUND([.B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0.02642*[.A9])-1" office:value-type="float" office:value="0.136769695330349" calcext:value-type="float">
            <text:p>0.1367696953</text:p>
          </table:table-cell>
          <table:table-cell table:formula="of:=ROUND([.B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0.02642*[.A10])-1" office:value-type="float" office:value="0.15777908501863" calcext:value-type="float">
            <text:p>0.157779085</text:p>
          </table:table-cell>
          <table:table-cell table:formula="of:=ROUND([.B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0.02642*[.A11])-1" office:value-type="float" office:value="0.179176763079558" calcext:value-type="float">
            <text:p>0.1791767631</text:p>
          </table:table-cell>
          <table:table-cell table:formula="of:=ROUND([.B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0.02642*[.A12])-1" office:value-type="float" office:value="0.200969905726368" calcext:value-type="float">
            <text:p>0.2009699057</text:p>
          </table:table-cell>
          <table:table-cell table:formula="of:=ROUND([.B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0.02642*[.A13])-1" office:value-type="float" office:value="0.223165821800619" calcext:value-type="float">
            <text:p>0.2231658218</text:p>
          </table:table-cell>
          <table:table-cell table:formula="of:=ROUND([.B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0.02642*[.A14])-1" office:value-type="float" office:value="0.245771955223386" calcext:value-type="float">
            <text:p>0.2457719552</text:p>
          </table:table-cell>
          <table:table-cell table:formula="of:=ROUND([.B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0.02642*[.A15])-1" office:value-type="float" office:value="0.268795887491755" calcext:value-type="float">
            <text:p>0.2687958875</text:p>
          </table:table-cell>
          <table:table-cell table:formula="of:=ROUND([.B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0.02642*[.A16])-1" office:value-type="float" office:value="0.292245340221454" calcext:value-type="float">
            <text:p>0.2922453402</text:p>
          </table:table-cell>
          <table:table-cell table:formula="of:=ROUND([.B1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0.02642*[.A17])-1" office:value-type="float" office:value="0.316128177736478" calcext:value-type="float">
            <text:p>0.3161281777</text:p>
          </table:table-cell>
          <table:table-cell table:formula="of:=ROUND([.B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0.02642*[.A18])-1" office:value-type="float" office:value="0.340452409706576" calcext:value-type="float">
            <text:p>0.3404524097</text:p>
          </table:table-cell>
          <table:table-cell table:formula="of:=ROUND([.B1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0.02642*[.A19])-1" office:value-type="float" office:value="0.365226193833481" calcext:value-type="float">
            <text:p>0.3652261938</text:p>
          </table:table-cell>
          <table:table-cell table:formula="of:=ROUND([.B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0.02642*[.A20])-1" office:value-type="float" office:value="0.390457838586785" calcext:value-type="float">
            <text:p>0.3904578386</text:p>
          </table:table-cell>
          <table:table-cell table:formula="of:=ROUND([.B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0.02642*[.A21])-1" office:value-type="float" office:value="0.416155805990381" calcext:value-type="float">
            <text:p>0.416155806</text:p>
          </table:table-cell>
          <table:table-cell table:formula="of:=ROUND([.B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0.02642*[.A22])-1" office:value-type="float" office:value="0.442328714460401" calcext:value-type="float">
            <text:p>0.4423287145</text:p>
          </table:table-cell>
          <table:table-cell table:formula="of:=ROUND([.B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0.02642*[.A23])-1" office:value-type="float" office:value="0.468985341695604" calcext:value-type="float">
            <text:p>0.4689853417</text:p>
          </table:table-cell>
          <table:table-cell table:formula="of:=ROUND([.B2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0.02642*[.A24])-1" office:value-type="float" office:value="0.496134627621183" calcext:value-type="float">
            <text:p>0.4961346276</text:p>
          </table:table-cell>
          <table:table-cell table:formula="of:=ROUND([.B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0.02642*[.A25])-1" office:value-type="float" office:value="0.523785677386976" calcext:value-type="float">
            <text:p>0.5237856774</text:p>
          </table:table-cell>
          <table:table-cell table:formula="of:=ROUND([.B2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0.02642*[.A26])-1" office:value-type="float" office:value="0.551947764421097" calcext:value-type="float">
            <text:p>0.5519477644</text:p>
          </table:table-cell>
          <table:table-cell table:formula="of:=ROUND([.B2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^(0.02642*[.A27])-1" office:value-type="float" office:value="0.580630333539994" calcext:value-type="float">
            <text:p>0.5806303335</text:p>
          </table:table-cell>
          <table:table-cell table:formula="of:=ROUND([.B2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(0.02642*[.A28])-1" office:value-type="float" office:value="0.60984300411599" calcext:value-type="float">
            <text:p>0.6098430041</text:p>
          </table:table-cell>
          <table:table-cell table:formula="of:=ROUND([.B2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(0.02642*[.A29])-1" office:value-type="float" office:value="0.639595573303364" calcext:value-type="float">
            <text:p>0.6395955733</text:p>
          </table:table-cell>
          <table:table-cell table:formula="of:=ROUND([.B2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^(0.02642*[.A30])-1" office:value-type="float" office:value="0.66989801932406" calcext:value-type="float">
            <text:p>0.6698980193</text:p>
          </table:table-cell>
          <table:table-cell table:formula="of:=ROUND([.B3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^(0.02642*[.A31])-1" office:value-type="float" office:value="0.700760504814117" calcext:value-type="float">
            <text:p>0.7007605048</text:p>
          </table:table-cell>
          <table:table-cell table:formula="of:=ROUND([.B3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(0.02642*[.A32])-1" office:value-type="float" office:value="0.732193380231942" calcext:value-type="float">
            <text:p>0.7321933802</text:p>
          </table:table-cell>
          <table:table-cell table:formula="of:=ROUND([.B3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(0.02642*[.A33])-1" office:value-type="float" office:value="0.764207187329587" calcext:value-type="float">
            <text:p>0.7642071873</text:p>
          </table:table-cell>
          <table:table-cell table:formula="of:=ROUND([.B3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^(0.02642*[.A34])-1" office:value-type="float" office:value="0.796812662688167" calcext:value-type="float">
            <text:p>0.7968126627</text:p>
          </table:table-cell>
          <table:table-cell table:formula="of:=ROUND([.B3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^(0.02642*[.A35])-1" office:value-type="float" office:value="0.830020741318627" calcext:value-type="float">
            <text:p>0.8300207413</text:p>
          </table:table-cell>
          <table:table-cell table:formula="of:=ROUND([.B3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^(0.02642*[.A36])-1" office:value-type="float" office:value="0.863842560329053" calcext:value-type="float">
            <text:p>0.8638425603</text:p>
          </table:table-cell>
          <table:table-cell table:formula="of:=ROUND([.B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^(0.02642*[.A37])-1" office:value-type="float" office:value="0.898289462659765" calcext:value-type="float">
            <text:p>0.8982894627</text:p>
          </table:table-cell>
          <table:table-cell table:formula="of:=ROUND([.B3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^(0.02642*[.A38])-1" office:value-type="float" office:value="0.933373000887433" calcext:value-type="float">
            <text:p>0.9333730009</text:p>
          </table:table-cell>
          <table:table-cell table:formula="of:=ROUND([.B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^(0.02642*[.A39])-1" office:value-type="float" office:value="0.969104941099511" calcext:value-type="float">
            <text:p>0.9691049411</text:p>
          </table:table-cell>
          <table:table-cell table:formula="of:=ROUND([.B3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^(0.02642*[.A40])-1" office:value-type="float" office:value="1.00549726684027" calcext:value-type="float">
            <text:p>1.0054972668</text:p>
          </table:table-cell>
          <table:table-cell table:formula="of:=ROUND([.B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^(0.02642*[.A41])-1" office:value-type="float" office:value="1.04256218312974" calcext:value-type="float">
            <text:p>1.0425621831</text:p>
          </table:table-cell>
          <table:table-cell table:formula="of:=ROUND([.B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^(0.02642*[.A42])-1" office:value-type="float" office:value="1.08031212055699" calcext:value-type="float">
            <text:p>1.0803121206</text:p>
          </table:table-cell>
          <table:table-cell table:formula="of:=ROUND([.B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^(0.02642*[.A43])-1" office:value-type="float" office:value="1.11875973944899" calcext:value-type="float">
            <text:p>1.1187597394</text:p>
          </table:table-cell>
          <table:table-cell table:formula="of:=ROUND([.B4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^(0.02642*[.A44])-1" office:value-type="float" office:value="1.15791793411655" calcext:value-type="float">
            <text:p>1.1579179341</text:p>
          </table:table-cell>
          <table:table-cell table:formula="of:=ROUND([.B4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^(0.02642*[.A45])-1" office:value-type="float" office:value="1.19779983717873" calcext:value-type="float">
            <text:p>1.1977998372</text:p>
          </table:table-cell>
          <table:table-cell table:formula="of:=ROUND([.B4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^(0.02642*[.A46])-1" office:value-type="float" office:value="1.23841882396718" calcext:value-type="float">
            <text:p>1.238418824</text:p>
          </table:table-cell>
          <table:table-cell table:formula="of:=ROUND([.B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^(0.02642*[.A47])-1" office:value-type="float" office:value="1.27978851701186" calcext:value-type="float">
            <text:p>1.279788517</text:p>
          </table:table-cell>
          <table:table-cell table:formula="of:=ROUND([.B4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^(0.02642*[.A48])-1" office:value-type="float" office:value="1.32192279060969" calcext:value-type="float">
            <text:p>1.3219227906</text:p>
          </table:table-cell>
          <table:table-cell table:formula="of:=ROUND([.B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^(0.02642*[.A49])-1" office:value-type="float" office:value="1.36483577547761" calcext:value-type="float">
            <text:p>1.3648357755</text:p>
          </table:table-cell>
          <table:table-cell table:formula="of:=ROUND([.B4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^(0.02642*[.A50])-1" office:value-type="float" office:value="1.40854186349164" calcext:value-type="float">
            <text:p>1.4085418635</text:p>
          </table:table-cell>
          <table:table-cell table:formula="of:=ROUND([.B5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^(0.02642*[.A51])-1" office:value-type="float" office:value="1.45305571251357" calcext:value-type="float">
            <text:p>1.4530557125</text:p>
          </table:table-cell>
          <table:table-cell table:formula="of:=ROUND([.B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^(0.02642*[.A52])-1" office:value-type="float" office:value="1.49839225130675" calcext:value-type="float">
            <text:p>1.4983922513</text:p>
          </table:table-cell>
          <table:table-cell table:formula="of:=ROUND([.B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^(0.02642*[.A53])-1" office:value-type="float" office:value="1.54456668454288" calcext:value-type="float">
            <text:p>1.5445666845</text:p>
          </table:table-cell>
          <table:table-cell table:formula="of:=ROUND([.B5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^(0.02642*[.A54])-1" office:value-type="float" office:value="1.59159449790119" calcext:value-type="float">
            <text:p>1.5915944979</text:p>
          </table:table-cell>
          <table:table-cell table:formula="of:=ROUND([.B5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^(0.02642*[.A55])-1" office:value-type="float" office:value="1.63949146326197" calcext:value-type="float">
            <text:p>1.6394914633</text:p>
          </table:table-cell>
          <table:table-cell table:formula="of:=ROUND([.B5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^(0.02642*[.A56])-1" office:value-type="float" office:value="1.68827364399599" calcext:value-type="float">
            <text:p>1.688273644</text:p>
          </table:table-cell>
          <table:table-cell table:formula="of:=ROUND([.B5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^(0.02642*[.A57])-1" office:value-type="float" office:value="1.73795740035178" calcext:value-type="float">
            <text:p>1.7379574004</text:p>
          </table:table-cell>
          <table:table-cell table:formula="of:=ROUND([.B5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^(0.02642*[.A58])-1" office:value-type="float" office:value="1.78855939494242" calcext:value-type="float">
            <text:p>1.7885593949</text:p>
          </table:table-cell>
          <table:table-cell table:formula="of:=ROUND([.B5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^(0.02642*[.A59])-1" office:value-type="float" office:value="1.84009659833368" calcext:value-type="float">
            <text:p>1.8400965983</text:p>
          </table:table-cell>
          <table:table-cell table:formula="of:=ROUND([.B5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^(0.02642*[.A60])-1" office:value-type="float" office:value="1.89258629473557" calcext:value-type="float">
            <text:p>1.8925862947</text:p>
          </table:table-cell>
          <table:table-cell table:formula="of:=ROUND([.B6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^(0.02642*[.A61])-1" office:value-type="float" office:value="1.94604608779895" calcext:value-type="float">
            <text:p>1.9460460878</text:p>
          </table:table-cell>
          <table:table-cell table:formula="of:=ROUND([.B6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^(0.02642*[.A62])-1" office:value-type="float" office:value="2.00049390651936" calcext:value-type="float">
            <text:p>2.0004939065</text:p>
          </table:table-cell>
          <table:table-cell table:formula="of:=ROUND([.B6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^(0.02642*[.A63])-1" office:value-type="float" office:value="2.05594801124992" calcext:value-type="float">
            <text:p>2.0559480112</text:p>
          </table:table-cell>
          <table:table-cell table:formula="of:=ROUND([.B6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^(0.02642*[.A64])-1" office:value-type="float" office:value="2.11242699982537" calcext:value-type="float">
            <text:p>2.1124269998</text:p>
          </table:table-cell>
          <table:table-cell table:formula="of:=ROUND([.B6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^(0.02642*[.A65])-1" office:value-type="float" office:value="2.16994981379928" calcext:value-type="float">
            <text:p>2.1699498138</text:p>
          </table:table-cell>
          <table:table-cell table:formula="of:=ROUND([.B6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^(0.02642*[.A66])-1" office:value-type="float" office:value="2.22853574479654" calcext:value-type="float">
            <text:p>2.2285357448</text:p>
          </table:table-cell>
          <table:table-cell table:formula="of:=ROUND([.B6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^(0.02642*[.A67])-1" office:value-type="float" office:value="2.28820444098329" calcext:value-type="float">
            <text:p>2.288204441</text:p>
          </table:table-cell>
          <table:table-cell table:formula="of:=ROUND([.B6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^(0.02642*[.A68])-1" office:value-type="float" office:value="2.34897591365638" calcext:value-type="float">
            <text:p>2.3489759137</text:p>
          </table:table-cell>
          <table:table-cell table:formula="of:=ROUND([.B6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^(0.02642*[.A69])-1" office:value-type="float" office:value="2.41087054395458" calcext:value-type="float">
            <text:p>2.410870544</text:p>
          </table:table-cell>
          <table:table-cell table:formula="of:=ROUND([.B69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^(0.02642*[.A70])-1" office:value-type="float" office:value="2.47390908969396" calcext:value-type="float">
            <text:p>2.4739090897</text:p>
          </table:table-cell>
          <table:table-cell table:formula="of:=ROUND([.B7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^(0.02642*[.A71])-1" office:value-type="float" office:value="2.53811269232944" calcext:value-type="float">
            <text:p>2.5381126923</text:p>
          </table:table-cell>
          <table:table-cell table:formula="of:=ROUND([.B7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^(0.02642*[.A72])-1" office:value-type="float" office:value="2.6035028840451" calcext:value-type="float">
            <text:p>2.603502884</text:p>
          </table:table-cell>
          <table:table-cell table:formula="of:=ROUND([.B7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^(0.02642*[.A73])-1" office:value-type="float" office:value="2.6701015949755" calcext:value-type="float">
            <text:p>2.670101595</text:p>
          </table:table-cell>
          <table:table-cell table:formula="of:=ROUND([.B7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^(0.02642*[.A74])-1" office:value-type="float" office:value="2.73793116056048" calcext:value-type="float">
            <text:p>2.7379311606</text:p>
          </table:table-cell>
          <table:table-cell table:formula="of:=ROUND([.B7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^(0.02642*[.A75])-1" office:value-type="float" office:value="2.80701432903583" calcext:value-type="float">
            <text:p>2.807014329</text:p>
          </table:table-cell>
          <table:table-cell table:formula="of:=ROUND([.B7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^(0.02642*[.A76])-1" office:value-type="float" office:value="2.87737426906251" calcext:value-type="float">
            <text:p>2.8773742691</text:p>
          </table:table-cell>
          <table:table-cell table:formula="of:=ROUND([.B7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^(0.02642*[.A77])-1" office:value-type="float" office:value="2.94903457749673" calcext:value-type="float">
            <text:p>2.9490345775</text:p>
          </table:table-cell>
          <table:table-cell table:formula="of:=ROUND([.B7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^(0.02642*[.A78])-1" office:value-type="float" office:value="3.02201928730377" calcext:value-type="float">
            <text:p>3.0220192873</text:p>
          </table:table-cell>
          <table:table-cell table:formula="of:=ROUND([.B7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^(0.02642*[.A79])-1" office:value-type="float" office:value="3.09635287561798" calcext:value-type="float">
            <text:p>3.0963528756</text:p>
          </table:table-cell>
          <table:table-cell table:formula="of:=ROUND([.B7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^(0.02642*[.A80])-1" office:value-type="float" office:value="3.17206027195173" calcext:value-type="float">
            <text:p>3.172060272</text:p>
          </table:table-cell>
          <table:table-cell table:formula="of:=ROUND([.B8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^(0.02642*[.A81])-1" office:value-type="float" office:value="3.24916686655615" calcext:value-type="float">
            <text:p>3.2491668666</text:p>
          </table:table-cell>
          <table:table-cell table:formula="of:=ROUND([.B8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^(0.02642*[.A82])-1" office:value-type="float" office:value="3.32769851893634" calcext:value-type="float">
            <text:p>3.3276985189</text:p>
          </table:table-cell>
          <table:table-cell table:formula="of:=ROUND([.B8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^(0.02642*[.A83])-1" office:value-type="float" office:value="3.40768156652392" calcext:value-type="float">
            <text:p>3.4076815665</text:p>
          </table:table-cell>
          <table:table-cell table:formula="of:=ROUND([.B8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^(0.02642*[.A84])-1" office:value-type="float" office:value="3.48914283350997" calcext:value-type="float">
            <text:p>3.4891428335</text:p>
          </table:table-cell>
          <table:table-cell table:formula="of:=ROUND([.B8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^(0.02642*[.A85])-1" office:value-type="float" office:value="3.5721096398411" calcext:value-type="float">
            <text:p>3.5721096398</text:p>
          </table:table-cell>
          <table:table-cell table:formula="of:=ROUND([.B8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^(0.02642*[.A86])-1" office:value-type="float" office:value="3.65660981038185" calcext:value-type="float">
            <text:p>3.6566098104</text:p>
          </table:table-cell>
          <table:table-cell table:formula="of:=ROUND([.B8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^(0.02642*[.A87])-1" office:value-type="float" office:value="3.74267168424642" calcext:value-type="float">
            <text:p>3.7426716842</text:p>
          </table:table-cell>
          <table:table-cell table:formula="of:=ROUND([.B8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^(0.02642*[.A88])-1" office:value-type="float" office:value="3.83032412430285" calcext:value-type="float">
            <text:p>3.8303241243</text:p>
          </table:table-cell>
          <table:table-cell table:formula="of:=ROUND([.B8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^(0.02642*[.A89])-1" office:value-type="float" office:value="3.91959652685286" calcext:value-type="float">
            <text:p>3.9195965269</text:p>
          </table:table-cell>
          <table:table-cell table:formula="of:=ROUND([.B8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^(0.02642*[.A90])-1" office:value-type="float" office:value="4.01051883149059" calcext:value-type="float">
            <text:p>4.0105188315</text:p>
          </table:table-cell>
          <table:table-cell table:formula="of:=ROUND([.B9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^(0.02642*[.A91])-1" office:value-type="float" office:value="4.10312153114355" calcext:value-type="float">
            <text:p>4.1031215311</text:p>
          </table:table-cell>
          <table:table-cell table:formula="of:=ROUND([.B91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^(0.02642*[.A92])-1" office:value-type="float" office:value="4.19743568229911" calcext:value-type="float">
            <text:p>4.1974356823</text:p>
          </table:table-cell>
          <table:table-cell table:formula="of:=ROUND([.B9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^(0.02642*[.A93])-1" office:value-type="float" office:value="4.29349291542008" calcext:value-type="float">
            <text:p>4.2934929154</text:p>
          </table:table-cell>
          <table:table-cell table:formula="of:=ROUND([.B9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^(0.02642*[.A94])-1" office:value-type="float" office:value="4.39132544555267" calcext:value-type="float">
            <text:p>4.3913254456</text:p>
          </table:table-cell>
          <table:table-cell table:formula="of:=ROUND([.B94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^(0.02642*[.A95])-1" office:value-type="float" office:value="4.49096608313058" calcext:value-type="float">
            <text:p>4.4909660831</text:p>
          </table:table-cell>
          <table:table-cell table:formula="of:=ROUND([.B9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^(0.02642*[.A96])-1" office:value-type="float" office:value="4.59244824497877" calcext:value-type="float">
            <text:p>4.592448245</text:p>
          </table:table-cell>
          <table:table-cell table:formula="of:=ROUND([.B9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^(0.02642*[.A97])-1" office:value-type="float" office:value="4.69580596552053" calcext:value-type="float">
            <text:p>4.6958059655</text:p>
          </table:table-cell>
          <table:table-cell table:formula="of:=ROUND([.B97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^(0.02642*[.A98])-1" office:value-type="float" office:value="4.80107390819179" calcext:value-type="float">
            <text:p>4.8010739082</text:p>
          </table:table-cell>
          <table:table-cell table:formula="of:=ROUND([.B98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^(0.02642*[.A99])-1" office:value-type="float" office:value="4.90828737706625" calcext:value-type="float">
            <text:p>4.9082873771</text:p>
          </table:table-cell>
          <table:table-cell table:formula="of:=ROUND([.B99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^(0.02642*[.A100])-1" office:value-type="float" office:value="5.01748232869545" calcext:value-type="float">
            <text:p>5.0174823287</text:p>
          </table:table-cell>
          <table:table-cell table:formula="of:=ROUND([.B100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^(0.02642*[.A101])-1" office:value-type="float" office:value="5.12869538416767" calcext:value-type="float">
            <text:p>5.1286953842</text:p>
          </table:table-cell>
          <table:table-cell table:formula="of:=ROUND([.B10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^(0.02642*[.A102])-1" office:value-type="float" office:value="5.24196384138963" calcext:value-type="float">
            <text:p>5.2419638414</text:p>
          </table:table-cell>
          <table:table-cell table:formula="of:=ROUND([.B102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^(0.02642*[.A103])-1" office:value-type="float" office:value="5.35732568759526" calcext:value-type="float">
            <text:p>5.3573256876</text:p>
          </table:table-cell>
          <table:table-cell table:formula="of:=ROUND([.B10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^(0.02642*[.A104])-1" office:value-type="float" office:value="5.47481961208556" calcext:value-type="float">
            <text:p>5.4748196121</text:p>
          </table:table-cell>
          <table:table-cell table:formula="of:=ROUND([.B104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^(0.02642*[.A105])-1" office:value-type="float" office:value="5.59448501920402" calcext:value-type="float">
            <text:p>5.5944850192</text:p>
          </table:table-cell>
          <table:table-cell table:formula="of:=ROUND([.B105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^(0.02642*[.A106])-1" office:value-type="float" office:value="5.71636204155174" calcext:value-type="float">
            <text:p>5.7163620416</text:p>
          </table:table-cell>
          <table:table-cell table:formula="of:=ROUND([.B106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^(0.02642*[.A107])-1" office:value-type="float" office:value="5.84049155344688" calcext:value-type="float">
            <text:p>5.8404915534</text:p>
          </table:table-cell>
          <table:table-cell table:formula="of:=ROUND([.B107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^(0.02642*[.A108])-1" office:value-type="float" office:value="5.96691518463279" calcext:value-type="float">
            <text:p>5.9669151846</text:p>
          </table:table-cell>
          <table:table-cell table:formula="of:=ROUND([.B108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^(0.02642*[.A109])-1" office:value-type="float" office:value="6.09567533423954" calcext:value-type="float">
            <text:p>6.0956753342</text:p>
          </table:table-cell>
          <table:table-cell table:formula="of:=ROUND([.B109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^(0.02642*[.A110])-1" office:value-type="float" office:value="6.22681518500346" calcext:value-type="float">
            <text:p>6.226815185</text:p>
          </table:table-cell>
          <table:table-cell table:formula="of:=ROUND([.B110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^(0.02642*[.A111])-1" office:value-type="float" office:value="6.36037871774947" calcext:value-type="float">
            <text:p>6.3603787177</text:p>
          </table:table-cell>
          <table:table-cell table:formula="of:=ROUND([.B111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^(0.02642*[.A112])-1" office:value-type="float" office:value="6.4964107261411" calcext:value-type="float">
            <text:p>6.4964107261</text:p>
          </table:table-cell>
          <table:table-cell table:formula="of:=ROUND([.B112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^(0.02642*[.A113])-1" office:value-type="float" office:value="6.63495683170309" calcext:value-type="float">
            <text:p>6.6349568317</text:p>
          </table:table-cell>
          <table:table-cell table:formula="of:=ROUND([.B113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^(0.02642*[.A114])-1" office:value-type="float" office:value="6.77606349912163" calcext:value-type="float">
            <text:p>6.7760634991</text:p>
          </table:table-cell>
          <table:table-cell table:formula="of:=ROUND([.B114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^(0.02642*[.A115])-1" office:value-type="float" office:value="6.9197780518274" calcext:value-type="float">
            <text:p>6.9197780518</text:p>
          </table:table-cell>
          <table:table-cell table:formula="of:=ROUND([.B115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^(0.02642*[.A116])-1" office:value-type="float" office:value="7.06614868786655" calcext:value-type="float">
            <text:p>7.0661486879</text:p>
          </table:table-cell>
          <table:table-cell table:formula="of:=ROUND([.B116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^(0.02642*[.A117])-1" office:value-type="float" office:value="7.21522449606512" calcext:value-type="float">
            <text:p>7.2152244961</text:p>
          </table:table-cell>
          <table:table-cell table:formula="of:=ROUND([.B117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^(0.02642*[.A118])-1" office:value-type="float" office:value="7.36705547249204" calcext:value-type="float">
            <text:p>7.3670554725</text:p>
          </table:table-cell>
          <table:table-cell table:formula="of:=ROUND([.B118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^(0.02642*[.A119])-1" office:value-type="float" office:value="7.52169253722658" calcext:value-type="float">
            <text:p>7.5216925372</text:p>
          </table:table-cell>
          <table:table-cell table:formula="of:=ROUND([.B119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^(0.02642*[.A120])-1" office:value-type="float" office:value="7.67918755143549" calcext:value-type="float">
            <text:p>7.6791875514</text:p>
          </table:table-cell>
          <table:table-cell table:formula="of:=ROUND([.B120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^(0.02642*[.A121])-1" office:value-type="float" office:value="7.83959333476595" calcext:value-type="float">
            <text:p>7.8395933348</text:p>
          </table:table-cell>
          <table:table-cell table:formula="of:=ROUND([.B121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^(0.02642*[.A122])-1" office:value-type="float" office:value="8.00296368305981" calcext:value-type="float">
            <text:p>8.0029636831</text:p>
          </table:table-cell>
          <table:table-cell table:formula="of:=ROUND([.B122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-1)*2^((-0.02642)*([.A123]-240))+17" office:value-type="float" office:value="8.16040666523405" calcext:value-type="float">
            <text:p>8.1604066652</text:p>
          </table:table-cell>
          <table:table-cell table:formula="of:=ROUND([.B123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-1)*2^((-0.02642)*([.A124]-240))+17" office:value-type="float" office:value="8.32081244856451" calcext:value-type="float">
            <text:p>8.3208124486</text:p>
          </table:table-cell>
          <table:table-cell table:formula="of:=ROUND([.B124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-1)*2^((-0.02642)*([.A125]-240))+17" office:value-type="float" office:value="8.47830746277342" calcext:value-type="float">
            <text:p>8.4783074628</text:p>
          </table:table-cell>
          <table:table-cell table:formula="of:=ROUND([.B125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-1)*2^((-0.02642)*([.A126]-240))+17" office:value-type="float" office:value="8.63294452750796" calcext:value-type="float">
            <text:p>8.6329445275</text:p>
          </table:table-cell>
          <table:table-cell table:formula="of:=ROUND([.B126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-1)*2^((-0.02642)*([.A127]-240))+17" office:value-type="float" office:value="8.78477550393488" calcext:value-type="float">
            <text:p>8.7847755039</text:p>
          </table:table-cell>
          <table:table-cell table:formula="of:=ROUND([.B127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-1)*2^((-0.02642)*([.A128]-240))+17" office:value-type="float" office:value="8.93385131213345" calcext:value-type="float">
            <text:p>8.9338513121</text:p>
          </table:table-cell>
          <table:table-cell table:formula="of:=ROUND([.B128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-1)*2^((-0.02642)*([.A129]-240))+17" office:value-type="float" office:value="9.0802219481726" calcext:value-type="float">
            <text:p>9.0802219482</text:p>
          </table:table-cell>
          <table:table-cell table:formula="of:=ROUND([.B129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-1)*2^((-0.02642)*([.A130]-240))+17" office:value-type="float" office:value="9.22393650087837" calcext:value-type="float">
            <text:p>9.2239365009</text:p>
          </table:table-cell>
          <table:table-cell table:formula="of:=ROUND([.B130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-1)*2^((-0.02642)*([.A131]-240))+17" office:value-type="float" office:value="9.36504316829691" calcext:value-type="float">
            <text:p>9.3650431683</text:p>
          </table:table-cell>
          <table:table-cell table:formula="of:=ROUND([.B131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-1)*2^((-0.02642)*([.A132]-240))+17" office:value-type="float" office:value="9.5035892738589" calcext:value-type="float">
            <text:p>9.5035892739</text:p>
          </table:table-cell>
          <table:table-cell table:formula="of:=ROUND([.B132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-1)*2^((-0.02642)*([.A133]-240))+17" office:value-type="float" office:value="9.63962128225053" calcext:value-type="float">
            <text:p>9.6396212823</text:p>
          </table:table-cell>
          <table:table-cell table:formula="of:=ROUND([.B133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-1)*2^((-0.02642)*([.A134]-240))+17" office:value-type="float" office:value="9.77318481499654" calcext:value-type="float">
            <text:p>9.773184815</text:p>
          </table:table-cell>
          <table:table-cell table:formula="of:=ROUND([.B134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-1)*2^((-0.02642)*([.A135]-240))+17" office:value-type="float" office:value="9.90432466576046" calcext:value-type="float">
            <text:p>9.9043246658</text:p>
          </table:table-cell>
          <table:table-cell table:formula="of:=ROUND([.B135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-1)*2^((-0.02642)*([.A136]-240))+17" office:value-type="float" office:value="10.0330848153672" calcext:value-type="float">
            <text:p>10.0330848154</text:p>
          </table:table-cell>
          <table:table-cell table:formula="of:=ROUND([.B136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-1)*2^((-0.02642)*([.A137]-240))+17" office:value-type="float" office:value="10.1595084465531" calcext:value-type="float">
            <text:p>10.1595084466</text:p>
          </table:table-cell>
          <table:table-cell table:formula="of:=ROUND([.B137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-1)*2^((-0.02642)*([.A138]-240))+17" office:value-type="float" office:value="10.2836379584483" calcext:value-type="float">
            <text:p>10.2836379584</text:p>
          </table:table-cell>
          <table:table-cell table:formula="of:=ROUND([.B138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-1)*2^((-0.02642)*([.A139]-240))+17" office:value-type="float" office:value="10.405514980796" calcext:value-type="float">
            <text:p>10.4055149808</text:p>
          </table:table-cell>
          <table:table-cell table:formula="of:=ROUND([.B139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-1)*2^((-0.02642)*([.A140]-240))+17" office:value-type="float" office:value="10.5251803879144" calcext:value-type="float">
            <text:p>10.5251803879</text:p>
          </table:table-cell>
          <table:table-cell table:formula="of:=ROUND([.B140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-1)*2^((-0.02642)*([.A141]-240))+17" office:value-type="float" office:value="10.6426743124047" calcext:value-type="float">
            <text:p>10.6426743124</text:p>
          </table:table-cell>
          <table:table-cell table:formula="of:=ROUND([.B141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-1)*2^((-0.02642)*([.A142]-240))+17" office:value-type="float" office:value="10.7580361586104" calcext:value-type="float">
            <text:p>10.7580361586</text:p>
          </table:table-cell>
          <table:table-cell table:formula="of:=ROUND([.B142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-1)*2^((-0.02642)*([.A143]-240))+17" office:value-type="float" office:value="10.8713046158323" calcext:value-type="float">
            <text:p>10.8713046158</text:p>
          </table:table-cell>
          <table:table-cell table:formula="of:=ROUND([.B143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-1)*2^((-0.02642)*([.A144]-240))+17" office:value-type="float" office:value="10.9825176713046" calcext:value-type="float">
            <text:p>10.9825176713</text:p>
          </table:table-cell>
          <table:table-cell table:formula="of:=ROUND([.B144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-1)*2^((-0.02642)*([.A145]-240))+17" office:value-type="float" office:value="11.0917126229338" calcext:value-type="float">
            <text:p>11.0917126229</text:p>
          </table:table-cell>
          <table:table-cell table:formula="of:=ROUND([.B145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-1)*2^((-0.02642)*([.A146]-240))+17" office:value-type="float" office:value="11.1989260918082" calcext:value-type="float">
            <text:p>11.1989260918</text:p>
          </table:table-cell>
          <table:table-cell table:formula="of:=ROUND([.B146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-1)*2^((-0.02642)*([.A147]-240))+17" office:value-type="float" office:value="11.3041940344795" calcext:value-type="float">
            <text:p>11.3041940345</text:p>
          </table:table-cell>
          <table:table-cell table:formula="of:=ROUND([.B147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-1)*2^((-0.02642)*([.A148]-240))+17" office:value-type="float" office:value="11.4075517550212" calcext:value-type="float">
            <text:p>11.407551755</text:p>
          </table:table-cell>
          <table:table-cell table:formula="of:=ROUND([.B148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-1)*2^((-0.02642)*([.A149]-240))+17" office:value-type="float" office:value="11.5090339168694" calcext:value-type="float">
            <text:p>11.5090339169</text:p>
          </table:table-cell>
          <table:table-cell table:formula="of:=ROUND([.B14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-1)*2^((-0.02642)*([.A150]-240))+17" office:value-type="float" office:value="11.6086745544473" calcext:value-type="float">
            <text:p>11.6086745544</text:p>
          </table:table-cell>
          <table:table-cell table:formula="of:=ROUND([.B150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-1)*2^((-0.02642)*([.A151]-240))+17" office:value-type="float" office:value="11.7065070845799" calcext:value-type="float">
            <text:p>11.7065070846</text:p>
          </table:table-cell>
          <table:table-cell table:formula="of:=ROUND([.B151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-1)*2^((-0.02642)*([.A152]-240))+17" office:value-type="float" office:value="11.8025643177009" calcext:value-type="float">
            <text:p>11.8025643177</text:p>
          </table:table-cell>
          <table:table-cell table:formula="of:=ROUND([.B152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-1)*2^((-0.02642)*([.A153]-240))+17" office:value-type="float" office:value="11.8968784688565" calcext:value-type="float">
            <text:p>11.8968784689</text:p>
          </table:table-cell>
          <table:table-cell table:formula="of:=ROUND([.B153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-1)*2^((-0.02642)*([.A154]-240))+17" office:value-type="float" office:value="11.9894811685094" calcext:value-type="float">
            <text:p>11.9894811685</text:p>
          </table:table-cell>
          <table:table-cell table:formula="of:=ROUND([.B154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-1)*2^((-0.02642)*([.A155]-240))+17" office:value-type="float" office:value="12.0804034731471" calcext:value-type="float">
            <text:p>12.0804034731</text:p>
          </table:table-cell>
          <table:table-cell table:formula="of:=ROUND([.B15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-1)*2^((-0.02642)*([.A156]-240))+17" office:value-type="float" office:value="12.1696758756972" calcext:value-type="float">
            <text:p>12.1696758757</text:p>
          </table:table-cell>
          <table:table-cell table:formula="of:=ROUND([.B156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-1)*2^((-0.02642)*([.A157]-240))+17" office:value-type="float" office:value="12.2573283157536" calcext:value-type="float">
            <text:p>12.2573283158</text:p>
          </table:table-cell>
          <table:table-cell table:formula="of:=ROUND([.B15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-1)*2^((-0.02642)*([.A158]-240))+17" office:value-type="float" office:value="12.3433901896182" calcext:value-type="float">
            <text:p>12.3433901896</text:p>
          </table:table-cell>
          <table:table-cell table:formula="of:=ROUND([.B15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-1)*2^((-0.02642)*([.A159]-240))+17" office:value-type="float" office:value="12.4278903601589" calcext:value-type="float">
            <text:p>12.4278903602</text:p>
          </table:table-cell>
          <table:table-cell table:formula="of:=ROUND([.B15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-1)*2^((-0.02642)*([.A160]-240))+17" office:value-type="float" office:value="12.51085716649" calcext:value-type="float">
            <text:p>12.5108571665</text:p>
          </table:table-cell>
          <table:table-cell table:formula="of:=ROUND([.B16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-1)*2^((-0.02642)*([.A161]-240))+17" office:value-type="float" office:value="12.5923184334761" calcext:value-type="float">
            <text:p>12.5923184335</text:p>
          </table:table-cell>
          <table:table-cell table:formula="of:=ROUND([.B16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-1)*2^((-0.02642)*([.A162]-240))+17" office:value-type="float" office:value="12.6723014810637" calcext:value-type="float">
            <text:p>12.6723014811</text:p>
          </table:table-cell>
          <table:table-cell table:formula="of:=ROUND([.B16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-1)*2^((-0.02642)*([.A163]-240))+17" office:value-type="float" office:value="12.7508331334438" calcext:value-type="float">
            <text:p>12.7508331334</text:p>
          </table:table-cell>
          <table:table-cell table:formula="of:=ROUND([.B16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-1)*2^((-0.02642)*([.A164]-240))+17" office:value-type="float" office:value="12.8279397280483" calcext:value-type="float">
            <text:p>12.827939728</text:p>
          </table:table-cell>
          <table:table-cell table:formula="of:=ROUND([.B16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-1)*2^((-0.02642)*([.A165]-240))+17" office:value-type="float" office:value="12.903647124382" calcext:value-type="float">
            <text:p>12.9036471244</text:p>
          </table:table-cell>
          <table:table-cell table:formula="of:=ROUND([.B165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-1)*2^((-0.02642)*([.A166]-240))+17" office:value-type="float" office:value="12.9779807126962" calcext:value-type="float">
            <text:p>12.9779807127</text:p>
          </table:table-cell>
          <table:table-cell table:formula="of:=ROUND([.B166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-1)*2^((-0.02642)*([.A167]-240))+17" office:value-type="float" office:value="13.0509654225033" calcext:value-type="float">
            <text:p>13.0509654225</text:p>
          </table:table-cell>
          <table:table-cell table:formula="of:=ROUND([.B167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-1)*2^((-0.02642)*([.A168]-240))+17" office:value-type="float" office:value="13.1226257309375" calcext:value-type="float">
            <text:p>13.1226257309</text:p>
          </table:table-cell>
          <table:table-cell table:formula="of:=ROUND([.B168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-1)*2^((-0.02642)*([.A169]-240))+17" office:value-type="float" office:value="13.1929856709642" calcext:value-type="float">
            <text:p>13.192985671</text:p>
          </table:table-cell>
          <table:table-cell table:formula="of:=ROUND([.B169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-1)*2^((-0.02642)*([.A170]-240))+17" office:value-type="float" office:value="13.2620688394395" calcext:value-type="float">
            <text:p>13.2620688394</text:p>
          </table:table-cell>
          <table:table-cell table:formula="of:=ROUND([.B17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-1)*2^((-0.02642)*([.A171]-240))+17" office:value-type="float" office:value="13.3298984050245" calcext:value-type="float">
            <text:p>13.329898405</text:p>
          </table:table-cell>
          <table:table-cell table:formula="of:=ROUND([.B17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-1)*2^((-0.02642)*([.A172]-240))+17" office:value-type="float" office:value="13.3964971159549" calcext:value-type="float">
            <text:p>13.396497116</text:p>
          </table:table-cell>
          <table:table-cell table:formula="of:=ROUND([.B17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-1)*2^((-0.02642)*([.A173]-240))+17" office:value-type="float" office:value="13.4618873076706" calcext:value-type="float">
            <text:p>13.4618873077</text:p>
          </table:table-cell>
          <table:table-cell table:formula="of:=ROUND([.B17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-1)*2^((-0.02642)*([.A174]-240))+17" office:value-type="float" office:value="13.526090910306" calcext:value-type="float">
            <text:p>13.5260909103</text:p>
          </table:table-cell>
          <table:table-cell table:formula="of:=ROUND([.B174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-1)*2^((-0.02642)*([.A175]-240))+17" office:value-type="float" office:value="13.5891294560454" calcext:value-type="float">
            <text:p>13.589129456</text:p>
          </table:table-cell>
          <table:table-cell table:formula="of:=ROUND([.B17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-1)*2^((-0.02642)*([.A176]-240))+17" office:value-type="float" office:value="13.6510240863436" calcext:value-type="float">
            <text:p>13.6510240863</text:p>
          </table:table-cell>
          <table:table-cell table:formula="of:=ROUND([.B17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-1)*2^((-0.02642)*([.A177]-240))+17" office:value-type="float" office:value="13.7117955590167" calcext:value-type="float">
            <text:p>13.711795559</text:p>
          </table:table-cell>
          <table:table-cell table:formula="of:=ROUND([.B17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-1)*2^((-0.02642)*([.A178]-240))+17" office:value-type="float" office:value="13.7714642552035" calcext:value-type="float">
            <text:p>13.7714642552</text:p>
          </table:table-cell>
          <table:table-cell table:formula="of:=ROUND([.B17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-1)*2^((-0.02642)*([.A179]-240))+17" office:value-type="float" office:value="13.8300501862007" calcext:value-type="float">
            <text:p>13.8300501862</text:p>
          </table:table-cell>
          <table:table-cell table:formula="of:=ROUND([.B17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-1)*2^((-0.02642)*([.A180]-240))+17" office:value-type="float" office:value="13.8875730001746" calcext:value-type="float">
            <text:p>13.8875730002</text:p>
          </table:table-cell>
          <table:table-cell table:formula="of:=ROUND([.B18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-1)*2^((-0.02642)*([.A181]-240))+17" office:value-type="float" office:value="13.9440519887501" calcext:value-type="float">
            <text:p>13.9440519888</text:p>
          </table:table-cell>
          <table:table-cell table:formula="of:=ROUND([.B18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-1)*2^((-0.02642)*([.A182]-240))+17" office:value-type="float" office:value="13.9995060934806" calcext:value-type="float">
            <text:p>13.9995060935</text:p>
          </table:table-cell>
          <table:table-cell table:formula="of:=ROUND([.B182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-1)*2^((-0.02642)*([.A183]-240))+17" office:value-type="float" office:value="14.0539539122011" calcext:value-type="float">
            <text:p>14.0539539122</text:p>
          </table:table-cell>
          <table:table-cell table:formula="of:=ROUND([.B183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-1)*2^((-0.02642)*([.A184]-240))+17" office:value-type="float" office:value="14.1074137052644" calcext:value-type="float">
            <text:p>14.1074137053</text:p>
          </table:table-cell>
          <table:table-cell table:formula="of:=ROUND([.B184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-1)*2^((-0.02642)*([.A185]-240))+17" office:value-type="float" office:value="14.1599034016663" calcext:value-type="float">
            <text:p>14.1599034017</text:p>
          </table:table-cell>
          <table:table-cell table:formula="of:=ROUND([.B18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-1)*2^((-0.02642)*([.A186]-240))+17" office:value-type="float" office:value="14.2114406050576" calcext:value-type="float">
            <text:p>14.2114406051</text:p>
          </table:table-cell>
          <table:table-cell table:formula="of:=ROUND([.B18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-1)*2^((-0.02642)*([.A187]-240))+17" office:value-type="float" office:value="14.2620425996482" calcext:value-type="float">
            <text:p>14.2620425996</text:p>
          </table:table-cell>
          <table:table-cell table:formula="of:=ROUND([.B18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-1)*2^((-0.02642)*([.A188]-240))+17" office:value-type="float" office:value="14.311726356004" calcext:value-type="float">
            <text:p>14.311726356</text:p>
          </table:table-cell>
          <table:table-cell table:formula="of:=ROUND([.B18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-1)*2^((-0.02642)*([.A189]-240))+17" office:value-type="float" office:value="14.360508536738" calcext:value-type="float">
            <text:p>14.3605085367</text:p>
          </table:table-cell>
          <table:table-cell table:formula="of:=ROUND([.B18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-1)*2^((-0.02642)*([.A190]-240))+17" office:value-type="float" office:value="14.4084055020988" calcext:value-type="float">
            <text:p>14.4084055021</text:p>
          </table:table-cell>
          <table:table-cell table:formula="of:=ROUND([.B19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-1)*2^((-0.02642)*([.A191]-240))+17" office:value-type="float" office:value="14.4554333154571" calcext:value-type="float">
            <text:p>14.4554333155</text:p>
          </table:table-cell>
          <table:table-cell table:formula="of:=ROUND([.B19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-1)*2^((-0.02642)*([.A192]-240))+17" office:value-type="float" office:value="14.5016077486932" calcext:value-type="float">
            <text:p>14.5016077487</text:p>
          </table:table-cell>
          <table:table-cell table:formula="of:=ROUND([.B19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-1)*2^((-0.02642)*([.A193]-240))+17" office:value-type="float" office:value="14.5469442874864" calcext:value-type="float">
            <text:p>14.5469442875</text:p>
          </table:table-cell>
          <table:table-cell table:formula="of:=ROUND([.B19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-1)*2^((-0.02642)*([.A194]-240))+17" office:value-type="float" office:value="14.5914581365084" calcext:value-type="float">
            <text:p>14.5914581365</text:p>
          </table:table-cell>
          <table:table-cell table:formula="of:=ROUND([.B19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-1)*2^((-0.02642)*([.A195]-240))+17" office:value-type="float" office:value="14.6351642245224" calcext:value-type="float">
            <text:p>14.6351642245</text:p>
          </table:table-cell>
          <table:table-cell table:formula="of:=ROUND([.B19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-1)*2^((-0.02642)*([.A196]-240))+17" office:value-type="float" office:value="14.6780772093903" calcext:value-type="float">
            <text:p>14.6780772094</text:p>
          </table:table-cell>
          <table:table-cell table:formula="of:=ROUND([.B19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-1)*2^((-0.02642)*([.A197]-240))+17" office:value-type="float" office:value="14.7202114829881" calcext:value-type="float">
            <text:p>14.720211483</text:p>
          </table:table-cell>
          <table:table-cell table:formula="of:=ROUND([.B19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-1)*2^((-0.02642)*([.A198]-240))+17" office:value-type="float" office:value="14.7615811760328" calcext:value-type="float">
            <text:p>14.761581176</text:p>
          </table:table-cell>
          <table:table-cell table:formula="of:=ROUND([.B19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-1)*2^((-0.02642)*([.A199]-240))+17" office:value-type="float" office:value="14.8022001628213" calcext:value-type="float">
            <text:p>14.8022001628</text:p>
          </table:table-cell>
          <table:table-cell table:formula="of:=ROUND([.B19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-1)*2^((-0.02642)*([.A200]-240))+17" office:value-type="float" office:value="14.8420820658834" calcext:value-type="float">
            <text:p>14.8420820659</text:p>
          </table:table-cell>
          <table:table-cell table:formula="of:=ROUND([.B20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-1)*2^((-0.02642)*([.A201]-240))+17" office:value-type="float" office:value="14.881240260551" calcext:value-type="float">
            <text:p>14.8812402606</text:p>
          </table:table-cell>
          <table:table-cell table:formula="of:=ROUND([.B20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-1)*2^((-0.02642)*([.A202]-240))+17" office:value-type="float" office:value="14.919687879443" calcext:value-type="float">
            <text:p>14.9196878794</text:p>
          </table:table-cell>
          <table:table-cell table:formula="of:=ROUND([.B20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-1)*2^((-0.02642)*([.A203]-240))+17" office:value-type="float" office:value="14.9574378168703" calcext:value-type="float">
            <text:p>14.9574378169</text:p>
          </table:table-cell>
          <table:table-cell table:formula="of:=ROUND([.B20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-1)*2^((-0.02642)*([.A204]-240))+17" office:value-type="float" office:value="14.9945027331597" calcext:value-type="float">
            <text:p>14.9945027332</text:p>
          </table:table-cell>
          <table:table-cell table:formula="of:=ROUND([.B20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-1)*2^((-0.02642)*([.A205]-240))+17" office:value-type="float" office:value="15.0308950589005" calcext:value-type="float">
            <text:p>15.0308950589</text:p>
          </table:table-cell>
          <table:table-cell table:formula="of:=ROUND([.B20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-1)*2^((-0.02642)*([.A206]-240))+17" office:value-type="float" office:value="15.0666269991126" calcext:value-type="float">
            <text:p>15.0666269991</text:p>
          </table:table-cell>
          <table:table-cell table:formula="of:=ROUND([.B20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-1)*2^((-0.02642)*([.A207]-240))+17" office:value-type="float" office:value="15.1017105373402" calcext:value-type="float">
            <text:p>15.1017105373</text:p>
          </table:table-cell>
          <table:table-cell table:formula="of:=ROUND([.B20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-1)*2^((-0.02642)*([.A208]-240))+17" office:value-type="float" office:value="15.1361574396709" calcext:value-type="float">
            <text:p>15.1361574397</text:p>
          </table:table-cell>
          <table:table-cell table:formula="of:=ROUND([.B20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-1)*2^((-0.02642)*([.A209]-240))+17" office:value-type="float" office:value="15.1699792586814" calcext:value-type="float">
            <text:p>15.1699792587</text:p>
          </table:table-cell>
          <table:table-cell table:formula="of:=ROUND([.B20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-1)*2^((-0.02642)*([.A210]-240))+17" office:value-type="float" office:value="15.2031873373118" calcext:value-type="float">
            <text:p>15.2031873373</text:p>
          </table:table-cell>
          <table:table-cell table:formula="of:=ROUND([.B21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-1)*2^((-0.02642)*([.A211]-240))+17" office:value-type="float" office:value="15.2357928126704" calcext:value-type="float">
            <text:p>15.2357928127</text:p>
          </table:table-cell>
          <table:table-cell table:formula="of:=ROUND([.B21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-1)*2^((-0.02642)*([.A212]-240))+17" office:value-type="float" office:value="15.2678066197681" calcext:value-type="float">
            <text:p>15.2678066198</text:p>
          </table:table-cell>
          <table:table-cell table:formula="of:=ROUND([.B21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-1)*2^((-0.02642)*([.A213]-240))+17" office:value-type="float" office:value="15.2992394951859" calcext:value-type="float">
            <text:p>15.2992394952</text:p>
          </table:table-cell>
          <table:table-cell table:formula="of:=ROUND([.B21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-1)*2^((-0.02642)*([.A214]-240))+17" office:value-type="float" office:value="15.3301019806759" calcext:value-type="float">
            <text:p>15.3301019807</text:p>
          </table:table-cell>
          <table:table-cell table:formula="of:=ROUND([.B21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-1)*2^((-0.02642)*([.A215]-240))+17" office:value-type="float" office:value="15.3604044266966" calcext:value-type="float">
            <text:p>15.3604044267</text:p>
          </table:table-cell>
          <table:table-cell table:formula="of:=ROUND([.B21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-1)*2^((-0.02642)*([.A216]-240))+17" office:value-type="float" office:value="15.390156995884" calcext:value-type="float">
            <text:p>15.3901569959</text:p>
          </table:table-cell>
          <table:table-cell table:formula="of:=ROUND([.B21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-1)*2^((-0.02642)*([.A217]-240))+17" office:value-type="float" office:value="15.41936966646" calcext:value-type="float">
            <text:p>15.4193696665</text:p>
          </table:table-cell>
          <table:table-cell table:formula="of:=ROUND([.B21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-1)*2^((-0.02642)*([.A218]-240))+17" office:value-type="float" office:value="15.4480522355789" calcext:value-type="float">
            <text:p>15.4480522356</text:p>
          </table:table-cell>
          <table:table-cell table:formula="of:=ROUND([.B21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-1)*2^((-0.02642)*([.A219]-240))+17" office:value-type="float" office:value="15.476214322613" calcext:value-type="float">
            <text:p>15.4762143226</text:p>
          </table:table-cell>
          <table:table-cell table:formula="of:=ROUND([.B21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-1)*2^((-0.02642)*([.A220]-240))+17" office:value-type="float" office:value="15.5038653723788" calcext:value-type="float">
            <text:p>15.5038653724</text:p>
          </table:table-cell>
          <table:table-cell table:formula="of:=ROUND([.B22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-1)*2^((-0.02642)*([.A221]-240))+17" office:value-type="float" office:value="15.5310146583044" calcext:value-type="float">
            <text:p>15.5310146583</text:p>
          </table:table-cell>
          <table:table-cell table:formula="of:=ROUND([.B22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-1)*2^((-0.02642)*([.A222]-240))+17" office:value-type="float" office:value="15.5576712855396" calcext:value-type="float">
            <text:p>15.5576712855</text:p>
          </table:table-cell>
          <table:table-cell table:formula="of:=ROUND([.B222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-1)*2^((-0.02642)*([.A223]-240))+17" office:value-type="float" office:value="15.5838441940096" calcext:value-type="float">
            <text:p>15.583844194</text:p>
          </table:table-cell>
          <table:table-cell table:formula="of:=ROUND([.B223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-1)*2^((-0.02642)*([.A224]-240))+17" office:value-type="float" office:value="15.6095421614132" calcext:value-type="float">
            <text:p>15.6095421614</text:p>
          </table:table-cell>
          <table:table-cell table:formula="of:=ROUND([.B224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-1)*2^((-0.02642)*([.A225]-240))+17" office:value-type="float" office:value="15.6347738061665" calcext:value-type="float">
            <text:p>15.6347738062</text:p>
          </table:table-cell>
          <table:table-cell table:formula="of:=ROUND([.B225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-1)*2^((-0.02642)*([.A226]-240))+17" office:value-type="float" office:value="15.6595475902934" calcext:value-type="float">
            <text:p>15.6595475903</text:p>
          </table:table-cell>
          <table:table-cell table:formula="of:=ROUND([.B226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-1)*2^((-0.02642)*([.A227]-240))+17" office:value-type="float" office:value="15.6838718222635" calcext:value-type="float">
            <text:p>15.6838718223</text:p>
          </table:table-cell>
          <table:table-cell table:formula="of:=ROUND([.B227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-1)*2^((-0.02642)*([.A228]-240))+17" office:value-type="float" office:value="15.7077546597785" calcext:value-type="float">
            <text:p>15.7077546598</text:p>
          </table:table-cell>
          <table:table-cell table:formula="of:=ROUND([.B22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-1)*2^((-0.02642)*([.A229]-240))+17" office:value-type="float" office:value="15.7312041125082" calcext:value-type="float">
            <text:p>15.7312041125</text:p>
          </table:table-cell>
          <table:table-cell table:formula="of:=ROUND([.B22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-1)*2^((-0.02642)*([.A230]-240))+17" office:value-type="float" office:value="15.7542280447766" calcext:value-type="float">
            <text:p>15.7542280448</text:p>
          </table:table-cell>
          <table:table-cell table:formula="of:=ROUND([.B23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-1)*2^((-0.02642)*([.A231]-240))+17" office:value-type="float" office:value="15.7768341781994" calcext:value-type="float">
            <text:p>15.7768341782</text:p>
          </table:table-cell>
          <table:table-cell table:formula="of:=ROUND([.B23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-1)*2^((-0.02642)*([.A232]-240))+17" office:value-type="float" office:value="15.7990300942736" calcext:value-type="float">
            <text:p>15.7990300943</text:p>
          </table:table-cell>
          <table:table-cell table:formula="of:=ROUND([.B232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-1)*2^((-0.02642)*([.A233]-240))+17" office:value-type="float" office:value="15.8208232369204" calcext:value-type="float">
            <text:p>15.8208232369</text:p>
          </table:table-cell>
          <table:table-cell table:formula="of:=ROUND([.B233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-1)*2^((-0.02642)*([.A234]-240))+17" office:value-type="float" office:value="15.8422209149814" calcext:value-type="float">
            <text:p>15.842220915</text:p>
          </table:table-cell>
          <table:table-cell table:formula="of:=ROUND([.B234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-1)*2^((-0.02642)*([.A235]-240))+17" office:value-type="float" office:value="15.8632303046697" calcext:value-type="float">
            <text:p>15.8632303047</text:p>
          </table:table-cell>
          <table:table-cell table:formula="of:=ROUND([.B235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-1)*2^((-0.02642)*([.A236]-240))+17" office:value-type="float" office:value="15.8838584519769" calcext:value-type="float">
            <text:p>15.883858452</text:p>
          </table:table-cell>
          <table:table-cell table:formula="of:=ROUND([.B236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-1)*2^((-0.02642)*([.A237]-240))+17" office:value-type="float" office:value="15.9041122750362" calcext:value-type="float">
            <text:p>15.904112275</text:p>
          </table:table-cell>
          <table:table-cell table:formula="of:=ROUND([.B237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-1)*2^((-0.02642)*([.A238]-240))+17" office:value-type="float" office:value="15.9239985664421" calcext:value-type="float">
            <text:p>15.9239985664</text:p>
          </table:table-cell>
          <table:table-cell table:formula="of:=ROUND([.B23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-1)*2^((-0.02642)*([.A239]-240))+17" office:value-type="float" office:value="15.943523995529" calcext:value-type="float">
            <text:p>15.9435239955</text:p>
          </table:table-cell>
          <table:table-cell table:formula="of:=ROUND([.B23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-1)*2^((-0.02642)*([.A240]-240))+17" office:value-type="float" office:value="15.9626951106074" calcext:value-type="float">
            <text:p>15.9626951106</text:p>
          </table:table-cell>
          <table:table-cell table:formula="of:=ROUND([.B24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-1)*2^((-0.02642)*([.A241]-240))+17" office:value-type="float" office:value="15.9815183411604" calcext:value-type="float">
            <text:p>15.9815183412</text:p>
          </table:table-cell>
          <table:table-cell table:formula="of:=ROUND([.B24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-1)*2^((-0.02642)*([.A242]-240))+17" office:value-type="float" office:value="16" calcext:value-type="float">
            <text:p>16</text:p>
          </table:table-cell>
          <table:table-cell table:formula="of:=ROUND([.B242];0)" office:value-type="float" office:value="16" calcext:value-type="float">
            <text:p>16</text:p>
          </table:table-cell>
        </table:table-row>
      </table:table>
      <table:table table:name="Linear" table:style-name="ta1">
        <table:shapes>
          <draw:frame draw:z-index="0" draw:style-name="gr1" draw:text-style-name="P1" svg:width="6.2988in" svg:height="3.5378in" svg:x="3.3031in" svg:y="0.3047in">
            <draw:object draw:notify-on-update-of-ranges="Linear.A2:Linear.A242 Linear.B2:Linear.B2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und(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[.A2]-0)*(26-10))/((240-0))+10" office:value-type="float" office:value="10" calcext:value-type="float">
            <text:p>10</text:p>
          </table:table-cell>
          <table:table-cell table:formula="of:=ROUND([.B2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A3]-0)*(26-10))/((240-0))+10" office:value-type="float" office:value="10.0666666666667" calcext:value-type="float">
            <text:p>10.0666666667</text:p>
          </table:table-cell>
          <table:table-cell table:formula="of:=ROUND([.B3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[.A4]-0)*(26-10))/((240-0))+10" office:value-type="float" office:value="10.1333333333333" calcext:value-type="float">
            <text:p>10.1333333333</text:p>
          </table:table-cell>
          <table:table-cell table:formula="of:=ROUND([.B4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[.A5]-0)*(26-10))/((240-0))+10" office:value-type="float" office:value="10.2" calcext:value-type="float">
            <text:p>10.2</text:p>
          </table:table-cell>
          <table:table-cell table:formula="of:=ROUND([.B5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[.A6]-0)*(26-10))/((240-0))+10" office:value-type="float" office:value="10.2666666666667" calcext:value-type="float">
            <text:p>10.2666666667</text:p>
          </table:table-cell>
          <table:table-cell table:formula="of:=ROUND([.B6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[.A7]-0)*(26-10))/((240-0))+10" office:value-type="float" office:value="10.3333333333333" calcext:value-type="float">
            <text:p>10.3333333333</text:p>
          </table:table-cell>
          <table:table-cell table:formula="of:=ROUND([.B7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[.A8]-0)*(26-10))/((240-0))+10" office:value-type="float" office:value="10.4" calcext:value-type="float">
            <text:p>10.4</text:p>
          </table:table-cell>
          <table:table-cell table:formula="of:=ROUND([.B8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[.A9]-0)*(26-10))/((240-0))+10" office:value-type="float" office:value="10.4666666666667" calcext:value-type="float">
            <text:p>10.4666666667</text:p>
          </table:table-cell>
          <table:table-cell table:formula="of:=ROUND([.B9]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[.A10]-0)*(26-10))/((240-0))+10" office:value-type="float" office:value="10.5333333333333" calcext:value-type="float">
            <text:p>10.5333333333</text:p>
          </table:table-cell>
          <table:table-cell table:formula="of:=ROUND([.B10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[.A11]-0)*(26-10))/((240-0))+10" office:value-type="float" office:value="10.6" calcext:value-type="float">
            <text:p>10.6</text:p>
          </table:table-cell>
          <table:table-cell table:formula="of:=ROUND([.B11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A12]-0)*(26-10))/((240-0))+10" office:value-type="float" office:value="10.6666666666667" calcext:value-type="float">
            <text:p>10.6666666667</text:p>
          </table:table-cell>
          <table:table-cell table:formula="of:=ROUND([.B12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[.A13]-0)*(26-10))/((240-0))+10" office:value-type="float" office:value="10.7333333333333" calcext:value-type="float">
            <text:p>10.7333333333</text:p>
          </table:table-cell>
          <table:table-cell table:formula="of:=ROUND([.B13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[.A14]-0)*(26-10))/((240-0))+10" office:value-type="float" office:value="10.8" calcext:value-type="float">
            <text:p>10.8</text:p>
          </table:table-cell>
          <table:table-cell table:formula="of:=ROUND([.B14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[.A15]-0)*(26-10))/((240-0))+10" office:value-type="float" office:value="10.8666666666667" calcext:value-type="float">
            <text:p>10.8666666667</text:p>
          </table:table-cell>
          <table:table-cell table:formula="of:=ROUND([.B15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[.A16]-0)*(26-10))/((240-0))+10" office:value-type="float" office:value="10.9333333333333" calcext:value-type="float">
            <text:p>10.9333333333</text:p>
          </table:table-cell>
          <table:table-cell table:formula="of:=ROUND([.B16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([.A17]-0)*(26-10))/((240-0))+10" office:value-type="float" office:value="11" calcext:value-type="float">
            <text:p>11</text:p>
          </table:table-cell>
          <table:table-cell table:formula="of:=ROUND([.B17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[.A18]-0)*(26-10))/((240-0))+10" office:value-type="float" office:value="11.0666666666667" calcext:value-type="float">
            <text:p>11.0666666667</text:p>
          </table:table-cell>
          <table:table-cell table:formula="of:=ROUND([.B18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[.A19]-0)*(26-10))/((240-0))+10" office:value-type="float" office:value="11.1333333333333" calcext:value-type="float">
            <text:p>11.1333333333</text:p>
          </table:table-cell>
          <table:table-cell table:formula="of:=ROUND([.B19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[.A20]-0)*(26-10))/((240-0))+10" office:value-type="float" office:value="11.2" calcext:value-type="float">
            <text:p>11.2</text:p>
          </table:table-cell>
          <table:table-cell table:formula="of:=ROUND([.B20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[.A21]-0)*(26-10))/((240-0))+10" office:value-type="float" office:value="11.2666666666667" calcext:value-type="float">
            <text:p>11.2666666667</text:p>
          </table:table-cell>
          <table:table-cell table:formula="of:=ROUND([.B21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A22]-0)*(26-10))/((240-0))+10" office:value-type="float" office:value="11.3333333333333" calcext:value-type="float">
            <text:p>11.3333333333</text:p>
          </table:table-cell>
          <table:table-cell table:formula="of:=ROUND([.B22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[.A23]-0)*(26-10))/((240-0))+10" office:value-type="float" office:value="11.4" calcext:value-type="float">
            <text:p>11.4</text:p>
          </table:table-cell>
          <table:table-cell table:formula="of:=ROUND([.B23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[.A24]-0)*(26-10))/((240-0))+10" office:value-type="float" office:value="11.4666666666667" calcext:value-type="float">
            <text:p>11.4666666667</text:p>
          </table:table-cell>
          <table:table-cell table:formula="of:=ROUND([.B24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[.A25]-0)*(26-10))/((240-0))+10" office:value-type="float" office:value="11.5333333333333" calcext:value-type="float">
            <text:p>11.5333333333</text:p>
          </table:table-cell>
          <table:table-cell table:formula="of:=ROUND([.B2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[.A26]-0)*(26-10))/((240-0))+10" office:value-type="float" office:value="11.6" calcext:value-type="float">
            <text:p>11.6</text:p>
          </table:table-cell>
          <table:table-cell table:formula="of:=ROUND([.B26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([.A27]-0)*(26-10))/((240-0))+10" office:value-type="float" office:value="11.6666666666667" calcext:value-type="float">
            <text:p>11.6666666667</text:p>
          </table:table-cell>
          <table:table-cell table:formula="of:=ROUND([.B2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[.A28]-0)*(26-10))/((240-0))+10" office:value-type="float" office:value="11.7333333333333" calcext:value-type="float">
            <text:p>11.7333333333</text:p>
          </table:table-cell>
          <table:table-cell table:formula="of:=ROUND([.B2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[.A29]-0)*(26-10))/((240-0))+10" office:value-type="float" office:value="11.8" calcext:value-type="float">
            <text:p>11.8</text:p>
          </table:table-cell>
          <table:table-cell table:formula="of:=ROUND([.B2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[.A30]-0)*(26-10))/((240-0))+10" office:value-type="float" office:value="11.8666666666667" calcext:value-type="float">
            <text:p>11.8666666667</text:p>
          </table:table-cell>
          <table:table-cell table:formula="of:=ROUND([.B30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[.A31]-0)*(26-10))/((240-0))+10" office:value-type="float" office:value="11.9333333333333" calcext:value-type="float">
            <text:p>11.9333333333</text:p>
          </table:table-cell>
          <table:table-cell table:formula="of:=ROUND([.B31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A32]-0)*(26-10))/((240-0))+10" office:value-type="float" office:value="12" calcext:value-type="float">
            <text:p>12</text:p>
          </table:table-cell>
          <table:table-cell table:formula="of:=ROUND([.B32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([.A33]-0)*(26-10))/((240-0))+10" office:value-type="float" office:value="12.0666666666667" calcext:value-type="float">
            <text:p>12.0666666667</text:p>
          </table:table-cell>
          <table:table-cell table:formula="of:=ROUND([.B33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[.A34]-0)*(26-10))/((240-0))+10" office:value-type="float" office:value="12.1333333333333" calcext:value-type="float">
            <text:p>12.1333333333</text:p>
          </table:table-cell>
          <table:table-cell table:formula="of:=ROUND([.B34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([.A35]-0)*(26-10))/((240-0))+10" office:value-type="float" office:value="12.2" calcext:value-type="float">
            <text:p>12.2</text:p>
          </table:table-cell>
          <table:table-cell table:formula="of:=ROUND([.B3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[.A36]-0)*(26-10))/((240-0))+10" office:value-type="float" office:value="12.2666666666667" calcext:value-type="float">
            <text:p>12.2666666667</text:p>
          </table:table-cell>
          <table:table-cell table:formula="of:=ROUND([.B36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([.A37]-0)*(26-10))/((240-0))+10" office:value-type="float" office:value="12.3333333333333" calcext:value-type="float">
            <text:p>12.3333333333</text:p>
          </table:table-cell>
          <table:table-cell table:formula="of:=ROUND([.B3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[.A38]-0)*(26-10))/((240-0))+10" office:value-type="float" office:value="12.4" calcext:value-type="float">
            <text:p>12.4</text:p>
          </table:table-cell>
          <table:table-cell table:formula="of:=ROUND([.B3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([.A39]-0)*(26-10))/((240-0))+10" office:value-type="float" office:value="12.4666666666667" calcext:value-type="float">
            <text:p>12.4666666667</text:p>
          </table:table-cell>
          <table:table-cell table:formula="of:=ROUND([.B39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[.A40]-0)*(26-10))/((240-0))+10" office:value-type="float" office:value="12.5333333333333" calcext:value-type="float">
            <text:p>12.5333333333</text:p>
          </table:table-cell>
          <table:table-cell table:formula="of:=ROUND([.B4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([.A41]-0)*(26-10))/((240-0))+10" office:value-type="float" office:value="12.6" calcext:value-type="float">
            <text:p>12.6</text:p>
          </table:table-cell>
          <table:table-cell table:formula="of:=ROUND([.B4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A42]-0)*(26-10))/((240-0))+10" office:value-type="float" office:value="12.6666666666667" calcext:value-type="float">
            <text:p>12.6666666667</text:p>
          </table:table-cell>
          <table:table-cell table:formula="of:=ROUND([.B4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([.A43]-0)*(26-10))/((240-0))+10" office:value-type="float" office:value="12.7333333333333" calcext:value-type="float">
            <text:p>12.7333333333</text:p>
          </table:table-cell>
          <table:table-cell table:formula="of:=ROUND([.B4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([.A44]-0)*(26-10))/((240-0))+10" office:value-type="float" office:value="12.8" calcext:value-type="float">
            <text:p>12.8</text:p>
          </table:table-cell>
          <table:table-cell table:formula="of:=ROUND([.B4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([.A45]-0)*(26-10))/((240-0))+10" office:value-type="float" office:value="12.8666666666667" calcext:value-type="float">
            <text:p>12.8666666667</text:p>
          </table:table-cell>
          <table:table-cell table:formula="of:=ROUND([.B45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([.A46]-0)*(26-10))/((240-0))+10" office:value-type="float" office:value="12.9333333333333" calcext:value-type="float">
            <text:p>12.9333333333</text:p>
          </table:table-cell>
          <table:table-cell table:formula="of:=ROUND([.B46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([.A47]-0)*(26-10))/((240-0))+10" office:value-type="float" office:value="13" calcext:value-type="float">
            <text:p>13</text:p>
          </table:table-cell>
          <table:table-cell table:formula="of:=ROUND([.B47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([.A48]-0)*(26-10))/((240-0))+10" office:value-type="float" office:value="13.0666666666667" calcext:value-type="float">
            <text:p>13.0666666667</text:p>
          </table:table-cell>
          <table:table-cell table:formula="of:=ROUND([.B48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([.A49]-0)*(26-10))/((240-0))+10" office:value-type="float" office:value="13.1333333333333" calcext:value-type="float">
            <text:p>13.1333333333</text:p>
          </table:table-cell>
          <table:table-cell table:formula="of:=ROUND([.B49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([.A50]-0)*(26-10))/((240-0))+10" office:value-type="float" office:value="13.2" calcext:value-type="float">
            <text:p>13.2</text:p>
          </table:table-cell>
          <table:table-cell table:formula="of:=ROUND([.B50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([.A51]-0)*(26-10))/((240-0))+10" office:value-type="float" office:value="13.2666666666667" calcext:value-type="float">
            <text:p>13.2666666667</text:p>
          </table:table-cell>
          <table:table-cell table:formula="of:=ROUND([.B51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A52]-0)*(26-10))/((240-0))+10" office:value-type="float" office:value="13.3333333333333" calcext:value-type="float">
            <text:p>13.3333333333</text:p>
          </table:table-cell>
          <table:table-cell table:formula="of:=ROUND([.B52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([.A53]-0)*(26-10))/((240-0))+10" office:value-type="float" office:value="13.4" calcext:value-type="float">
            <text:p>13.4</text:p>
          </table:table-cell>
          <table:table-cell table:formula="of:=ROUND([.B53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([.A54]-0)*(26-10))/((240-0))+10" office:value-type="float" office:value="13.4666666666667" calcext:value-type="float">
            <text:p>13.4666666667</text:p>
          </table:table-cell>
          <table:table-cell table:formula="of:=ROUND([.B54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([.A55]-0)*(26-10))/((240-0))+10" office:value-type="float" office:value="13.5333333333333" calcext:value-type="float">
            <text:p>13.5333333333</text:p>
          </table:table-cell>
          <table:table-cell table:formula="of:=ROUND([.B5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([.A56]-0)*(26-10))/((240-0))+10" office:value-type="float" office:value="13.6" calcext:value-type="float">
            <text:p>13.6</text:p>
          </table:table-cell>
          <table:table-cell table:formula="of:=ROUND([.B5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([.A57]-0)*(26-10))/((240-0))+10" office:value-type="float" office:value="13.6666666666667" calcext:value-type="float">
            <text:p>13.6666666667</text:p>
          </table:table-cell>
          <table:table-cell table:formula="of:=ROUND([.B5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([.A58]-0)*(26-10))/((240-0))+10" office:value-type="float" office:value="13.7333333333333" calcext:value-type="float">
            <text:p>13.7333333333</text:p>
          </table:table-cell>
          <table:table-cell table:formula="of:=ROUND([.B5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([.A59]-0)*(26-10))/((240-0))+10" office:value-type="float" office:value="13.8" calcext:value-type="float">
            <text:p>13.8</text:p>
          </table:table-cell>
          <table:table-cell table:formula="of:=ROUND([.B5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([.A60]-0)*(26-10))/((240-0))+10" office:value-type="float" office:value="13.8666666666667" calcext:value-type="float">
            <text:p>13.8666666667</text:p>
          </table:table-cell>
          <table:table-cell table:formula="of:=ROUND([.B60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([.A61]-0)*(26-10))/((240-0))+10" office:value-type="float" office:value="13.9333333333333" calcext:value-type="float">
            <text:p>13.9333333333</text:p>
          </table:table-cell>
          <table:table-cell table:formula="of:=ROUND([.B61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A62]-0)*(26-10))/((240-0))+10" office:value-type="float" office:value="14" calcext:value-type="float">
            <text:p>14</text:p>
          </table:table-cell>
          <table:table-cell table:formula="of:=ROUND([.B62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([.A63]-0)*(26-10))/((240-0))+10" office:value-type="float" office:value="14.0666666666667" calcext:value-type="float">
            <text:p>14.0666666667</text:p>
          </table:table-cell>
          <table:table-cell table:formula="of:=ROUND([.B63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([.A64]-0)*(26-10))/((240-0))+10" office:value-type="float" office:value="14.1333333333333" calcext:value-type="float">
            <text:p>14.1333333333</text:p>
          </table:table-cell>
          <table:table-cell table:formula="of:=ROUND([.B64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([.A65]-0)*(26-10))/((240-0))+10" office:value-type="float" office:value="14.2" calcext:value-type="float">
            <text:p>14.2</text:p>
          </table:table-cell>
          <table:table-cell table:formula="of:=ROUND([.B65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([.A66]-0)*(26-10))/((240-0))+10" office:value-type="float" office:value="14.2666666666667" calcext:value-type="float">
            <text:p>14.2666666667</text:p>
          </table:table-cell>
          <table:table-cell table:formula="of:=ROUND([.B66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([.A67]-0)*(26-10))/((240-0))+10" office:value-type="float" office:value="14.3333333333333" calcext:value-type="float">
            <text:p>14.3333333333</text:p>
          </table:table-cell>
          <table:table-cell table:formula="of:=ROUND([.B67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([.A68]-0)*(26-10))/((240-0))+10" office:value-type="float" office:value="14.4" calcext:value-type="float">
            <text:p>14.4</text:p>
          </table:table-cell>
          <table:table-cell table:formula="of:=ROUND([.B68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([.A69]-0)*(26-10))/((240-0))+10" office:value-type="float" office:value="14.4666666666667" calcext:value-type="float">
            <text:p>14.4666666667</text:p>
          </table:table-cell>
          <table:table-cell table:formula="of:=ROUND([.B69]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([.A70]-0)*(26-10))/((240-0))+10" office:value-type="float" office:value="14.5333333333333" calcext:value-type="float">
            <text:p>14.5333333333</text:p>
          </table:table-cell>
          <table:table-cell table:formula="of:=ROUND([.B7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([.A71]-0)*(26-10))/((240-0))+10" office:value-type="float" office:value="14.6" calcext:value-type="float">
            <text:p>14.6</text:p>
          </table:table-cell>
          <table:table-cell table:formula="of:=ROUND([.B7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A72]-0)*(26-10))/((240-0))+10" office:value-type="float" office:value="14.6666666666667" calcext:value-type="float">
            <text:p>14.6666666667</text:p>
          </table:table-cell>
          <table:table-cell table:formula="of:=ROUND([.B7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([.A73]-0)*(26-10))/((240-0))+10" office:value-type="float" office:value="14.7333333333333" calcext:value-type="float">
            <text:p>14.7333333333</text:p>
          </table:table-cell>
          <table:table-cell table:formula="of:=ROUND([.B7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([.A74]-0)*(26-10))/((240-0))+10" office:value-type="float" office:value="14.8" calcext:value-type="float">
            <text:p>14.8</text:p>
          </table:table-cell>
          <table:table-cell table:formula="of:=ROUND([.B7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([.A75]-0)*(26-10))/((240-0))+10" office:value-type="float" office:value="14.8666666666667" calcext:value-type="float">
            <text:p>14.8666666667</text:p>
          </table:table-cell>
          <table:table-cell table:formula="of:=ROUND([.B75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([.A76]-0)*(26-10))/((240-0))+10" office:value-type="float" office:value="14.9333333333333" calcext:value-type="float">
            <text:p>14.9333333333</text:p>
          </table:table-cell>
          <table:table-cell table:formula="of:=ROUND([.B76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([.A77]-0)*(26-10))/((240-0))+10" office:value-type="float" office:value="15" calcext:value-type="float">
            <text:p>15</text:p>
          </table:table-cell>
          <table:table-cell table:formula="of:=ROUND([.B77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([.A78]-0)*(26-10))/((240-0))+10" office:value-type="float" office:value="15.0666666666667" calcext:value-type="float">
            <text:p>15.0666666667</text:p>
          </table:table-cell>
          <table:table-cell table:formula="of:=ROUND([.B78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([.A79]-0)*(26-10))/((240-0))+10" office:value-type="float" office:value="15.1333333333333" calcext:value-type="float">
            <text:p>15.1333333333</text:p>
          </table:table-cell>
          <table:table-cell table:formula="of:=ROUND([.B79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([.A80]-0)*(26-10))/((240-0))+10" office:value-type="float" office:value="15.2" calcext:value-type="float">
            <text:p>15.2</text:p>
          </table:table-cell>
          <table:table-cell table:formula="of:=ROUND([.B80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([.A81]-0)*(26-10))/((240-0))+10" office:value-type="float" office:value="15.2666666666667" calcext:value-type="float">
            <text:p>15.2666666667</text:p>
          </table:table-cell>
          <table:table-cell table:formula="of:=ROUND([.B8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A82]-0)*(26-10))/((240-0))+10" office:value-type="float" office:value="15.3333333333333" calcext:value-type="float">
            <text:p>15.3333333333</text:p>
          </table:table-cell>
          <table:table-cell table:formula="of:=ROUND([.B82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([.A83]-0)*(26-10))/((240-0))+10" office:value-type="float" office:value="15.4" calcext:value-type="float">
            <text:p>15.4</text:p>
          </table:table-cell>
          <table:table-cell table:formula="of:=ROUND([.B83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([.A84]-0)*(26-10))/((240-0))+10" office:value-type="float" office:value="15.4666666666667" calcext:value-type="float">
            <text:p>15.4666666667</text:p>
          </table:table-cell>
          <table:table-cell table:formula="of:=ROUND([.B84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([.A85]-0)*(26-10))/((240-0))+10" office:value-type="float" office:value="15.5333333333333" calcext:value-type="float">
            <text:p>15.5333333333</text:p>
          </table:table-cell>
          <table:table-cell table:formula="of:=ROUND([.B85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([.A86]-0)*(26-10))/((240-0))+10" office:value-type="float" office:value="15.6" calcext:value-type="float">
            <text:p>15.6</text:p>
          </table:table-cell>
          <table:table-cell table:formula="of:=ROUND([.B86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([.A87]-0)*(26-10))/((240-0))+10" office:value-type="float" office:value="15.6666666666667" calcext:value-type="float">
            <text:p>15.6666666667</text:p>
          </table:table-cell>
          <table:table-cell table:formula="of:=ROUND([.B87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([.A88]-0)*(26-10))/((240-0))+10" office:value-type="float" office:value="15.7333333333333" calcext:value-type="float">
            <text:p>15.7333333333</text:p>
          </table:table-cell>
          <table:table-cell table:formula="of:=ROUND([.B8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([.A89]-0)*(26-10))/((240-0))+10" office:value-type="float" office:value="15.8" calcext:value-type="float">
            <text:p>15.8</text:p>
          </table:table-cell>
          <table:table-cell table:formula="of:=ROUND([.B8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([.A90]-0)*(26-10))/((240-0))+10" office:value-type="float" office:value="15.8666666666667" calcext:value-type="float">
            <text:p>15.8666666667</text:p>
          </table:table-cell>
          <table:table-cell table:formula="of:=ROUND([.B90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([.A91]-0)*(26-10))/((240-0))+10" office:value-type="float" office:value="15.9333333333333" calcext:value-type="float">
            <text:p>15.9333333333</text:p>
          </table:table-cell>
          <table:table-cell table:formula="of:=ROUND([.B9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A92]-0)*(26-10))/((240-0))+10" office:value-type="float" office:value="16" calcext:value-type="float">
            <text:p>16</text:p>
          </table:table-cell>
          <table:table-cell table:formula="of:=ROUND([.B92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([.A93]-0)*(26-10))/((240-0))+10" office:value-type="float" office:value="16.0666666666667" calcext:value-type="float">
            <text:p>16.0666666667</text:p>
          </table:table-cell>
          <table:table-cell table:formula="of:=ROUND([.B93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([.A94]-0)*(26-10))/((240-0))+10" office:value-type="float" office:value="16.1333333333333" calcext:value-type="float">
            <text:p>16.1333333333</text:p>
          </table:table-cell>
          <table:table-cell table:formula="of:=ROUND([.B94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([.A95]-0)*(26-10))/((240-0))+10" office:value-type="float" office:value="16.2" calcext:value-type="float">
            <text:p>16.2</text:p>
          </table:table-cell>
          <table:table-cell table:formula="of:=ROUND([.B95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([.A96]-0)*(26-10))/((240-0))+10" office:value-type="float" office:value="16.2666666666667" calcext:value-type="float">
            <text:p>16.2666666667</text:p>
          </table:table-cell>
          <table:table-cell table:formula="of:=ROUND([.B96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([.A97]-0)*(26-10))/((240-0))+10" office:value-type="float" office:value="16.3333333333333" calcext:value-type="float">
            <text:p>16.3333333333</text:p>
          </table:table-cell>
          <table:table-cell table:formula="of:=ROUND([.B97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([.A98]-0)*(26-10))/((240-0))+10" office:value-type="float" office:value="16.4" calcext:value-type="float">
            <text:p>16.4</text:p>
          </table:table-cell>
          <table:table-cell table:formula="of:=ROUND([.B9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([.A99]-0)*(26-10))/((240-0))+10" office:value-type="float" office:value="16.4666666666667" calcext:value-type="float">
            <text:p>16.4666666667</text:p>
          </table:table-cell>
          <table:table-cell table:formula="of:=ROUND([.B99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([.A100]-0)*(26-10))/((240-0))+10" office:value-type="float" office:value="16.5333333333333" calcext:value-type="float">
            <text:p>16.5333333333</text:p>
          </table:table-cell>
          <table:table-cell table:formula="of:=ROUND([.B100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([.A101]-0)*(26-10))/((240-0))+10" office:value-type="float" office:value="16.6" calcext:value-type="float">
            <text:p>16.6</text:p>
          </table:table-cell>
          <table:table-cell table:formula="of:=ROUND([.B101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[.A102]-0)*(26-10))/((240-0))+10" office:value-type="float" office:value="16.6666666666667" calcext:value-type="float">
            <text:p>16.6666666667</text:p>
          </table:table-cell>
          <table:table-cell table:formula="of:=ROUND([.B102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([.A103]-0)*(26-10))/((240-0))+10" office:value-type="float" office:value="16.7333333333333" calcext:value-type="float">
            <text:p>16.7333333333</text:p>
          </table:table-cell>
          <table:table-cell table:formula="of:=ROUND([.B103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([.A104]-0)*(26-10))/((240-0))+10" office:value-type="float" office:value="16.8" calcext:value-type="float">
            <text:p>16.8</text:p>
          </table:table-cell>
          <table:table-cell table:formula="of:=ROUND([.B104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([.A105]-0)*(26-10))/((240-0))+10" office:value-type="float" office:value="16.8666666666667" calcext:value-type="float">
            <text:p>16.8666666667</text:p>
          </table:table-cell>
          <table:table-cell table:formula="of:=ROUND([.B105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([.A106]-0)*(26-10))/((240-0))+10" office:value-type="float" office:value="16.9333333333333" calcext:value-type="float">
            <text:p>16.9333333333</text:p>
          </table:table-cell>
          <table:table-cell table:formula="of:=ROUND([.B106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([.A107]-0)*(26-10))/((240-0))+10" office:value-type="float" office:value="17" calcext:value-type="float">
            <text:p>17</text:p>
          </table:table-cell>
          <table:table-cell table:formula="of:=ROUND([.B107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([.A108]-0)*(26-10))/((240-0))+10" office:value-type="float" office:value="17.0666666666667" calcext:value-type="float">
            <text:p>17.0666666667</text:p>
          </table:table-cell>
          <table:table-cell table:formula="of:=ROUND([.B108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([.A109]-0)*(26-10))/((240-0))+10" office:value-type="float" office:value="17.1333333333333" calcext:value-type="float">
            <text:p>17.1333333333</text:p>
          </table:table-cell>
          <table:table-cell table:formula="of:=ROUND([.B109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([.A110]-0)*(26-10))/((240-0))+10" office:value-type="float" office:value="17.2" calcext:value-type="float">
            <text:p>17.2</text:p>
          </table:table-cell>
          <table:table-cell table:formula="of:=ROUND([.B110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([.A111]-0)*(26-10))/((240-0))+10" office:value-type="float" office:value="17.2666666666667" calcext:value-type="float">
            <text:p>17.2666666667</text:p>
          </table:table-cell>
          <table:table-cell table:formula="of:=ROUND([.B111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([.A112]-0)*(26-10))/((240-0))+10" office:value-type="float" office:value="17.3333333333333" calcext:value-type="float">
            <text:p>17.3333333333</text:p>
          </table:table-cell>
          <table:table-cell table:formula="of:=ROUND([.B112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([.A113]-0)*(26-10))/((240-0))+10" office:value-type="float" office:value="17.4" calcext:value-type="float">
            <text:p>17.4</text:p>
          </table:table-cell>
          <table:table-cell table:formula="of:=ROUND([.B113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([.A114]-0)*(26-10))/((240-0))+10" office:value-type="float" office:value="17.4666666666667" calcext:value-type="float">
            <text:p>17.4666666667</text:p>
          </table:table-cell>
          <table:table-cell table:formula="of:=ROUND([.B114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([.A115]-0)*(26-10))/((240-0))+10" office:value-type="float" office:value="17.5333333333333" calcext:value-type="float">
            <text:p>17.5333333333</text:p>
          </table:table-cell>
          <table:table-cell table:formula="of:=ROUND([.B115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([.A116]-0)*(26-10))/((240-0))+10" office:value-type="float" office:value="17.6" calcext:value-type="float">
            <text:p>17.6</text:p>
          </table:table-cell>
          <table:table-cell table:formula="of:=ROUND([.B116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([.A117]-0)*(26-10))/((240-0))+10" office:value-type="float" office:value="17.6666666666667" calcext:value-type="float">
            <text:p>17.6666666667</text:p>
          </table:table-cell>
          <table:table-cell table:formula="of:=ROUND([.B117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([.A118]-0)*(26-10))/((240-0))+10" office:value-type="float" office:value="17.7333333333333" calcext:value-type="float">
            <text:p>17.7333333333</text:p>
          </table:table-cell>
          <table:table-cell table:formula="of:=ROUND([.B118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([.A119]-0)*(26-10))/((240-0))+10" office:value-type="float" office:value="17.8" calcext:value-type="float">
            <text:p>17.8</text:p>
          </table:table-cell>
          <table:table-cell table:formula="of:=ROUND([.B119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([.A120]-0)*(26-10))/((240-0))+10" office:value-type="float" office:value="17.8666666666667" calcext:value-type="float">
            <text:p>17.8666666667</text:p>
          </table:table-cell>
          <table:table-cell table:formula="of:=ROUND([.B120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([.A121]-0)*(26-10))/((240-0))+10" office:value-type="float" office:value="17.9333333333333" calcext:value-type="float">
            <text:p>17.9333333333</text:p>
          </table:table-cell>
          <table:table-cell table:formula="of:=ROUND([.B121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([.A122]-0)*(26-10))/((240-0))+10" office:value-type="float" office:value="18" calcext:value-type="float">
            <text:p>18</text:p>
          </table:table-cell>
          <table:table-cell table:formula="of:=ROUND([.B122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([.A123]-0)*(26-10))/((240-0))+10" office:value-type="float" office:value="18.0666666666667" calcext:value-type="float">
            <text:p>18.0666666667</text:p>
          </table:table-cell>
          <table:table-cell table:formula="of:=ROUND([.B123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([.A124]-0)*(26-10))/((240-0))+10" office:value-type="float" office:value="18.1333333333333" calcext:value-type="float">
            <text:p>18.1333333333</text:p>
          </table:table-cell>
          <table:table-cell table:formula="of:=ROUND([.B124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([.A125]-0)*(26-10))/((240-0))+10" office:value-type="float" office:value="18.2" calcext:value-type="float">
            <text:p>18.2</text:p>
          </table:table-cell>
          <table:table-cell table:formula="of:=ROUND([.B125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([.A126]-0)*(26-10))/((240-0))+10" office:value-type="float" office:value="18.2666666666667" calcext:value-type="float">
            <text:p>18.2666666667</text:p>
          </table:table-cell>
          <table:table-cell table:formula="of:=ROUND([.B126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([.A127]-0)*(26-10))/((240-0))+10" office:value-type="float" office:value="18.3333333333333" calcext:value-type="float">
            <text:p>18.3333333333</text:p>
          </table:table-cell>
          <table:table-cell table:formula="of:=ROUND([.B127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([.A128]-0)*(26-10))/((240-0))+10" office:value-type="float" office:value="18.4" calcext:value-type="float">
            <text:p>18.4</text:p>
          </table:table-cell>
          <table:table-cell table:formula="of:=ROUND([.B128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([.A129]-0)*(26-10))/((240-0))+10" office:value-type="float" office:value="18.4666666666667" calcext:value-type="float">
            <text:p>18.4666666667</text:p>
          </table:table-cell>
          <table:table-cell table:formula="of:=ROUND([.B129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([.A130]-0)*(26-10))/((240-0))+10" office:value-type="float" office:value="18.5333333333333" calcext:value-type="float">
            <text:p>18.5333333333</text:p>
          </table:table-cell>
          <table:table-cell table:formula="of:=ROUND([.B130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([.A131]-0)*(26-10))/((240-0))+10" office:value-type="float" office:value="18.6" calcext:value-type="float">
            <text:p>18.6</text:p>
          </table:table-cell>
          <table:table-cell table:formula="of:=ROUND([.B131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([.A132]-0)*(26-10))/((240-0))+10" office:value-type="float" office:value="18.6666666666667" calcext:value-type="float">
            <text:p>18.6666666667</text:p>
          </table:table-cell>
          <table:table-cell table:formula="of:=ROUND([.B132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([.A133]-0)*(26-10))/((240-0))+10" office:value-type="float" office:value="18.7333333333333" calcext:value-type="float">
            <text:p>18.7333333333</text:p>
          </table:table-cell>
          <table:table-cell table:formula="of:=ROUND([.B133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([.A134]-0)*(26-10))/((240-0))+10" office:value-type="float" office:value="18.8" calcext:value-type="float">
            <text:p>18.8</text:p>
          </table:table-cell>
          <table:table-cell table:formula="of:=ROUND([.B134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([.A135]-0)*(26-10))/((240-0))+10" office:value-type="float" office:value="18.8666666666667" calcext:value-type="float">
            <text:p>18.8666666667</text:p>
          </table:table-cell>
          <table:table-cell table:formula="of:=ROUND([.B135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([.A136]-0)*(26-10))/((240-0))+10" office:value-type="float" office:value="18.9333333333333" calcext:value-type="float">
            <text:p>18.9333333333</text:p>
          </table:table-cell>
          <table:table-cell table:formula="of:=ROUND([.B136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([.A137]-0)*(26-10))/((240-0))+10" office:value-type="float" office:value="19" calcext:value-type="float">
            <text:p>19</text:p>
          </table:table-cell>
          <table:table-cell table:formula="of:=ROUND([.B137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([.A138]-0)*(26-10))/((240-0))+10" office:value-type="float" office:value="19.0666666666667" calcext:value-type="float">
            <text:p>19.0666666667</text:p>
          </table:table-cell>
          <table:table-cell table:formula="of:=ROUND([.B138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([.A139]-0)*(26-10))/((240-0))+10" office:value-type="float" office:value="19.1333333333333" calcext:value-type="float">
            <text:p>19.1333333333</text:p>
          </table:table-cell>
          <table:table-cell table:formula="of:=ROUND([.B139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([.A140]-0)*(26-10))/((240-0))+10" office:value-type="float" office:value="19.2" calcext:value-type="float">
            <text:p>19.2</text:p>
          </table:table-cell>
          <table:table-cell table:formula="of:=ROUND([.B140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([.A141]-0)*(26-10))/((240-0))+10" office:value-type="float" office:value="19.2666666666667" calcext:value-type="float">
            <text:p>19.2666666667</text:p>
          </table:table-cell>
          <table:table-cell table:formula="of:=ROUND([.B141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([.A142]-0)*(26-10))/((240-0))+10" office:value-type="float" office:value="19.3333333333333" calcext:value-type="float">
            <text:p>19.3333333333</text:p>
          </table:table-cell>
          <table:table-cell table:formula="of:=ROUND([.B142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([.A143]-0)*(26-10))/((240-0))+10" office:value-type="float" office:value="19.4" calcext:value-type="float">
            <text:p>19.4</text:p>
          </table:table-cell>
          <table:table-cell table:formula="of:=ROUND([.B143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([.A144]-0)*(26-10))/((240-0))+10" office:value-type="float" office:value="19.4666666666667" calcext:value-type="float">
            <text:p>19.4666666667</text:p>
          </table:table-cell>
          <table:table-cell table:formula="of:=ROUND([.B144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([.A145]-0)*(26-10))/((240-0))+10" office:value-type="float" office:value="19.5333333333333" calcext:value-type="float">
            <text:p>19.5333333333</text:p>
          </table:table-cell>
          <table:table-cell table:formula="of:=ROUND([.B145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([.A146]-0)*(26-10))/((240-0))+10" office:value-type="float" office:value="19.6" calcext:value-type="float">
            <text:p>19.6</text:p>
          </table:table-cell>
          <table:table-cell table:formula="of:=ROUND([.B146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([.A147]-0)*(26-10))/((240-0))+10" office:value-type="float" office:value="19.6666666666667" calcext:value-type="float">
            <text:p>19.6666666667</text:p>
          </table:table-cell>
          <table:table-cell table:formula="of:=ROUND([.B147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([.A148]-0)*(26-10))/((240-0))+10" office:value-type="float" office:value="19.7333333333333" calcext:value-type="float">
            <text:p>19.7333333333</text:p>
          </table:table-cell>
          <table:table-cell table:formula="of:=ROUND([.B148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([.A149]-0)*(26-10))/((240-0))+10" office:value-type="float" office:value="19.8" calcext:value-type="float">
            <text:p>19.8</text:p>
          </table:table-cell>
          <table:table-cell table:formula="of:=ROUND([.B149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([.A150]-0)*(26-10))/((240-0))+10" office:value-type="float" office:value="19.8666666666667" calcext:value-type="float">
            <text:p>19.8666666667</text:p>
          </table:table-cell>
          <table:table-cell table:formula="of:=ROUND([.B150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([.A151]-0)*(26-10))/((240-0))+10" office:value-type="float" office:value="19.9333333333333" calcext:value-type="float">
            <text:p>19.9333333333</text:p>
          </table:table-cell>
          <table:table-cell table:formula="of:=ROUND([.B151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([.A152]-0)*(26-10))/((240-0))+10" office:value-type="float" office:value="20" calcext:value-type="float">
            <text:p>20</text:p>
          </table:table-cell>
          <table:table-cell table:formula="of:=ROUND([.B152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([.A153]-0)*(26-10))/((240-0))+10" office:value-type="float" office:value="20.0666666666667" calcext:value-type="float">
            <text:p>20.0666666667</text:p>
          </table:table-cell>
          <table:table-cell table:formula="of:=ROUND([.B153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([.A154]-0)*(26-10))/((240-0))+10" office:value-type="float" office:value="20.1333333333333" calcext:value-type="float">
            <text:p>20.1333333333</text:p>
          </table:table-cell>
          <table:table-cell table:formula="of:=ROUND([.B154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([.A155]-0)*(26-10))/((240-0))+10" office:value-type="float" office:value="20.2" calcext:value-type="float">
            <text:p>20.2</text:p>
          </table:table-cell>
          <table:table-cell table:formula="of:=ROUND([.B155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([.A156]-0)*(26-10))/((240-0))+10" office:value-type="float" office:value="20.2666666666667" calcext:value-type="float">
            <text:p>20.2666666667</text:p>
          </table:table-cell>
          <table:table-cell table:formula="of:=ROUND([.B156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([.A157]-0)*(26-10))/((240-0))+10" office:value-type="float" office:value="20.3333333333333" calcext:value-type="float">
            <text:p>20.3333333333</text:p>
          </table:table-cell>
          <table:table-cell table:formula="of:=ROUND([.B157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([.A158]-0)*(26-10))/((240-0))+10" office:value-type="float" office:value="20.4" calcext:value-type="float">
            <text:p>20.4</text:p>
          </table:table-cell>
          <table:table-cell table:formula="of:=ROUND([.B158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([.A159]-0)*(26-10))/((240-0))+10" office:value-type="float" office:value="20.4666666666667" calcext:value-type="float">
            <text:p>20.4666666667</text:p>
          </table:table-cell>
          <table:table-cell table:formula="of:=ROUND([.B159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([.A160]-0)*(26-10))/((240-0))+10" office:value-type="float" office:value="20.5333333333333" calcext:value-type="float">
            <text:p>20.5333333333</text:p>
          </table:table-cell>
          <table:table-cell table:formula="of:=ROUND([.B160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([.A161]-0)*(26-10))/((240-0))+10" office:value-type="float" office:value="20.6" calcext:value-type="float">
            <text:p>20.6</text:p>
          </table:table-cell>
          <table:table-cell table:formula="of:=ROUND([.B161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([.A162]-0)*(26-10))/((240-0))+10" office:value-type="float" office:value="20.6666666666667" calcext:value-type="float">
            <text:p>20.6666666667</text:p>
          </table:table-cell>
          <table:table-cell table:formula="of:=ROUND([.B162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([.A163]-0)*(26-10))/((240-0))+10" office:value-type="float" office:value="20.7333333333333" calcext:value-type="float">
            <text:p>20.7333333333</text:p>
          </table:table-cell>
          <table:table-cell table:formula="of:=ROUND([.B163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([.A164]-0)*(26-10))/((240-0))+10" office:value-type="float" office:value="20.8" calcext:value-type="float">
            <text:p>20.8</text:p>
          </table:table-cell>
          <table:table-cell table:formula="of:=ROUND([.B164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([.A165]-0)*(26-10))/((240-0))+10" office:value-type="float" office:value="20.8666666666667" calcext:value-type="float">
            <text:p>20.8666666667</text:p>
          </table:table-cell>
          <table:table-cell table:formula="of:=ROUND([.B165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([.A166]-0)*(26-10))/((240-0))+10" office:value-type="float" office:value="20.9333333333333" calcext:value-type="float">
            <text:p>20.9333333333</text:p>
          </table:table-cell>
          <table:table-cell table:formula="of:=ROUND([.B166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([.A167]-0)*(26-10))/((240-0))+10" office:value-type="float" office:value="21" calcext:value-type="float">
            <text:p>21</text:p>
          </table:table-cell>
          <table:table-cell table:formula="of:=ROUND([.B167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([.A168]-0)*(26-10))/((240-0))+10" office:value-type="float" office:value="21.0666666666667" calcext:value-type="float">
            <text:p>21.0666666667</text:p>
          </table:table-cell>
          <table:table-cell table:formula="of:=ROUND([.B168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([.A169]-0)*(26-10))/((240-0))+10" office:value-type="float" office:value="21.1333333333333" calcext:value-type="float">
            <text:p>21.1333333333</text:p>
          </table:table-cell>
          <table:table-cell table:formula="of:=ROUND([.B169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([.A170]-0)*(26-10))/((240-0))+10" office:value-type="float" office:value="21.2" calcext:value-type="float">
            <text:p>21.2</text:p>
          </table:table-cell>
          <table:table-cell table:formula="of:=ROUND([.B170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([.A171]-0)*(26-10))/((240-0))+10" office:value-type="float" office:value="21.2666666666667" calcext:value-type="float">
            <text:p>21.2666666667</text:p>
          </table:table-cell>
          <table:table-cell table:formula="of:=ROUND([.B171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([.A172]-0)*(26-10))/((240-0))+10" office:value-type="float" office:value="21.3333333333333" calcext:value-type="float">
            <text:p>21.3333333333</text:p>
          </table:table-cell>
          <table:table-cell table:formula="of:=ROUND([.B172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([.A173]-0)*(26-10))/((240-0))+10" office:value-type="float" office:value="21.4" calcext:value-type="float">
            <text:p>21.4</text:p>
          </table:table-cell>
          <table:table-cell table:formula="of:=ROUND([.B173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([.A174]-0)*(26-10))/((240-0))+10" office:value-type="float" office:value="21.4666666666667" calcext:value-type="float">
            <text:p>21.4666666667</text:p>
          </table:table-cell>
          <table:table-cell table:formula="of:=ROUND([.B174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([.A175]-0)*(26-10))/((240-0))+10" office:value-type="float" office:value="21.5333333333333" calcext:value-type="float">
            <text:p>21.5333333333</text:p>
          </table:table-cell>
          <table:table-cell table:formula="of:=ROUND([.B175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([.A176]-0)*(26-10))/((240-0))+10" office:value-type="float" office:value="21.6" calcext:value-type="float">
            <text:p>21.6</text:p>
          </table:table-cell>
          <table:table-cell table:formula="of:=ROUND([.B176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([.A177]-0)*(26-10))/((240-0))+10" office:value-type="float" office:value="21.6666666666667" calcext:value-type="float">
            <text:p>21.6666666667</text:p>
          </table:table-cell>
          <table:table-cell table:formula="of:=ROUND([.B177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([.A178]-0)*(26-10))/((240-0))+10" office:value-type="float" office:value="21.7333333333333" calcext:value-type="float">
            <text:p>21.7333333333</text:p>
          </table:table-cell>
          <table:table-cell table:formula="of:=ROUND([.B178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([.A179]-0)*(26-10))/((240-0))+10" office:value-type="float" office:value="21.8" calcext:value-type="float">
            <text:p>21.8</text:p>
          </table:table-cell>
          <table:table-cell table:formula="of:=ROUND([.B179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([.A180]-0)*(26-10))/((240-0))+10" office:value-type="float" office:value="21.8666666666667" calcext:value-type="float">
            <text:p>21.8666666667</text:p>
          </table:table-cell>
          <table:table-cell table:formula="of:=ROUND([.B180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([.A181]-0)*(26-10))/((240-0))+10" office:value-type="float" office:value="21.9333333333333" calcext:value-type="float">
            <text:p>21.9333333333</text:p>
          </table:table-cell>
          <table:table-cell table:formula="of:=ROUND([.B181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([.A182]-0)*(26-10))/((240-0))+10" office:value-type="float" office:value="22" calcext:value-type="float">
            <text:p>22</text:p>
          </table:table-cell>
          <table:table-cell table:formula="of:=ROUND([.B182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([.A183]-0)*(26-10))/((240-0))+10" office:value-type="float" office:value="22.0666666666667" calcext:value-type="float">
            <text:p>22.0666666667</text:p>
          </table:table-cell>
          <table:table-cell table:formula="of:=ROUND([.B183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([.A184]-0)*(26-10))/((240-0))+10" office:value-type="float" office:value="22.1333333333333" calcext:value-type="float">
            <text:p>22.1333333333</text:p>
          </table:table-cell>
          <table:table-cell table:formula="of:=ROUND([.B184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([.A185]-0)*(26-10))/((240-0))+10" office:value-type="float" office:value="22.2" calcext:value-type="float">
            <text:p>22.2</text:p>
          </table:table-cell>
          <table:table-cell table:formula="of:=ROUND([.B185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([.A186]-0)*(26-10))/((240-0))+10" office:value-type="float" office:value="22.2666666666667" calcext:value-type="float">
            <text:p>22.2666666667</text:p>
          </table:table-cell>
          <table:table-cell table:formula="of:=ROUND([.B186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([.A187]-0)*(26-10))/((240-0))+10" office:value-type="float" office:value="22.3333333333333" calcext:value-type="float">
            <text:p>22.3333333333</text:p>
          </table:table-cell>
          <table:table-cell table:formula="of:=ROUND([.B187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([.A188]-0)*(26-10))/((240-0))+10" office:value-type="float" office:value="22.4" calcext:value-type="float">
            <text:p>22.4</text:p>
          </table:table-cell>
          <table:table-cell table:formula="of:=ROUND([.B188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([.A189]-0)*(26-10))/((240-0))+10" office:value-type="float" office:value="22.4666666666667" calcext:value-type="float">
            <text:p>22.4666666667</text:p>
          </table:table-cell>
          <table:table-cell table:formula="of:=ROUND([.B189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([.A190]-0)*(26-10))/((240-0))+10" office:value-type="float" office:value="22.5333333333333" calcext:value-type="float">
            <text:p>22.5333333333</text:p>
          </table:table-cell>
          <table:table-cell table:formula="of:=ROUND([.B190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([.A191]-0)*(26-10))/((240-0))+10" office:value-type="float" office:value="22.6" calcext:value-type="float">
            <text:p>22.6</text:p>
          </table:table-cell>
          <table:table-cell table:formula="of:=ROUND([.B191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([.A192]-0)*(26-10))/((240-0))+10" office:value-type="float" office:value="22.6666666666667" calcext:value-type="float">
            <text:p>22.6666666667</text:p>
          </table:table-cell>
          <table:table-cell table:formula="of:=ROUND([.B192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([.A193]-0)*(26-10))/((240-0))+10" office:value-type="float" office:value="22.7333333333333" calcext:value-type="float">
            <text:p>22.7333333333</text:p>
          </table:table-cell>
          <table:table-cell table:formula="of:=ROUND([.B193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([.A194]-0)*(26-10))/((240-0))+10" office:value-type="float" office:value="22.8" calcext:value-type="float">
            <text:p>22.8</text:p>
          </table:table-cell>
          <table:table-cell table:formula="of:=ROUND([.B194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([.A195]-0)*(26-10))/((240-0))+10" office:value-type="float" office:value="22.8666666666667" calcext:value-type="float">
            <text:p>22.8666666667</text:p>
          </table:table-cell>
          <table:table-cell table:formula="of:=ROUND([.B195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([.A196]-0)*(26-10))/((240-0))+10" office:value-type="float" office:value="22.9333333333333" calcext:value-type="float">
            <text:p>22.9333333333</text:p>
          </table:table-cell>
          <table:table-cell table:formula="of:=ROUND([.B196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([.A197]-0)*(26-10))/((240-0))+10" office:value-type="float" office:value="23" calcext:value-type="float">
            <text:p>23</text:p>
          </table:table-cell>
          <table:table-cell table:formula="of:=ROUND([.B197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([.A198]-0)*(26-10))/((240-0))+10" office:value-type="float" office:value="23.0666666666667" calcext:value-type="float">
            <text:p>23.0666666667</text:p>
          </table:table-cell>
          <table:table-cell table:formula="of:=ROUND([.B198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([.A199]-0)*(26-10))/((240-0))+10" office:value-type="float" office:value="23.1333333333333" calcext:value-type="float">
            <text:p>23.1333333333</text:p>
          </table:table-cell>
          <table:table-cell table:formula="of:=ROUND([.B199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([.A200]-0)*(26-10))/((240-0))+10" office:value-type="float" office:value="23.2" calcext:value-type="float">
            <text:p>23.2</text:p>
          </table:table-cell>
          <table:table-cell table:formula="of:=ROUND([.B200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([.A201]-0)*(26-10))/((240-0))+10" office:value-type="float" office:value="23.2666666666667" calcext:value-type="float">
            <text:p>23.2666666667</text:p>
          </table:table-cell>
          <table:table-cell table:formula="of:=ROUND([.B201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([.A202]-0)*(26-10))/((240-0))+10" office:value-type="float" office:value="23.3333333333333" calcext:value-type="float">
            <text:p>23.3333333333</text:p>
          </table:table-cell>
          <table:table-cell table:formula="of:=ROUND([.B202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([.A203]-0)*(26-10))/((240-0))+10" office:value-type="float" office:value="23.4" calcext:value-type="float">
            <text:p>23.4</text:p>
          </table:table-cell>
          <table:table-cell table:formula="of:=ROUND([.B203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([.A204]-0)*(26-10))/((240-0))+10" office:value-type="float" office:value="23.4666666666667" calcext:value-type="float">
            <text:p>23.4666666667</text:p>
          </table:table-cell>
          <table:table-cell table:formula="of:=ROUND([.B204]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([.A205]-0)*(26-10))/((240-0))+10" office:value-type="float" office:value="23.5333333333333" calcext:value-type="float">
            <text:p>23.5333333333</text:p>
          </table:table-cell>
          <table:table-cell table:formula="of:=ROUND([.B205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([.A206]-0)*(26-10))/((240-0))+10" office:value-type="float" office:value="23.6" calcext:value-type="float">
            <text:p>23.6</text:p>
          </table:table-cell>
          <table:table-cell table:formula="of:=ROUND([.B206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([.A207]-0)*(26-10))/((240-0))+10" office:value-type="float" office:value="23.6666666666667" calcext:value-type="float">
            <text:p>23.6666666667</text:p>
          </table:table-cell>
          <table:table-cell table:formula="of:=ROUND([.B207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([.A208]-0)*(26-10))/((240-0))+10" office:value-type="float" office:value="23.7333333333333" calcext:value-type="float">
            <text:p>23.7333333333</text:p>
          </table:table-cell>
          <table:table-cell table:formula="of:=ROUND([.B208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([.A209]-0)*(26-10))/((240-0))+10" office:value-type="float" office:value="23.8" calcext:value-type="float">
            <text:p>23.8</text:p>
          </table:table-cell>
          <table:table-cell table:formula="of:=ROUND([.B209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([.A210]-0)*(26-10))/((240-0))+10" office:value-type="float" office:value="23.8666666666667" calcext:value-type="float">
            <text:p>23.8666666667</text:p>
          </table:table-cell>
          <table:table-cell table:formula="of:=ROUND([.B210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([.A211]-0)*(26-10))/((240-0))+10" office:value-type="float" office:value="23.9333333333333" calcext:value-type="float">
            <text:p>23.9333333333</text:p>
          </table:table-cell>
          <table:table-cell table:formula="of:=ROUND([.B211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([.A212]-0)*(26-10))/((240-0))+10" office:value-type="float" office:value="24" calcext:value-type="float">
            <text:p>24</text:p>
          </table:table-cell>
          <table:table-cell table:formula="of:=ROUND([.B212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([.A213]-0)*(26-10))/((240-0))+10" office:value-type="float" office:value="24.0666666666667" calcext:value-type="float">
            <text:p>24.0666666667</text:p>
          </table:table-cell>
          <table:table-cell table:formula="of:=ROUND([.B213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([.A214]-0)*(26-10))/((240-0))+10" office:value-type="float" office:value="24.1333333333333" calcext:value-type="float">
            <text:p>24.1333333333</text:p>
          </table:table-cell>
          <table:table-cell table:formula="of:=ROUND([.B214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([.A215]-0)*(26-10))/((240-0))+10" office:value-type="float" office:value="24.2" calcext:value-type="float">
            <text:p>24.2</text:p>
          </table:table-cell>
          <table:table-cell table:formula="of:=ROUND([.B215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([.A216]-0)*(26-10))/((240-0))+10" office:value-type="float" office:value="24.2666666666667" calcext:value-type="float">
            <text:p>24.2666666667</text:p>
          </table:table-cell>
          <table:table-cell table:formula="of:=ROUND([.B216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([.A217]-0)*(26-10))/((240-0))+10" office:value-type="float" office:value="24.3333333333333" calcext:value-type="float">
            <text:p>24.3333333333</text:p>
          </table:table-cell>
          <table:table-cell table:formula="of:=ROUND([.B217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([.A218]-0)*(26-10))/((240-0))+10" office:value-type="float" office:value="24.4" calcext:value-type="float">
            <text:p>24.4</text:p>
          </table:table-cell>
          <table:table-cell table:formula="of:=ROUND([.B218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([.A219]-0)*(26-10))/((240-0))+10" office:value-type="float" office:value="24.4666666666667" calcext:value-type="float">
            <text:p>24.4666666667</text:p>
          </table:table-cell>
          <table:table-cell table:formula="of:=ROUND([.B219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([.A220]-0)*(26-10))/((240-0))+10" office:value-type="float" office:value="24.5333333333333" calcext:value-type="float">
            <text:p>24.5333333333</text:p>
          </table:table-cell>
          <table:table-cell table:formula="of:=ROUND([.B220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([.A221]-0)*(26-10))/((240-0))+10" office:value-type="float" office:value="24.6" calcext:value-type="float">
            <text:p>24.6</text:p>
          </table:table-cell>
          <table:table-cell table:formula="of:=ROUND([.B221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([.A222]-0)*(26-10))/((240-0))+10" office:value-type="float" office:value="24.6666666666667" calcext:value-type="float">
            <text:p>24.6666666667</text:p>
          </table:table-cell>
          <table:table-cell table:formula="of:=ROUND([.B222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([.A223]-0)*(26-10))/((240-0))+10" office:value-type="float" office:value="24.7333333333333" calcext:value-type="float">
            <text:p>24.7333333333</text:p>
          </table:table-cell>
          <table:table-cell table:formula="of:=ROUND([.B223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([.A224]-0)*(26-10))/((240-0))+10" office:value-type="float" office:value="24.8" calcext:value-type="float">
            <text:p>24.8</text:p>
          </table:table-cell>
          <table:table-cell table:formula="of:=ROUND([.B224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([.A225]-0)*(26-10))/((240-0))+10" office:value-type="float" office:value="24.8666666666667" calcext:value-type="float">
            <text:p>24.8666666667</text:p>
          </table:table-cell>
          <table:table-cell table:formula="of:=ROUND([.B225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([.A226]-0)*(26-10))/((240-0))+10" office:value-type="float" office:value="24.9333333333333" calcext:value-type="float">
            <text:p>24.9333333333</text:p>
          </table:table-cell>
          <table:table-cell table:formula="of:=ROUND([.B226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([.A227]-0)*(26-10))/((240-0))+10" office:value-type="float" office:value="25" calcext:value-type="float">
            <text:p>25</text:p>
          </table:table-cell>
          <table:table-cell table:formula="of:=ROUND([.B227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([.A228]-0)*(26-10))/((240-0))+10" office:value-type="float" office:value="25.0666666666667" calcext:value-type="float">
            <text:p>25.0666666667</text:p>
          </table:table-cell>
          <table:table-cell table:formula="of:=ROUND([.B228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([.A229]-0)*(26-10))/((240-0))+10" office:value-type="float" office:value="25.1333333333333" calcext:value-type="float">
            <text:p>25.1333333333</text:p>
          </table:table-cell>
          <table:table-cell table:formula="of:=ROUND([.B229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([.A230]-0)*(26-10))/((240-0))+10" office:value-type="float" office:value="25.2" calcext:value-type="float">
            <text:p>25.2</text:p>
          </table:table-cell>
          <table:table-cell table:formula="of:=ROUND([.B230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([.A231]-0)*(26-10))/((240-0))+10" office:value-type="float" office:value="25.2666666666667" calcext:value-type="float">
            <text:p>25.2666666667</text:p>
          </table:table-cell>
          <table:table-cell table:formula="of:=ROUND([.B231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([.A232]-0)*(26-10))/((240-0))+10" office:value-type="float" office:value="25.3333333333333" calcext:value-type="float">
            <text:p>25.3333333333</text:p>
          </table:table-cell>
          <table:table-cell table:formula="of:=ROUND([.B232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([.A233]-0)*(26-10))/((240-0))+10" office:value-type="float" office:value="25.4" calcext:value-type="float">
            <text:p>25.4</text:p>
          </table:table-cell>
          <table:table-cell table:formula="of:=ROUND([.B233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([.A234]-0)*(26-10))/((240-0))+10" office:value-type="float" office:value="25.4666666666667" calcext:value-type="float">
            <text:p>25.4666666667</text:p>
          </table:table-cell>
          <table:table-cell table:formula="of:=ROUND([.B234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([.A235]-0)*(26-10))/((240-0))+10" office:value-type="float" office:value="25.5333333333333" calcext:value-type="float">
            <text:p>25.5333333333</text:p>
          </table:table-cell>
          <table:table-cell table:formula="of:=ROUND([.B235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([.A236]-0)*(26-10))/((240-0))+10" office:value-type="float" office:value="25.6" calcext:value-type="float">
            <text:p>25.6</text:p>
          </table:table-cell>
          <table:table-cell table:formula="of:=ROUND([.B236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([.A237]-0)*(26-10))/((240-0))+10" office:value-type="float" office:value="25.6666666666667" calcext:value-type="float">
            <text:p>25.6666666667</text:p>
          </table:table-cell>
          <table:table-cell table:formula="of:=ROUND([.B237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([.A238]-0)*(26-10))/((240-0))+10" office:value-type="float" office:value="25.7333333333333" calcext:value-type="float">
            <text:p>25.7333333333</text:p>
          </table:table-cell>
          <table:table-cell table:formula="of:=ROUND([.B238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([.A239]-0)*(26-10))/((240-0))+10" office:value-type="float" office:value="25.8" calcext:value-type="float">
            <text:p>25.8</text:p>
          </table:table-cell>
          <table:table-cell table:formula="of:=ROUND([.B239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([.A240]-0)*(26-10))/((240-0))+10" office:value-type="float" office:value="25.8666666666667" calcext:value-type="float">
            <text:p>25.8666666667</text:p>
          </table:table-cell>
          <table:table-cell table:formula="of:=ROUND([.B240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([.A241]-0)*(26-10))/((240-0))+10" office:value-type="float" office:value="25.9333333333333" calcext:value-type="float">
            <text:p>25.9333333333</text:p>
          </table:table-cell>
          <table:table-cell table:formula="of:=ROUND([.B241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([.A242]-0)*(26-10))/((240-0))+10" office:value-type="float" office:value="26" calcext:value-type="float">
            <text:p>26</text:p>
          </table:table-cell>
          <table:table-cell table:formula="of:=ROUND([.B242];0)"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0000-00-00T17:38:12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8:31:06.405000000</meta:creation-date>
    <dc:date>2014-07-14T23:11:35.324000000</dc:date>
    <meta:editing-duration>PT3H8M39S</meta:editing-duration>
    <meta:editing-cycles>7</meta:editing-cycles>
    <meta:generator>LibreOffice/4.1.4.2$Windows_x86 LibreOffice_project/0a0440ccc0227ad9829de5f46be37cfb6edcf72</meta:generator>
    <meta:document-statistic meta:table-count="4" meta:cell-count="29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scatter" chart:style-name="ch1">
        <chart:legend chart:legend-position="end" svg:x="13.148cm" svg:y="4.181cm" style:legend-expansion="high" chart:style-name="ch2"/>
        <chart:plot-area chart:style-name="ch3" table:cell-range-address="'Exp+Log'.A2:'Exp+Log'.B242" svg:x="0.77cm" svg:y="0.851cm" svg:width="11.738cm" svg:height="7.537cm">
          <chartooo:coordinate-region svg:x="1.391cm" svg:y="1.063cm" svg:width="10.837cm" svg:height="6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xp+Log'.B2:'Exp+Log'.B242" chart:class="chart:scatter">
            <chart:domain table:cell-range-address="'Exp+Log'.A2:'Exp+Log'.A242"/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p+Log'.A2:'Exp+Log'.A242</svg:desc>
                </draw:g>
              </table:table-cell>
              <table:table-cell office:value-type="float" office:value="0">
                <text:p>0</text:p>
                <draw:g>
                  <svg:desc>'Exp+Log'.B2:'Exp+Log'.B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4816588395911">
                <text:p>0.0184816588395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73048893926453">
                <text:p>0.0373048893926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5647600447104">
                <text:p>0.05647600447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6001433557888">
                <text:p>0.07600143355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58877249638159">
                <text:p>0.0958877249638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6141548023093">
                <text:p>0.116141548023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6769695330349">
                <text:p>0.136769695330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777908501863">
                <text:p>0.15777908501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9176763079558">
                <text:p>0.179176763079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00969905726368">
                <text:p>0.200969905726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23165821800619">
                <text:p>0.223165821800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45771955223386">
                <text:p>0.245771955223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68795887491755">
                <text:p>0.268795887491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92245340221454">
                <text:p>0.292245340221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6128177736478">
                <text:p>0.316128177736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40452409706576">
                <text:p>0.340452409706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65226193833481">
                <text:p>0.36522619383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90457838586785">
                <text:p>0.390457838586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16155805990381">
                <text:p>0.416155805990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42328714460401">
                <text:p>0.442328714460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68985341695604">
                <text:p>0.468985341695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96134627621183">
                <text:p>0.496134627621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23785677386976">
                <text:p>0.523785677386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51947764421097">
                <text:p>0.551947764421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80630333539994">
                <text:p>0.58063033353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0984300411599">
                <text:p>0.60984300411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39595573303364">
                <text:p>0.639595573303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66989801932406">
                <text:p>0.66989801932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00760504814117">
                <text:p>0.700760504814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32193380231942">
                <text:p>0.732193380231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64207187329587">
                <text:p>0.7642071873295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96812662688167">
                <text:p>0.796812662688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30020741318627">
                <text:p>0.830020741318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63842560329053">
                <text:p>0.863842560329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98289462659765">
                <text:p>0.898289462659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33373000887433">
                <text:p>0.933373000887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69104941099511">
                <text:p>0.969104941099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00549726684027">
                <text:p>1.00549726684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04256218312974">
                <text:p>1.04256218312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08031212055699">
                <text:p>1.08031212055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11875973944899">
                <text:p>1.11875973944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15791793411655">
                <text:p>1.15791793411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19779983717873">
                <text:p>1.19779983717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23841882396718">
                <text:p>1.23841882396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27978851701186">
                <text:p>1.27978851701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32192279060969">
                <text:p>1.32192279060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6483577547761">
                <text:p>1.36483577547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40854186349164">
                <text:p>1.40854186349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45305571251357">
                <text:p>1.45305571251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49839225130675">
                <text:p>1.498392251306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4456668454288">
                <text:p>1.54456668454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9159449790119">
                <text:p>1.59159449790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63949146326197">
                <text:p>1.63949146326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68827364399599">
                <text:p>1.68827364399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73795740035178">
                <text:p>1.73795740035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78855939494242">
                <text:p>1.788559394942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84009659833368">
                <text:p>1.84009659833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89258629473557">
                <text:p>1.89258629473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94604608779895">
                <text:p>1.94604608779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00049390651936">
                <text:p>2.00049390651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05594801124992">
                <text:p>2.05594801124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11242699982537">
                <text:p>2.11242699982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16994981379928">
                <text:p>2.16994981379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22853574479654">
                <text:p>2.228535744796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28820444098329">
                <text:p>2.28820444098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34897591365638">
                <text:p>2.34897591365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41087054395458">
                <text:p>2.41087054395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47390908969396">
                <text:p>2.47390908969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53811269232944">
                <text:p>2.53811269232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035028840451">
                <text:p>2.6035028840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701015949755">
                <text:p>2.6701015949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73793116056048">
                <text:p>2.73793116056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80701432903583">
                <text:p>2.807014329035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87737426906251">
                <text:p>2.87737426906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94903457749673">
                <text:p>2.94903457749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02201928730377">
                <text:p>3.022019287303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09635287561798">
                <text:p>3.09635287561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17206027195173">
                <text:p>3.17206027195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24916686655615">
                <text:p>3.249166866556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32769851893634">
                <text:p>3.327698518936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40768156652392">
                <text:p>3.40768156652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48914283350997">
                <text:p>3.48914283350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5721096398411">
                <text:p>3.5721096398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.65660981038185">
                <text:p>3.65660981038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.74267168424642">
                <text:p>3.74267168424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83032412430285">
                <text:p>3.83032412430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.91959652685286">
                <text:p>3.91959652685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.01051883149059">
                <text:p>4.010518831490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.10312153114355">
                <text:p>4.10312153114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.19743568229911">
                <text:p>4.19743568229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29349291542008">
                <text:p>4.29349291542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39132544555267">
                <text:p>4.39132544555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.49096608313058">
                <text:p>4.49096608313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.59244824497877">
                <text:p>4.592448244978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.69580596552053">
                <text:p>4.69580596552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.80107390819179">
                <text:p>4.80107390819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.90828737706625">
                <text:p>4.90828737706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.01748232869545">
                <text:p>5.01748232869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.12869538416767">
                <text:p>5.12869538416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.24196384138963">
                <text:p>5.24196384138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.35732568759526">
                <text:p>5.35732568759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.47481961208556">
                <text:p>5.47481961208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.59448501920402">
                <text:p>5.59448501920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.71636204155174">
                <text:p>5.716362041551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.84049155344688">
                <text:p>5.84049155344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.96691518463279">
                <text:p>5.96691518463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.09567533423954">
                <text:p>6.095675334239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.22681518500346">
                <text:p>6.226815185003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.36037871774947">
                <text:p>6.36037871774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.4964107261411">
                <text:p>6.49641072614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.63495683170309">
                <text:p>6.634956831703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.77606349912163">
                <text:p>6.77606349912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.9197780518274">
                <text:p>6.91977805182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.06614868786655">
                <text:p>7.066148687866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.21522449606512">
                <text:p>7.215224496065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.36705547249204">
                <text:p>7.367055472492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.52169253722658">
                <text:p>7.52169253722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.67918755143549">
                <text:p>7.67918755143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.83959333476595">
                <text:p>7.83959333476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.78905591722277">
                <text:p>8.789055917222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.3489">
                <text:p>9.3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.78314880719356">
                <text:p>9.783148807193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0.1379559172228">
                <text:p>10.13795591722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0.4379410543635">
                <text:p>10.4379410543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0.6978">
                <text:p>10.69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0.9270118344455">
                <text:p>10.9270118344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1.1320488071936">
                <text:p>11.13204880719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1.3175273103799">
                <text:p>11.31752731037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1.4868559172228">
                <text:p>11.4868559172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1.6426231358005">
                <text:p>11.6426231358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1.7868410543635">
                <text:p>11.78684105436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.9211047244163">
                <text:p>11.9211047244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2.0467">
                <text:p>12.04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2.1646786265626">
                <text:p>12.16467862656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2.2759118344455">
                <text:p>12.27591183444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2.3811294228841">
                <text:p>12.3811294228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.4809488071936">
                <text:p>12.48094880719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.5758969715863">
                <text:p>12.57589697158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2.6664273103798">
                <text:p>12.66642731037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2.7529327225253">
                <text:p>12.75293272252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.8357559172228">
                <text:p>12.83575591722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2.9151976143871">
                <text:p>12.91519761438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.9915231358005">
                <text:p>12.9915231358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.0649677516683">
                <text:p>13.06496775166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.1357410543635">
                <text:p>13.13574105436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.2040305643276">
                <text:p>13.20403056432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.2700047244163">
                <text:p>13.2700047244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.3338154030809">
                <text:p>13.33381540308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.3956">
                <text:p>13.39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.4554832276026">
                <text:p>13.45548322760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3.5135786265626">
                <text:p>13.51357862656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3.5699898615571">
                <text:p>13.56998986155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3.6248118344455">
                <text:p>13.62481183444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3.6781316448969">
                <text:p>13.67813164489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3.7300294228841">
                <text:p>13.7300294228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3.7805790530233">
                <text:p>13.78057905302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3.8298488071936">
                <text:p>13.82984880719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.8779018990293">
                <text:p>13.87790189902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3.9247969715863">
                <text:p>13.92479697158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3.9705885276177">
                <text:p>13.97058852761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4.0153273103798">
                <text:p>14.01532731037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4.0590606416391">
                <text:p>14.05906064163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4.1018327225253">
                <text:p>14.10183272252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4.143684902028">
                <text:p>14.1436849020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4.1846559172228">
                <text:p>14.18465591722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4.224782108727">
                <text:p>14.2247821087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4.2640976143871">
                <text:p>14.26409761438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4.3026345437854">
                <text:p>14.30263454378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4.3404231358005">
                <text:p>14.3404231358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4.3774919011603">
                <text:p>14.37749190116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4.4138677516683">
                <text:p>14.4138677516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4.4495761175734">
                <text:p>14.44957611757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4.4846410543635">
                <text:p>14.48464105436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4.5190853401068">
                <text:p>14.51908534010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4.5529305643276">
                <text:p>14.5529305643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4.5861972092842">
                <text:p>14.58619720928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4.6189047244163">
                <text:p>14.61890472441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4.6510715946386">
                <text:p>14.65107159463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4.6827154030809">
                <text:p>14.68271540308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4.713852888809">
                <text:p>14.7138528888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4.7445">
                <text:p>14.74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4.7746719429941">
                <text:p>14.77467194299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.8043832276026">
                <text:p>14.80438322760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4.8336477090085">
                <text:p>14.83364770900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.8624786265626">
                <text:p>14.86247862656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.8908886397481">
                <text:p>14.89088863974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.9188898615571">
                <text:p>14.91888986155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.9464938894999">
                <text:p>14.9464938894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.9737118344455">
                <text:p>14.9737118344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5.0005543474733">
                <text:p>15.00055434747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5.0270316448969">
                <text:p>15.02703164489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5.0531535316099">
                <text:p>15.0531535316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5.0789294228841">
                <text:p>15.07892942288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5.1043683647434">
                <text:p>15.10436836474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5.1294790530233">
                <text:p>15.12947905302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5.1542698512161">
                <text:p>15.1542698512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5.1787488071936">
                <text:p>15.17874880719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5.2029236688911">
                <text:p>15.20292366889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5.2268018990293">
                <text:p>15.22680189902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.2503906889439">
                <text:p>15.25039068894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5.2736969715863">
                <text:p>15.27369697158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5.2967274337561">
                <text:p>15.29672743375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5.3194885276177">
                <text:p>15.31948852761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5.3419864815503">
                <text:p>15.34198648155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5.3642273103799">
                <text:p>15.36422731037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5.3862168250306">
                <text:p>15.38621682503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5.4079606416391">
                <text:p>15.4079606416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5.429464190164">
                <text:p>15.4294641901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5.4507327225253">
                <text:p>15.45073272252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5.4717713203036">
                <text:p>15.47177132030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5.492584902028">
                <text:p>15.4925849020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5.5131782300776">
                <text:p>15.51317823007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.5335559172228">
                <text:p>15.53355591722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5.5537224328262">
                <text:p>15.55372243282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5.573682108727">
                <text:p>15.5736821087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5.5934391448254">
                <text:p>15.59343914482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5.6129976143871">
                <text:p>15.61299761438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5.6323614690839">
                <text:p>15.63236146908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5.6515345437853">
                <text:p>15.65153454378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5.6705205611174">
                <text:p>15.67052056111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5.6893231358005">
                <text:p>15.6893231358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.7079457787798">
                <text:p>15.70794577877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5.7263919011603">
                <text:p>15.72639190116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.7446648179565">
                <text:p>15.74466481795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.7627677516683">
                <text:p>15.76276775166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5.7807038356916">
                <text:p>15.78070383569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5.7984761175734">
                <text:p>15.79847611757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5.8160875621197">
                <text:p>15.81608756211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5.8335410543635">
                <text:p>15.83354105436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5.8508394024018">
                <text:p>15.85083940240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5.8679853401068">
                <text:p>15.86798534010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5.8849815297189">
                <text:p>15.88498152971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.9018305643276">
                <text:p>15.90183056432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5.9185349702461">
                <text:p>15.91853497024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5.9350972092842">
                <text:p>15.93509720928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5.9515196809261">
                <text:p>15.95151968092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5.9678047244163">
                <text:p>15.96780472441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5.9839546207597">
                <text:p>15.98395462075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5.9999715946386">
                <text:p>15.9999715946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8cm" xlink:href=".." xlink:type="simple" chart:class="chart:scatter" chart:style-name="ch1">
        <chart:legend chart:legend-position="end" svg:x="13.149cm" svg:y="4.182cm" style:legend-expansion="high" chart:style-name="ch2"/>
        <chart:plot-area chart:style-name="ch3" table:cell-range-address="Root.A2:Root.B242" svg:x="0.77cm" svg:y="0.851cm" svg:width="11.739cm" svg:height="7.538cm">
          <chartooo:coordinate-region svg:x="1.391cm" svg:y="1.064cm" svg:width="10.838cm" svg:height="7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ot.B2:Root.B242" chart:class="chart:scatter">
            <chart:domain table:cell-range-address="Root.A2:Root.A242"/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oot.A2:Root.A242</svg:desc>
                </draw:g>
              </table:table-cell>
              <table:table-cell office:value-type="float" office:value="-0.0000356749204577511">
                <text:p>-0.0000356749204577511</text:p>
                <draw:g>
                  <svg:desc>Root.B2:Root.B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33675426815372">
                <text:p>0.0333675426815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6911407276482">
                <text:p>0.066911407276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00597710585944">
                <text:p>0.100597710585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4428282699343">
                <text:p>0.134428282699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8404993234137">
                <text:p>0.168404993234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02529752541532">
                <text:p>0.202529752541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36804512959885">
                <text:p>0.236804512959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71231270118117">
                <text:p>0.271231270118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5812064291644">
                <text:p>0.305812064291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40548981813383">
                <text:p>0.340548981813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75444156542624">
                <text:p>0.375444156542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410499771394693">
                <text:p>0.4104997713946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45718059934483">
                <text:p>0.445718059934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81101308037193">
                <text:p>0.481101308037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16651855619705">
                <text:p>0.516651855619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52372098446378">
                <text:p>0.552372098446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88264490013152">
                <text:p>0.588264490013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24331543514174">
                <text:p>0.624331543514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60575833895414">
                <text:p>0.660575833895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96999999999999">
                <text:p>0.696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33606746810354">
                <text:p>0.733606746810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703988477925">
                <text:p>0.7703988477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07379147348304">
                <text:p>0.807379147348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4455056338178">
                <text:p>0.844550563381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881916089986014">
                <text:p>0.881916089986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19478800257709">
                <text:p>0.919478800257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57241849246844">
                <text:p>0.957241849246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95208477049442">
                <text:p>0.995208477049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03338201205205">
                <text:p>1.03338201205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0717658743371">
                <text:p>1.07176587433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11036357925906">
                <text:p>1.11036357925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1491787412019">
                <text:p>1.1491787412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18821507752924">
                <text:p>1.18821507752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747641273949">
                <text:p>1.22747641273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266966682839">
                <text:p>1.266966682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3066899399475">
                <text:p>1.3066899399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34665035715092">
                <text:p>1.34665035715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38685223361824">
                <text:p>1.38685223361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4273">
                <text:p>1.4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46799822412761">
                <text:p>1.46799822412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50895161703443">
                <text:p>1.5089516170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55016503932077">
                <text:p>1.55016503932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59164350788753">
                <text:p>1.59164350788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63339220306449">
                <text:p>1.63339220306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67541647616224">
                <text:p>1.67541647616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71772185747877">
                <text:p>1.717721857478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76031406479461">
                <text:p>1.76031406479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80319901239357">
                <text:p>1.80319901239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8463828206493">
                <text:p>1.84638282064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88987182622165">
                <text:p>1.88987182622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93367259291093">
                <text:p>1.93367259291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97779192322284">
                <text:p>1.97779192322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02223687070155">
                <text:p>2.02223687070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.06701475309436">
                <text:p>2.06701475309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11213316641757">
                <text:p>2.112133166417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.1576">
                <text:p>2.15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.20342345258859">
                <text:p>2.20342345258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24961204960917">
                <text:p>2.249612049609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29617466168537">
                <text:p>2.296174661685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34312052452945">
                <text:p>2.34312052452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39045926033156">
                <text:p>2.39045926033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43820090078759">
                <text:p>2.438200900787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48635591192177">
                <text:p>2.48635591192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53493522087798">
                <text:p>2.53493522087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58395024487404">
                <text:p>2.583950244874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63341292253633">
                <text:p>2.63341292253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68333574785844">
                <text:p>2.68333574785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7337318070573">
                <text:p>2.733731807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78461481863516">
                <text:p>2.78461481863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83599917699464">
                <text:p>2.83599917699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8879">
                <text:p>2.8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9403331809298">
                <text:p>2.9403331809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99331544532712">
                <text:p>2.993315445327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.04686441332362">
                <text:p>3.0468644133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.10099866809571">
                <text:p>3.10099866809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1557378312069">
                <text:p>3.1557378312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21110264570225">
                <text:p>3.21110264570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26711506795274">
                <text:p>3.26711506795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32379836940279">
                <text:p>3.323798369402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38117724955806">
                <text:p>3.381177249558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43927796176965">
                <text:p>3.439277961769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49812845363176">
                <text:p>3.49812845363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55775852412321">
                <text:p>3.557758524123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.6182">
                <text:p>3.61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.67948693440235">
                <text:p>3.67948693440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74165583119448">
                <text:p>3.74165583119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.80474589923328">
                <text:p>3.80474589923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.86879934159571">
                <text:p>3.86879934159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93386168582524">
                <text:p>3.93386168582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.99998216253977">
                <text:p>3.999982162539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06721414134967">
                <text:p>4.067214141349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13561563505906">
                <text:p>4.13561563505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.20524988569735">
                <text:p>4.205249885697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.27618604922319">
                <text:p>4.276186049223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.3485">
                <text:p>4.3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.42227528169089">
                <text:p>4.422275281690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.49760423852472">
                <text:p>4.49760423852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.57458937060095">
                <text:p>4.57458937060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.65334496997375">
                <text:p>4.65334496997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.73399911206381">
                <text:p>4.733999112063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.81669610153225">
                <text:p>4.816696101532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.90159950619679">
                <text:p>4.90159950619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.98889596161142">
                <text:p>4.98889596161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.0788">
                <text:p>5.07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.17156026226472">
                <text:p>5.171560262264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.26746761043899">
                <text:p>5.267467610438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.36686590352865">
                <text:p>5.36686590352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.4701665904649">
                <text:p>5.47016659046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.57786891560345">
                <text:p>5.57786891560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.69058862477903">
                <text:p>5.690588624779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.8091">
                <text:p>5.80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.93439967079786">
                <text:p>5.93439967079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.06780781752953">
                <text:p>6.067807817529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.21113764084545">
                <text:p>6.211137640845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.3669995560319">
                <text:p>6.36699955603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.5394">
                <text:p>6.53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.73508329523245">
                <text:p>6.73508329523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.96719983539893">
                <text:p>6.967199835398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.2697">
                <text:p>7.2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.7303">
                <text:p>8.73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.03280016460107">
                <text:p>9.03280016460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.26491670476755">
                <text:p>9.264916704767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.4606">
                <text:p>9.46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.6330004439681">
                <text:p>9.63300044396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9.78886235915456">
                <text:p>9.78886235915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.93219218247047">
                <text:p>9.932192182470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0.0656003292021">
                <text:p>10.0656003292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0.1909">
                <text:p>10.19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0.309411375221">
                <text:p>10.3094113752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0.4221310843965">
                <text:p>10.42213108439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.5298334095351">
                <text:p>10.5298334095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.6331340964714">
                <text:p>10.63313409647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.732532389561">
                <text:p>10.732532389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.8284397377353">
                <text:p>10.8284397377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.9212">
                <text:p>10.92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1.0111040383886">
                <text:p>11.01110403838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.0984004938032">
                <text:p>11.0984004938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.1833038984678">
                <text:p>11.18330389846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.2660008879362">
                <text:p>11.2660008879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.3466550300263">
                <text:p>11.3466550300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.4254106293991">
                <text:p>11.4254106293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.5023957614753">
                <text:p>11.50239576147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.5777247183091">
                <text:p>11.5777247183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.6515">
                <text:p>11.6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.7238139507768">
                <text:p>11.7238139507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1.7947501143027">
                <text:p>11.7947501143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.8643843649409">
                <text:p>11.8643843649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.9327858586503">
                <text:p>11.93278585865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.0000178374602">
                <text:p>12.00001783746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.0661383141748">
                <text:p>12.06613831417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.1312006584043">
                <text:p>12.13120065840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.1952541007667">
                <text:p>12.1952541007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.2583441688055">
                <text:p>12.25834416880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.3205130655977">
                <text:p>12.32051306559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.3818">
                <text:p>12.38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.4422414758768">
                <text:p>12.44224147587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.5018715463682">
                <text:p>12.50187154636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.5607220382304">
                <text:p>12.5607220382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.6188227504419">
                <text:p>12.6188227504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.6762016305972">
                <text:p>12.67620163059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.7328849320473">
                <text:p>12.73288493204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.7888973542978">
                <text:p>12.78889735429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.8442621687931">
                <text:p>12.84426216879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2.8990013319043">
                <text:p>12.8990013319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2.9531355866764">
                <text:p>12.9531355866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.0066845546729">
                <text:p>13.00668455467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.0596668190702">
                <text:p>13.05966681907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3.1121">
                <text:p>13.11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3.1640008230054">
                <text:p>13.1640008230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3.2153851813648">
                <text:p>13.21538518136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3.2662681929427">
                <text:p>13.26626819294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.3166642521416">
                <text:p>13.3166642521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.3665870774637">
                <text:p>13.36658707746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3.416049755126">
                <text:p>13.416049755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3.465064779122">
                <text:p>13.4650647791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3.5136440880782">
                <text:p>13.51364408807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.5617990992124">
                <text:p>13.56179909921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3.6095407396684">
                <text:p>13.60954073966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.6568794754706">
                <text:p>13.65687947547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3.7038253383146">
                <text:p>13.7038253383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3.7503879503908">
                <text:p>13.75038795039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3.7965765474114">
                <text:p>13.7965765474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3.8424">
                <text:p>13.84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3.8878668335824">
                <text:p>13.88786683358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3.9329852469056">
                <text:p>13.9329852469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3.9777631292985">
                <text:p>13.97776312929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.0222080767772">
                <text:p>14.0222080767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.0663274070891">
                <text:p>14.06632740708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.1101281737784">
                <text:p>14.11012817377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.1536171793507">
                <text:p>14.15361717935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.1968009876064">
                <text:p>14.1968009876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4.2396859352054">
                <text:p>14.23968593520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4.2822781425212">
                <text:p>14.28227814252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.3245835238378">
                <text:p>14.32458352383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.3666077969355">
                <text:p>14.3666077969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4.4083564921125">
                <text:p>14.4083564921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4.4498349606792">
                <text:p>14.4498349606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4.4910483829656">
                <text:p>14.49104838296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4.5320017758724">
                <text:p>14.53200177587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4.5727">
                <text:p>14.5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4.6131477663818">
                <text:p>14.61314776638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4.6533496428491">
                <text:p>14.65334964284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4.6933100600525">
                <text:p>14.6933100600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4.733033317161">
                <text:p>14.733033317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4.7725235872605">
                <text:p>14.77252358726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4.8117849224708">
                <text:p>14.81178492247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4.8508212587981">
                <text:p>14.85082125879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4.8896364207409">
                <text:p>14.88963642074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4.9282341256629">
                <text:p>14.92823412566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4.966617987948">
                <text:p>14.9666179879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5.0047915229506">
                <text:p>15.00479152295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5.0427581507532">
                <text:p>15.04275815075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.0805211997423">
                <text:p>15.08052119974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5.118083910014">
                <text:p>15.1180839100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5.1554494366182">
                <text:p>15.1554494366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5.1926208526517">
                <text:p>15.19262085265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5.2296011522075">
                <text:p>15.22960115220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5.2663932531896">
                <text:p>15.26639325318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5.303">
                <text:p>15.3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5.3394241661046">
                <text:p>15.33942416610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5.3756684564858">
                <text:p>15.37566845648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.4117355099868">
                <text:p>15.41173550998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5.4476279015536">
                <text:p>15.44762790155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.4833481443803">
                <text:p>15.48334814438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.5188986919628">
                <text:p>15.51889869196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5.5542819400655">
                <text:p>15.55428194006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5.5895002286053">
                <text:p>15.58950022860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5.6245558434574">
                <text:p>15.62455584345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5.6594510181866">
                <text:p>15.65945101818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5.6941879357084">
                <text:p>15.69418793570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5.7287687298819">
                <text:p>15.72876872988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5.7631954870401">
                <text:p>15.76319548704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.7974702474585">
                <text:p>15.79747024745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5.8315950067659">
                <text:p>15.83159500676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5.8655717173007">
                <text:p>15.8655717173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5.8994022894141">
                <text:p>15.8994022894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5.9330885927235">
                <text:p>15.93308859272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5.9666324573185">
                <text:p>15.9666324573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6.0000356749205">
                <text:p>16.0000356749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scatter" chart:style-name="ch1">
        <chart:legend chart:legend-position="end" svg:x="13.148cm" svg:y="4.181cm" style:legend-expansion="high" chart:style-name="ch2"/>
        <chart:plot-area chart:style-name="ch3" table:cell-range-address="Linear.A2:Linear.B242" svg:x="0.77cm" svg:y="0.851cm" svg:width="11.738cm" svg:height="7.537cm">
          <chartooo:coordinate-region svg:x="1.391cm" svg:y="1.063cm" svg:width="10.837cm" svg:height="6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ear.B2:Linear.B242" chart:class="chart:scatter">
            <chart:domain table:cell-range-address="Linear.A2:Linear.A242"/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near.A2:Linear.A242</svg:desc>
                </draw:g>
              </table:table-cell>
              <table:table-cell office:value-type="float" office:value="10">
                <text:p>10</text:p>
                <draw:g>
                  <svg:desc>Linear.B2:Linear.B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.0666666666667">
                <text:p>10.0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.1333333333333">
                <text:p>10.1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.4666666666667">
                <text:p>10.4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.7333333333333">
                <text:p>10.7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.8666666666667">
                <text:p>10.8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.1333333333333">
                <text:p>11.1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.2666666666667">
                <text:p>11.2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.4666666666667">
                <text:p>11.4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.5333333333333">
                <text:p>11.5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.7333333333333">
                <text:p>11.7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.8666666666667">
                <text:p>11.8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.9333333333333">
                <text:p>11.9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.0666666666667">
                <text:p>12.0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.2666666666667">
                <text:p>12.2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.4666666666667">
                <text:p>12.4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.7333333333333">
                <text:p>12.7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2.8666666666667">
                <text:p>12.8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2.9333333333333">
                <text:p>12.9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.0666666666667">
                <text:p>13.0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3.2666666666667">
                <text:p>13.2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.5333333333333">
                <text:p>13.5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.8666666666667">
                <text:p>13.8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.9333333333333">
                <text:p>13.9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0666666666667">
                <text:p>14.0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4.1333333333333">
                <text:p>14.1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.2666666666667">
                <text:p>14.2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4.4666666666667">
                <text:p>14.4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.5333333333333">
                <text:p>14.5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4.7333333333333">
                <text:p>14.7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4.8666666666667">
                <text:p>14.8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5.4666666666667">
                <text:p>15.4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5.6666666666667">
                <text:p>15.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5.7333333333333">
                <text:p>15.7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5.8666666666667">
                <text:p>15.8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6.2666666666667">
                <text:p>16.2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6.4666666666667">
                <text:p>16.4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6.5333333333333">
                <text:p>16.5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6.7333333333333">
                <text:p>16.7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6.8666666666667">
                <text:p>16.8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7.0666666666667">
                <text:p>17.0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7.1333333333333">
                <text:p>17.1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7.2666666666667">
                <text:p>17.2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7.4666666666667">
                <text:p>17.4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7.5333333333333">
                <text:p>17.5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7.7333333333333">
                <text:p>17.7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.8666666666667">
                <text:p>17.8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.9333333333333">
                <text:p>17.9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.0666666666667">
                <text:p>18.0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.1333333333333">
                <text:p>18.1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8.2666666666667">
                <text:p>18.26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8.5333333333333">
                <text:p>18.5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8.7333333333333">
                <text:p>18.7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8.8666666666667">
                <text:p>18.866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8.9333333333333">
                <text:p>18.9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9.0666666666667">
                <text:p>19.06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9.1333333333333">
                <text:p>19.1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.2666666666667">
                <text:p>19.26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9.5333333333333">
                <text:p>19.5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.7333333333333">
                <text:p>19.7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9.8666666666667">
                <text:p>19.8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9.9333333333333">
                <text:p>19.9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0.0666666666667">
                <text:p>20.0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0.1333333333333">
                <text:p>20.13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0.2666666666667">
                <text:p>20.2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0.4666666666667">
                <text:p>20.4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0.5333333333333">
                <text:p>20.53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0.7333333333333">
                <text:p>20.733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0.8666666666667">
                <text:p>20.8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0.9333333333333">
                <text:p>20.93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1.0666666666667">
                <text:p>21.0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1.1333333333333">
                <text:p>21.13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.2666666666667">
                <text:p>21.2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1.4666666666667">
                <text:p>21.4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1.5333333333333">
                <text:p>21.53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1.7333333333333">
                <text:p>21.7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1.8666666666667">
                <text:p>21.8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1.9333333333333">
                <text:p>21.93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2.0666666666667">
                <text:p>22.0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2.2666666666667">
                <text:p>22.2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2.4666666666667">
                <text:p>22.4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2.5333333333333">
                <text:p>22.533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2.7333333333333">
                <text:p>22.7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2.8666666666667">
                <text:p>22.86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2.9333333333333">
                <text:p>22.933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3.0666666666667">
                <text:p>23.06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3.1333333333333">
                <text:p>23.13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3.2666666666667">
                <text:p>23.26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3.4666666666667">
                <text:p>23.46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3.5333333333333">
                <text:p>23.533333333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3.7333333333333">
                <text:p>23.73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3.8666666666667">
                <text:p>23.86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3.9333333333333">
                <text:p>23.933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4.0666666666667">
                <text:p>24.06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4.1333333333333">
                <text:p>24.1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4.4666666666667">
                <text:p>24.46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4.5333333333333">
                <text:p>24.5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4.7333333333333">
                <text:p>24.7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4.8666666666667">
                <text:p>24.86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4.9333333333333">
                <text:p>24.9333333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5.0666666666667">
                <text:p>25.0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5.1333333333333">
                <text:p>25.133333333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5.2666666666667">
                <text:p>25.26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5.4666666666667">
                <text:p>25.46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5.5333333333333">
                <text:p>25.5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5.7333333333333">
                <text:p>25.7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5.8666666666667">
                <text:p>25.86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5.9333333333333">
                <text:p>25.9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8cm" xlink:href=".." xlink:type="simple" chart:class="chart:scatter" chart:style-name="ch1">
        <chart:legend chart:legend-position="end" svg:x="13.149cm" svg:y="4.182cm" style:legend-expansion="high" chart:style-name="ch2"/>
        <chart:plot-area chart:style-name="ch3" table:cell-range-address="Exp.A2:Exp.B242" svg:x="0.77cm" svg:y="0.851cm" svg:width="11.739cm" svg:height="7.538cm">
          <chartooo:coordinate-region svg:x="1.391cm" svg:y="1.063cm" svg:width="10.838cm" svg:height="6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.B2:Exp.B242" chart:class="chart:scatter">
            <chart:domain table:cell-range-address="Exp.A2:Exp.A242"/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p.A2:Exp.A242</svg:desc>
                </draw:g>
              </table:table-cell>
              <table:table-cell office:value-type="float" office:value="0">
                <text:p>0</text:p>
                <draw:g>
                  <svg:desc>Exp.B2:Exp.B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4816588395911">
                <text:p>0.0184816588395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73048893926453">
                <text:p>0.0373048893926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5647600447104">
                <text:p>0.05647600447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76001433557888">
                <text:p>0.07600143355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58877249638159">
                <text:p>0.0958877249638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6141548023093">
                <text:p>0.116141548023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6769695330349">
                <text:p>0.136769695330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777908501863">
                <text:p>0.15777908501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9176763079558">
                <text:p>0.179176763079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00969905726368">
                <text:p>0.200969905726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23165821800619">
                <text:p>0.223165821800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45771955223386">
                <text:p>0.245771955223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68795887491755">
                <text:p>0.268795887491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92245340221454">
                <text:p>0.292245340221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6128177736478">
                <text:p>0.316128177736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40452409706576">
                <text:p>0.340452409706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65226193833481">
                <text:p>0.36522619383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90457838586785">
                <text:p>0.390457838586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16155805990381">
                <text:p>0.416155805990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42328714460401">
                <text:p>0.442328714460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68985341695604">
                <text:p>0.468985341695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96134627621183">
                <text:p>0.496134627621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23785677386976">
                <text:p>0.523785677386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51947764421097">
                <text:p>0.551947764421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80630333539994">
                <text:p>0.58063033353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0984300411599">
                <text:p>0.60984300411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39595573303364">
                <text:p>0.639595573303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66989801932406">
                <text:p>0.66989801932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00760504814117">
                <text:p>0.700760504814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32193380231942">
                <text:p>0.732193380231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64207187329587">
                <text:p>0.7642071873295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96812662688167">
                <text:p>0.7968126626881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30020741318627">
                <text:p>0.830020741318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63842560329053">
                <text:p>0.863842560329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98289462659765">
                <text:p>0.898289462659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33373000887433">
                <text:p>0.933373000887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69104941099511">
                <text:p>0.969104941099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00549726684027">
                <text:p>1.00549726684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04256218312974">
                <text:p>1.04256218312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08031212055699">
                <text:p>1.08031212055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11875973944899">
                <text:p>1.11875973944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15791793411655">
                <text:p>1.15791793411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19779983717873">
                <text:p>1.19779983717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23841882396718">
                <text:p>1.23841882396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27978851701186">
                <text:p>1.27978851701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32192279060969">
                <text:p>1.32192279060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6483577547761">
                <text:p>1.36483577547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40854186349164">
                <text:p>1.40854186349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45305571251357">
                <text:p>1.45305571251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49839225130675">
                <text:p>1.498392251306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4456668454288">
                <text:p>1.54456668454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9159449790119">
                <text:p>1.59159449790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63949146326197">
                <text:p>1.63949146326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68827364399599">
                <text:p>1.68827364399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73795740035178">
                <text:p>1.73795740035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78855939494242">
                <text:p>1.788559394942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84009659833368">
                <text:p>1.84009659833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89258629473557">
                <text:p>1.89258629473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94604608779895">
                <text:p>1.94604608779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00049390651936">
                <text:p>2.00049390651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05594801124992">
                <text:p>2.05594801124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11242699982537">
                <text:p>2.11242699982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16994981379928">
                <text:p>2.16994981379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22853574479654">
                <text:p>2.228535744796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28820444098329">
                <text:p>2.28820444098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34897591365638">
                <text:p>2.34897591365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41087054395458">
                <text:p>2.41087054395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47390908969396">
                <text:p>2.473909089693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53811269232944">
                <text:p>2.53811269232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035028840451">
                <text:p>2.6035028840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701015949755">
                <text:p>2.6701015949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73793116056048">
                <text:p>2.73793116056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80701432903583">
                <text:p>2.807014329035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87737426906251">
                <text:p>2.87737426906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94903457749673">
                <text:p>2.94903457749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02201928730377">
                <text:p>3.022019287303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09635287561798">
                <text:p>3.09635287561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17206027195173">
                <text:p>3.17206027195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24916686655615">
                <text:p>3.249166866556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32769851893634">
                <text:p>3.327698518936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40768156652392">
                <text:p>3.40768156652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48914283350997">
                <text:p>3.48914283350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5721096398411">
                <text:p>3.5721096398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.65660981038185">
                <text:p>3.65660981038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.74267168424642">
                <text:p>3.74267168424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83032412430285">
                <text:p>3.83032412430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.91959652685286">
                <text:p>3.91959652685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.01051883149059">
                <text:p>4.010518831490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.10312153114355">
                <text:p>4.10312153114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.19743568229911">
                <text:p>4.19743568229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29349291542008">
                <text:p>4.29349291542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39132544555267">
                <text:p>4.39132544555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.49096608313058">
                <text:p>4.49096608313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.59244824497877">
                <text:p>4.592448244978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.69580596552053">
                <text:p>4.69580596552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.80107390819179">
                <text:p>4.80107390819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.90828737706625">
                <text:p>4.90828737706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.01748232869545">
                <text:p>5.01748232869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.12869538416767">
                <text:p>5.12869538416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.24196384138963">
                <text:p>5.24196384138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.35732568759526">
                <text:p>5.35732568759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.47481961208556">
                <text:p>5.47481961208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.59448501920402">
                <text:p>5.59448501920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.71636204155174">
                <text:p>5.716362041551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.84049155344688">
                <text:p>5.84049155344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.96691518463279">
                <text:p>5.96691518463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.09567533423954">
                <text:p>6.095675334239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.22681518500346">
                <text:p>6.226815185003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.36037871774947">
                <text:p>6.36037871774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.4964107261411">
                <text:p>6.49641072614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.63495683170309">
                <text:p>6.634956831703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.77606349912163">
                <text:p>6.77606349912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.9197780518274">
                <text:p>6.91977805182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.06614868786655">
                <text:p>7.066148687866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.21522449606512">
                <text:p>7.215224496065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.36705547249204">
                <text:p>7.367055472492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.52169253722658">
                <text:p>7.52169253722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.67918755143549">
                <text:p>7.67918755143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.83959333476595">
                <text:p>7.83959333476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.00296368305981">
                <text:p>8.002963683059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.16040666523405">
                <text:p>8.160406665234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.32081244856451">
                <text:p>8.32081244856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.47830746277342">
                <text:p>8.478307462773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.63294452750796">
                <text:p>8.63294452750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.78477550393488">
                <text:p>8.784775503934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.93385131213345">
                <text:p>8.93385131213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.0802219481726">
                <text:p>9.0802219481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.22393650087837">
                <text:p>9.223936500878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.36504316829691">
                <text:p>9.365043168296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9.5035892738589">
                <text:p>9.5035892738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9.63962128225053">
                <text:p>9.639621282250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9.77318481499654">
                <text:p>9.77318481499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9.90432466576046">
                <text:p>9.904324665760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.0330848153672">
                <text:p>10.03308481536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.1595084465531">
                <text:p>10.15950844655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.2836379584483">
                <text:p>10.28363795844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.405514980796">
                <text:p>10.405514980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.5251803879144">
                <text:p>10.5251803879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0.6426743124047">
                <text:p>10.6426743124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.7580361586104">
                <text:p>10.75803615861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.8713046158323">
                <text:p>10.8713046158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0.9825176713046">
                <text:p>10.98251767130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.0917126229338">
                <text:p>11.09171262293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.1989260918082">
                <text:p>11.19892609180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.3041940344795">
                <text:p>11.30419403447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.4075517550212">
                <text:p>11.40755175502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1.5090339168694">
                <text:p>11.50903391686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.6086745544473">
                <text:p>11.60867455444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.7065070845799">
                <text:p>11.70650708457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1.8025643177009">
                <text:p>11.80256431770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1.8968784688565">
                <text:p>11.89687846885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1.9894811685094">
                <text:p>11.98948116850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.0804034731471">
                <text:p>12.08040347314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.1696758756972">
                <text:p>12.16967587569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.2573283157536">
                <text:p>12.25732831575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.3433901896182">
                <text:p>12.34339018961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.4278903601589">
                <text:p>12.42789036015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.51085716649">
                <text:p>12.510857166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2.5923184334761">
                <text:p>12.59231843347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.6723014810637">
                <text:p>12.67230148106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.7508331334438">
                <text:p>12.75083313344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.8279397280483">
                <text:p>12.82793972804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2.903647124382">
                <text:p>12.9036471243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2.9779807126962">
                <text:p>12.97798071269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3.0509654225033">
                <text:p>13.05096542250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3.1226257309375">
                <text:p>13.1226257309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.1929856709642">
                <text:p>13.1929856709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.2620688394395">
                <text:p>13.26206883943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3.3298984050245">
                <text:p>13.32989840502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3.3964971159549">
                <text:p>13.39649711595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3.4618873076706">
                <text:p>13.46188730767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3.526090910306">
                <text:p>13.5260909103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.5891294560454">
                <text:p>13.5891294560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.6510240863436">
                <text:p>13.65102408634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3.7117955590167">
                <text:p>13.71179555901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3.7714642552035">
                <text:p>13.77146425520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3.8300501862007">
                <text:p>13.83005018620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.8875730001746">
                <text:p>13.88757300017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3.9440519887501">
                <text:p>13.94405198875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.9995060934806">
                <text:p>13.99950609348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4.0539539122011">
                <text:p>14.05395391220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4.1074137052644">
                <text:p>14.1074137052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4.1599034016663">
                <text:p>14.15990340166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.2114406050576">
                <text:p>14.21144060505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4.2620425996482">
                <text:p>14.26204259964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.311726356004">
                <text:p>14.311726356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.360508536738">
                <text:p>14.3605085367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.4084055020988">
                <text:p>14.40840550209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.4554333154571">
                <text:p>14.4554333154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.5016077486932">
                <text:p>14.50160774869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.5469442874864">
                <text:p>14.54694428748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.5914581365084">
                <text:p>14.59145813650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4.6351642245224">
                <text:p>14.63516422452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4.6780772093903">
                <text:p>14.67807720939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.7202114829881">
                <text:p>14.72021148298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.7615811760328">
                <text:p>14.76158117603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4.8022001628213">
                <text:p>14.80220016282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4.8420820658834">
                <text:p>14.84208206588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4.881240260551">
                <text:p>14.8812402605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4.919687879443">
                <text:p>14.9196878794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4.9574378168703">
                <text:p>14.95743781687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4.9945027331597">
                <text:p>14.99450273315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5.0308950589005">
                <text:p>15.0308950589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5.0666269991126">
                <text:p>15.06662699911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5.1017105373402">
                <text:p>15.10171053734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5.1361574396709">
                <text:p>15.13615743967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5.1699792586814">
                <text:p>15.16997925868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5.2031873373118">
                <text:p>15.20318733731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5.2357928126704">
                <text:p>15.23579281267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5.2678066197681">
                <text:p>15.26780661976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5.2992394951859">
                <text:p>15.29923949518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5.3301019806759">
                <text:p>15.33010198067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5.3604044266966">
                <text:p>15.36040442669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.390156995884">
                <text:p>15.3901569958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5.41936966646">
                <text:p>15.419369666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5.4480522355789">
                <text:p>15.44805223557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5.476214322613">
                <text:p>15.4762143226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5.5038653723788">
                <text:p>15.50386537237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5.5310146583044">
                <text:p>15.53101465830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5.5576712855396">
                <text:p>15.55767128553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5.5838441940096">
                <text:p>15.5838441940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5.6095421614132">
                <text:p>15.60954216141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.6347738061665">
                <text:p>15.63477380616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5.6595475902934">
                <text:p>15.65954759029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.6838718222635">
                <text:p>15.68387182226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5.7077546597785">
                <text:p>15.70775465977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5.7312041125082">
                <text:p>15.73120411250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5.7542280447766">
                <text:p>15.75422804477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5.7768341781994">
                <text:p>15.77683417819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5.7990300942736">
                <text:p>15.79903009427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5.8208232369204">
                <text:p>15.82082323692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5.8422209149814">
                <text:p>15.84222091498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5.8632303046697">
                <text:p>15.8632303046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.8838584519769">
                <text:p>15.88385845197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5.9041122750362">
                <text:p>15.90411227503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5.9239985664421">
                <text:p>15.9239985664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5.943523995529">
                <text:p>15.9435239955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5.9626951106074">
                <text:p>15.96269511060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5.9815183411604">
                <text:p>15.98151834116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Exp.A2:Exp.A242 Exp.C2:Exp.C242" svg:x="0.77cm" svg:y="0.855cm" svg:width="11.738cm" svg:height="7.545cm">
          <chartooo:coordinate-region svg:x="1.391cm" svg:y="1.067cm" svg:width="10.837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.C2:Exp.C242" chart:class="chart:scatter">
            <chart:domain table:cell-range-address="Exp.A2:Exp.A242"/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p.A2:Exp.A242</svg:desc>
                </draw:g>
              </table:table-cell>
              <table:table-cell office:value-type="float" office:value="0">
                <text:p>0</text:p>
                <draw:g>
                  <svg:desc>Exp.C2:Exp.C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